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harisSIL" svg:font-family="CharisSIL"/>
    <style:font-face style:name="Gentium1" svg:font-family="Gentium"/>
    <style:font-face style:name="LMRoman10-Regular-Identity-H" svg:font-family="LMRoman10-Regular-Identity-H"/>
    <style:font-face style:name="F" svg:font-family="" style:font-family-generic="roman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2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harisSIL" fo:font-size="9pt" fo:language="en" fo:country="US" fo:font-style="normal" fo:text-shadow="none" style:text-underline-style="none" fo:font-weight="normal" style:text-underline-mode="continuous" style:text-line-through-mode="continuous" style:font-name-asian="CharisSIL" style:font-size-asian="9pt" style:language-asian="en" style:country-asian="US" style:font-style-asian="normal" style:font-weight-asian="normal" style:font-name-complex="CharisSIL" style:font-size-complex="5.09999990463257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CharisSIL" fo:font-size="9pt" fo:language="en" fo:country="US" fo:font-style="normal" fo:text-shadow="none" style:text-underline-style="none" fo:font-weight="normal" style:text-underline-mode="continuous" style:text-line-through-mode="continuous" style:font-size-asian="9pt" style:language-asian="en" style:country-asian="US" style:font-style-asian="normal" style:font-weight-asian="normal" style:font-name-complex="CharisSIL" style:font-size-complex="5.09999990463257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2" style:family="text">
      <style:text-properties style:font-name="Gentium" fo:font-size="10pt" style:font-name-asian="Gentium" style:font-size-asian="10pt" style:font-name-complex="Gentium" style:font-size-complex="5.69999980926514pt"/>
    </style:style>
    <style:style style:name="T3" style:family="text">
      <style:text-properties style:font-name="Gentium1" fo:font-size="10pt" style:font-name-asian="Gentium1" style:font-size-asian="10pt" style:font-name-complex="Gentium1" style:font-size-complex="5.69999980926514pt"/>
    </style:style>
    <style:style style:name="T4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kulung</text:p>
          </table:table-cell>
          <table:table-cell office:value-type="string">
            <text:p>root</text:p>
          </table:table-cell>
          <table:table-cell office:value-type="string">
            <text:p>rhyme</text:p>
          </table:table-cell>
          <table:table-cell office:value-type="string">
            <text:p>class</text:p>
          </table:table-cell>
          <table:table-cell office:value-type="string">
            <text:p>english</text:p>
          </table:table-cell>
          <table:table-cell office:value-type="string">
            <text:p>nepali</text:p>
          </table:table-cell>
          <table:table-cell office:value-type="string">
            <text:p>khaling</text:p>
          </table:table-cell>
          <table:table-cell office:value-type="string">
            <text:p>limbu</text:p>
          </table:table-cell>
          <table:table-cell office:value-type="string">
            <text:p>bantawa</text:p>
          </table:table-cell>
          <table:table-cell office:value-type="string">
            <text:p>wambule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perma</text:p>
          </table:table-cell>
          <table:table-cell office:value-type="string">
            <text:p>per</text:p>
          </table:table-cell>
          <table:table-cell office:value-type="string">
            <text:p>er</text:p>
          </table:table-cell>
          <table:table-cell office:value-type="string">
            <text:p>vi-1</text:p>
          </table:table-cell>
          <table:table-cell office:value-type="string">
            <text:p>fly</text:p>
          </table:table-cell>
          <table:table-cell office:value-type="string">
            <text:p>uɖnu</text:p>
          </table:table-cell>
          <table:table-cell office:value-type="string">
            <text:p>bher</text:p>
          </table:table-cell>
          <table:table-cell table:number-columns-repeated="4"/>
        </table:table-row>
        <table:table-row table:style-name="ro1">
          <table:table-cell office:value-type="string">
            <text:p>puima</text:p>
          </table:table-cell>
          <table:table-cell office:value-type="string">
            <text:p>p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boil</text:p>
          </table:table-cell>
          <table:table-cell office:value-type="string">
            <text:p>umlinu</text:p>
          </table:table-cell>
          <table:table-cell office:value-type="string">
            <text:p>bhlitt</text:p>
          </table:table-cell>
          <table:table-cell table:number-columns-repeated="4"/>
        </table:table-row>
        <table:table-row table:style-name="ro1">
          <table:table-cell office:value-type="string">
            <text:p>pa:ma</text:p>
          </table:table-cell>
          <table:table-cell office:value-type="string">
            <text:p>paks</text:p>
          </table:table-cell>
          <table:table-cell office:value-type="string">
            <text:p>aks</text:p>
          </table:table-cell>
          <table:table-cell office:value-type="string">
            <text:p>vi-2</text:p>
          </table:table-cell>
          <table:table-cell office:value-type="string">
            <text:p>break into pieces</text:p>
          </table:table-cell>
          <table:table-cell office:value-type="string">
            <text:p>ʈukrinu</text:p>
          </table:table-cell>
          <table:table-cell office:value-type="string">
            <text:p>bhrok</text:p>
          </table:table-cell>
          <table:table-cell table:number-columns-repeated="4"/>
        </table:table-row>
        <table:table-row table:style-name="ro1">
          <table:table-cell office:value-type="string">
            <text:p>bəma</text:p>
          </table:table-cell>
          <table:table-cell office:value-type="string">
            <text:p>bəs</text:p>
          </table:table-cell>
          <table:table-cell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cry</text:p>
          </table:table-cell>
          <table:table-cell office:value-type="string">
            <text:p>karâunu</text:p>
          </table:table-cell>
          <table:table-cell office:value-type="string">
            <text:p>bhrot</text:p>
          </table:table-cell>
          <table:table-cell table:number-columns-repeated="4"/>
        </table:table-row>
        <table:table-row table:style-name="ro1">
          <table:table-cell office:value-type="string">
            <text:p>po:ma</text:p>
          </table:table-cell>
          <table:table-cell office:value-type="string">
            <text:p>p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send, explode</text:p>
          </table:table-cell>
          <table:table-cell office:value-type="string">
            <text:p>paʈhâunu</text:p>
          </table:table-cell>
          <table:table-cell office:value-type="string">
            <text:p>bhukt</text:p>
          </table:table-cell>
          <table:table-cell table:number-columns-repeated="4"/>
        </table:table-row>
        <table:table-row table:style-name="ro1">
          <table:table-cell office:value-type="string">
            <text:p>burma</text:p>
          </table:table-cell>
          <table:table-cell office:value-type="string">
            <text:p>b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angry, scold</text:p>
          </table:table-cell>
          <table:table-cell office:value-type="string">
            <text:p>risâunu, gâlî garnu</text:p>
          </table:table-cell>
          <table:table-cell office:value-type="string">
            <text:p>bhur (anticaus)</text:p>
          </table:table-cell>
          <table:table-cell table:number-columns-repeated="4"/>
        </table:table-row>
        <table:table-row table:style-name="ro1">
          <table:table-cell office:value-type="string">
            <text:p>pima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give</text:p>
          </table:table-cell>
          <table:table-cell office:value-type="string">
            <text:p>dinu</text:p>
          </table:table-cell>
          <table:table-cell office:value-type="string">
            <text:p>bi</text:p>
          </table:table-cell>
          <table:table-cell table:number-columns-repeated="4"/>
        </table:table-row>
        <table:table-row table:style-name="ro1">
          <table:table-cell office:value-type="string">
            <text:p>pəima</text:p>
          </table:table-cell>
          <table:table-cell office:value-type="string">
            <text:p>p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touch</text:p>
          </table:table-cell>
          <table:table-cell office:value-type="string">
            <text:p>chunu</text:p>
          </table:table-cell>
          <table:table-cell office:value-type="string">
            <text:p>bont</text:p>
          </table:table-cell>
          <table:table-cell table:number-columns-repeated="4"/>
        </table:table-row>
        <table:table-row table:style-name="ro1">
          <table:table-cell office:value-type="string">
            <text:p>po:ma</text:p>
          </table:table-cell>
          <table:table-cell office:value-type="string">
            <text:p>poks</text:p>
          </table:table-cell>
          <table:table-cell office:value-type="string">
            <text:p>oks</text:p>
          </table:table-cell>
          <table:table-cell office:value-type="string">
            <text:p>vi-2</text:p>
          </table:table-cell>
          <table:table-cell office:value-type="string">
            <text:p>bear, give birth</text:p>
          </table:table-cell>
          <table:table-cell/>
          <table:table-cell office:value-type="string">
            <text:p>buk</text:p>
          </table:table-cell>
          <table:table-cell table:number-columns-repeated="4"/>
        </table:table-row>
        <table:table-row table:style-name="ro1">
          <table:table-cell office:value-type="string">
            <text:p>do:ma</text:p>
          </table:table-cell>
          <table:table-cell office:value-type="string">
            <text:p>d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freeze, coagulate</text:p>
          </table:table-cell>
          <table:table-cell/>
          <table:table-cell office:value-type="string">
            <text:p>daŋt</text:p>
          </table:table-cell>
          <table:table-cell table:number-columns-repeated="4"/>
        </table:table-row>
        <table:table-row table:style-name="ro1">
          <table:table-cell office:value-type="string">
            <text:p>damma</text:p>
          </table:table-cell>
          <table:table-cell office:value-type="string">
            <text:p>d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taste</text:p>
          </table:table-cell>
          <table:table-cell office:value-type="string">
            <text:p>câkhnu</text:p>
          </table:table-cell>
          <table:table-cell office:value-type="string">
            <text:p>dɛpt (irr)</text:p>
          </table:table-cell>
          <table:table-cell table:number-columns-repeated="4"/>
        </table:table-row>
        <table:table-row table:style-name="ro1">
          <table:table-cell office:value-type="string">
            <text:p>doma</text:p>
          </table:table-cell>
          <table:table-cell office:value-type="string">
            <text:p>d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dig</text:p>
          </table:table-cell>
          <table:table-cell office:value-type="string">
            <text:p>khannu</text:p>
          </table:table-cell>
          <table:table-cell office:value-type="string">
            <text:p>dha</text:p>
          </table:table-cell>
          <table:table-cell table:number-columns-repeated="4"/>
        </table:table-row>
        <table:table-row table:style-name="ro1">
          <table:table-cell office:value-type="string">
            <text:p>təima</text:p>
          </table:table-cell>
          <table:table-cell office:value-type="string">
            <text:p>tən</text:p>
          </table:table-cell>
          <table:table-cell office:value-type="string">
            <text:p>ən</text:p>
          </table:table-cell>
          <table:table-cell office:value-type="string">
            <text:p>vi-3</text:p>
          </table:table-cell>
          <table:table-cell office:value-type="string">
            <text:p>be straight</text:p>
          </table:table-cell>
          <table:table-cell office:value-type="string">
            <text:p>sîdhâ hunu</text:p>
          </table:table-cell>
          <table:table-cell office:value-type="string">
            <text:p>dhont</text:p>
          </table:table-cell>
          <table:table-cell table:number-columns-repeated="4"/>
        </table:table-row>
        <table:table-row table:style-name="ro1">
          <table:table-cell office:value-type="string">
            <text:p>dilma</text:p>
          </table:table-cell>
          <table:table-cell office:value-type="string">
            <text:p>d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roll</text:p>
          </table:table-cell>
          <table:table-cell office:value-type="string">
            <text:p>bernu</text:p>
          </table:table-cell>
          <table:table-cell office:value-type="string">
            <text:p>dil</text:p>
          </table:table-cell>
          <table:table-cell table:number-columns-repeated="4"/>
        </table:table-row>
        <table:table-row table:style-name="ro1">
          <table:table-cell office:value-type="string">
            <text:p>to:ma</text:p>
          </table:table-cell>
          <table:table-cell office:value-type="string">
            <text:p>təŋ</text:p>
          </table:table-cell>
          <table:table-cell office:value-type="string">
            <text:p>əŋ</text:p>
          </table:table-cell>
          <table:table-cell office:value-type="string">
            <text:p>vi-2</text:p>
          </table:table-cell>
          <table:table-cell office:value-type="string">
            <text:p>be satisfied</text:p>
          </table:table-cell>
          <table:table-cell office:value-type="string">
            <text:p>man milnu</text:p>
          </table:table-cell>
          <table:table-cell office:value-type="string">
            <text:p>dok</text:p>
          </table:table-cell>
          <table:table-cell table:number-columns-repeated="4"/>
        </table:table-row>
        <table:table-row table:style-name="ro1">
          <table:table-cell office:value-type="string">
            <text:p>toma</text:p>
          </table:table-cell>
          <table:table-cell office:value-type="string">
            <text:p>to</text:p>
          </table:table-cell>
          <table:table-cell office:value-type="string">
            <text:p>o</text:p>
          </table:table-cell>
          <table:table-cell office:value-type="string">
            <text:p>vt-8</text:p>
          </table:table-cell>
          <table:table-cell office:value-type="string">
            <text:p>receive</text:p>
          </table:table-cell>
          <table:table-cell office:value-type="string">
            <text:p>pâunu</text:p>
          </table:table-cell>
          <table:table-cell office:value-type="string">
            <text:p>dott</text:p>
          </table:table-cell>
          <table:table-cell table:number-columns-repeated="4"/>
        </table:table-row>
        <table:table-row table:style-name="ro1">
          <table:table-cell office:value-type="string">
            <text:p>tumma</text:p>
          </table:table-cell>
          <table:table-cell office:value-type="string">
            <text:p>t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meet</text:p>
          </table:table-cell>
          <table:table-cell office:value-type="string">
            <text:p>bheʈnu</text:p>
          </table:table-cell>
          <table:table-cell office:value-type="string">
            <text:p>dum</text:p>
          </table:table-cell>
          <table:table-cell table:number-columns-repeated="4"/>
        </table:table-row>
        <table:table-row table:style-name="ro1">
          <table:table-cell office:value-type="string">
            <text:p>tumma</text:p>
          </table:table-cell>
          <table:table-cell office:value-type="string">
            <text:p>tum</text:p>
          </table:table-cell>
          <table:table-cell office:value-type="string">
            <text:p>um</text:p>
          </table:table-cell>
          <table:table-cell office:value-type="string">
            <text:p>vt-4</text:p>
          </table:table-cell>
          <table:table-cell office:value-type="string">
            <text:p>be ripe</text:p>
          </table:table-cell>
          <table:table-cell office:value-type="string">
            <text:p>lâgnu</text:p>
          </table:table-cell>
          <table:table-cell office:value-type="string">
            <text:p>dumt</text:p>
          </table:table-cell>
          <table:table-cell table:number-columns-repeated="4"/>
        </table:table-row>
        <table:table-row table:style-name="ro1">
          <table:table-cell office:value-type="string">
            <text:p>cama</text:p>
          </table:table-cell>
          <table:table-cell office:value-type="string">
            <text:p>cə</text:p>
          </table:table-cell>
          <table:table-cell office:value-type="string">
            <text:p>o/a</text:p>
          </table:table-cell>
          <table:table-cell office:value-type="string">
            <text:p>vt-7</text:p>
          </table:table-cell>
          <table:table-cell office:value-type="string">
            <text:p>eat</text:p>
          </table:table-cell>
          <table:table-cell office:value-type="string">
            <text:p>khânu</text:p>
          </table:table-cell>
          <table:table-cell office:value-type="string">
            <text:p>dza</text:p>
          </table:table-cell>
          <table:table-cell table:number-columns-repeated="4"/>
        </table:table-row>
        <table:table-row table:style-name="ro1">
          <table:table-cell office:value-type="string">
            <text:p>ci:ma</text:p>
          </table:table-cell>
          <table:table-cell office:value-type="string">
            <text:p>ciŋ</text:p>
          </table:table-cell>
          <table:table-cell office:value-type="string">
            <text:p>iŋ</text:p>
          </table:table-cell>
          <table:table-cell office:value-type="string">
            <text:p>vti-2</text:p>
          </table:table-cell>
          <table:table-cell office:value-type="string">
            <text:p>last long</text:p>
          </table:table-cell>
          <table:table-cell office:value-type="string">
            <text:p>khapnu</text:p>
          </table:table-cell>
          <table:table-cell office:value-type="string">
            <text:p>ʣheŋ</text:p>
          </table:table-cell>
          <table:table-cell table:number-columns-repeated="4"/>
        </table:table-row>
        <table:table-row table:style-name="ro1">
          <table:table-cell office:value-type="string">
            <text:p>cima</text:p>
          </table:table-cell>
          <table:table-cell office:value-type="string">
            <text:p>c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be wet</text:p>
          </table:table-cell>
          <table:table-cell office:value-type="string">
            <text:p>bhijnu</text:p>
          </table:table-cell>
          <table:table-cell office:value-type="string">
            <text:p>ʣhit</text:p>
          </table:table-cell>
          <table:table-cell table:number-columns-repeated="4"/>
        </table:table-row>
        <table:table-row table:style-name="ro1">
          <table:table-cell office:value-type="string">
            <text:p>cima</text:p>
          </table:table-cell>
          <table:table-cell office:value-type="string">
            <text:p>c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make wet</text:p>
          </table:table-cell>
          <table:table-cell office:value-type="string">
            <text:p>bhijâunu</text:p>
          </table:table-cell>
          <table:table-cell office:value-type="string">
            <text:p>ʣhitt</text:p>
          </table:table-cell>
          <table:table-cell table:number-columns-repeated="4"/>
        </table:table-row>
        <table:table-row table:style-name="ro1">
          <table:table-cell office:value-type="string">
            <text:p>jo:ma</text:p>
          </table:table-cell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plough</text:p>
          </table:table-cell>
          <table:table-cell office:value-type="string">
            <text:p>jotnu</text:p>
          </table:table-cell>
          <table:table-cell office:value-type="string">
            <text:p>ʣhoŋ</text:p>
          </table:table-cell>
          <table:table-cell table:number-columns-repeated="4"/>
        </table:table-row>
        <table:table-row table:style-name="ro1">
          <table:table-cell office:value-type="string">
            <text:p>ju:ma</text:p>
          </table:table-cell>
          <table:table-cell office:value-type="string">
            <text:p>juk</text:p>
          </table:table-cell>
          <table:table-cell office:value-type="string">
            <text:p>uk</text:p>
          </table:table-cell>
          <table:table-cell office:value-type="string">
            <text:p>vi-2</text:p>
          </table:table-cell>
          <table:table-cell office:value-type="string">
            <text:p>jump, flee</text:p>
          </table:table-cell>
          <table:table-cell office:value-type="string">
            <text:p>hâmphâlnu</text:p>
          </table:table-cell>
          <table:table-cell office:value-type="string">
            <text:p>ʣhuk</text:p>
          </table:table-cell>
          <table:table-cell table:number-columns-repeated="4"/>
        </table:table-row>
        <table:table-row table:style-name="ro1">
          <table:table-cell office:value-type="string">
            <text:p>cu:ma</text:p>
          </table:table-cell>
          <table:table-cell office:value-type="string">
            <text:p>cuŋ</text:p>
          </table:table-cell>
          <table:table-cell office:value-type="string">
            <text:p>uŋ</text:p>
          </table:table-cell>
          <table:table-cell office:value-type="string">
            <text:p>vi-2</text:p>
          </table:table-cell>
          <table:table-cell office:value-type="string">
            <text:p>be cold</text:p>
          </table:table-cell>
          <table:table-cell/>
          <table:table-cell office:value-type="string">
            <text:p>dzhūŋ lu-</text:p>
          </table:table-cell>
          <table:table-cell table:number-columns-repeated="4"/>
        </table:table-row>
        <table:table-row table:style-name="ro1">
          <table:table-cell office:value-type="string">
            <text:p>jurma</text:p>
          </table:table-cell>
          <table:table-cell office:value-type="string">
            <text:p>j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sour</text:p>
          </table:table-cell>
          <table:table-cell office:value-type="string">
            <text:p>amilo hunu</text:p>
          </table:table-cell>
          <table:table-cell office:value-type="string">
            <text:p>ʣhur</text:p>
          </table:table-cell>
          <table:table-cell table:number-columns-repeated="4"/>
        </table:table-row>
        <table:table-row table:style-name="ro1">
          <table:table-cell office:value-type="string">
            <text:p>kaima</text:p>
          </table:table-cell>
          <table:table-cell office:value-type="string">
            <text:p>kan</text:p>
          </table:table-cell>
          <table:table-cell office:value-type="string">
            <text:p>an</text:p>
          </table:table-cell>
          <table:table-cell office:value-type="string">
            <text:p>vt-4</text:p>
          </table:table-cell>
          <table:table-cell office:value-type="string">
            <text:p>come and go again an gain</text:p>
          </table:table-cell>
          <table:table-cell office:value-type="string">
            <text:p>dhâunu</text:p>
          </table:table-cell>
          <table:table-cell office:value-type="string">
            <text:p>gɛnt</text:p>
          </table:table-cell>
          <table:table-cell table:number-columns-repeated="4"/>
        </table:table-row>
        <table:table-row table:style-name="ro1">
          <table:table-cell office:value-type="string">
            <text:p>kaima</text:p>
          </table:table-cell>
          <table:table-cell office:value-type="string">
            <text:p>k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at leisure</text:p>
          </table:table-cell>
          <table:table-cell office:value-type="string">
            <text:p>phursat hunu</text:p>
          </table:table-cell>
          <table:table-cell office:value-type="string">
            <text:p>gɛt</text:p>
          </table:table-cell>
          <table:table-cell table:number-columns-repeated="4"/>
        </table:table-row>
        <table:table-row table:style-name="ro1">
          <table:table-cell office:value-type="string">
            <text:p>kamma</text:p>
          </table:table-cell>
          <table:table-cell office:value-type="string">
            <text:p>k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set (sun etc)</text:p>
          </table:table-cell>
          <table:table-cell office:value-type="string">
            <text:p>astâunu</text:p>
          </table:table-cell>
          <table:table-cell office:value-type="string">
            <text:p>ghɛm</text:p>
          </table:table-cell>
          <table:table-cell table:number-columns-repeated="4"/>
        </table:table-row>
        <table:table-row table:style-name="ro1">
          <table:table-cell office:value-type="string">
            <text:p>kamma</text:p>
          </table:table-cell>
          <table:table-cell office:value-type="string">
            <text:p>k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fit, meet, join</text:p>
          </table:table-cell>
          <table:table-cell office:value-type="string">
            <text:p>milâunu, joɖnu</text:p>
          </table:table-cell>
          <table:table-cell office:value-type="string">
            <text:p>ghɛm</text:p>
          </table:table-cell>
          <table:table-cell table:number-columns-repeated="4"/>
        </table:table-row>
        <table:table-row table:style-name="ro1">
          <table:table-cell office:value-type="string">
            <text:p>ko:ma</text:p>
          </table:table-cell>
          <table:table-cell office:value-type="string">
            <text:p>koks</text:p>
          </table:table-cell>
          <table:table-cell office:value-type="string">
            <text:p>oks</text:p>
          </table:table-cell>
          <table:table-cell office:value-type="string">
            <text:p>vi-2</text:p>
          </table:table-cell>
          <table:table-cell office:value-type="string">
            <text:p>win, exceed</text:p>
          </table:table-cell>
          <table:table-cell office:value-type="string">
            <text:p>jitnu</text:p>
          </table:table-cell>
          <table:table-cell office:value-type="string">
            <text:p>ghlaŋ ?</text:p>
          </table:table-cell>
          <table:table-cell table:number-columns-repeated="4"/>
        </table:table-row>
        <table:table-row table:style-name="ro1">
          <table:table-cell office:value-type="string">
            <text:p>go:ma</text:p>
          </table:table-cell>
          <table:table-cell office:value-type="string">
            <text:p>g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hit, kick, throw</text:p>
          </table:table-cell>
          <table:table-cell office:value-type="string">
            <text:p>hânnu, hirkâunu</text:p>
          </table:table-cell>
          <table:table-cell office:value-type="string">
            <text:p>ghrokt</text:p>
          </table:table-cell>
          <table:table-cell table:number-columns-repeated="4"/>
        </table:table-row>
        <table:table-row table:style-name="ro1">
          <table:table-cell office:value-type="string">
            <text:p>kumma</text:p>
          </table:table-cell>
          <table:table-cell office:value-type="string">
            <text:p>k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bend </text:p>
          </table:table-cell>
          <table:table-cell office:value-type="string">
            <text:p>nihuranu</text:p>
          </table:table-cell>
          <table:table-cell office:value-type="string">
            <text:p>ghum</text:p>
          </table:table-cell>
          <table:table-cell table:number-columns-repeated="4"/>
        </table:table-row>
        <table:table-row table:style-name="ro1">
          <table:table-cell office:value-type="string">
            <text:p>kumma</text:p>
          </table:table-cell>
          <table:table-cell office:value-type="string">
            <text:p>k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brood</text:p>
          </table:table-cell>
          <table:table-cell office:value-type="string">
            <text:p>othryâunu</text:p>
          </table:table-cell>
          <table:table-cell office:value-type="string">
            <text:p>glumt</text:p>
          </table:table-cell>
          <table:table-cell table:number-columns-repeated="4"/>
        </table:table-row>
        <table:table-row table:style-name="ro1">
          <table:table-cell office:value-type="string">
            <text:p>ho:ma</text:p>
          </table:table-cell>
          <table:table-cell office:value-type="string">
            <text:p>hoŋ</text:p>
          </table:table-cell>
          <table:table-cell office:value-type="string">
            <text:p>oŋ</text:p>
          </table:table-cell>
          <table:table-cell office:value-type="string">
            <text:p>vi-2</text:p>
          </table:table-cell>
          <table:table-cell office:value-type="string">
            <text:p>taste pungent</text:p>
          </table:table-cell>
          <table:table-cell office:value-type="string">
            <text:p>kokyâunu</text:p>
          </table:table-cell>
          <table:table-cell office:value-type="string">
            <text:p>ɦaŋ</text:p>
          </table:table-cell>
          <table:table-cell table:number-columns-repeated="4"/>
        </table:table-row>
        <table:table-row table:style-name="ro1">
          <table:table-cell office:value-type="string">
            <text:p>he:ma</text:p>
          </table:table-cell>
          <table:table-cell office:value-type="string">
            <text:p>h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cut, harvest</text:p>
          </table:table-cell>
          <table:table-cell office:value-type="string">
            <text:p>ʈipnu</text:p>
          </table:table-cell>
          <table:table-cell office:value-type="string">
            <text:p>ɦek</text:p>
          </table:table-cell>
          <table:table-cell table:number-columns-repeated="4"/>
        </table:table-row>
        <table:table-row table:style-name="ro1">
          <table:table-cell office:value-type="string">
            <text:p>hemma</text:p>
          </table:table-cell>
          <table:table-cell office:value-type="string">
            <text:p>h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hug</text:p>
          </table:table-cell>
          <table:table-cell office:value-type="string">
            <text:p>amgâlo hâlnu</text:p>
          </table:table-cell>
          <table:table-cell office:value-type="string">
            <text:p>ɦept</text:p>
          </table:table-cell>
          <table:table-cell table:number-columns-repeated="4"/>
        </table:table-row>
        <table:table-row table:style-name="ro1">
          <table:table-cell office:value-type="string">
            <text:p>hamma</text:p>
          </table:table-cell>
          <table:table-cell office:value-type="string">
            <text:p>h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spread over</text:p>
          </table:table-cell>
          <table:table-cell office:value-type="string">
            <text:p>phailâunu</text:p>
          </table:table-cell>
          <table:table-cell office:value-type="string">
            <text:p>ɦɛm</text:p>
          </table:table-cell>
          <table:table-cell table:number-columns-repeated="4"/>
        </table:table-row>
        <table:table-row table:style-name="ro1">
          <table:table-cell office:value-type="string">
            <text:p>hamma</text:p>
          </table:table-cell>
          <table:table-cell office:value-type="string">
            <text:p>h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be light</text:p>
          </table:table-cell>
          <table:table-cell office:value-type="string">
            <text:p>halukâ hunu</text:p>
          </table:table-cell>
          <table:table-cell office:value-type="string">
            <text:p>ɦɛm</text:p>
          </table:table-cell>
          <table:table-cell table:number-columns-repeated="4"/>
        </table:table-row>
        <table:table-row table:style-name="ro1">
          <table:table-cell office:value-type="string">
            <text:p>hamma</text:p>
          </table:table-cell>
          <table:table-cell office:value-type="string">
            <text:p>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sitck, get stuck</text:p>
          </table:table-cell>
          <table:table-cell office:value-type="string">
            <text:p>aljhanu</text:p>
          </table:table-cell>
          <table:table-cell office:value-type="string">
            <text:p>ɦɛpt</text:p>
          </table:table-cell>
          <table:table-cell table:number-columns-repeated="4"/>
        </table:table-row>
        <table:table-row table:style-name="ro1">
          <table:table-cell office:value-type="string">
            <text:p>hima </text:p>
          </table:table-cell>
          <table:table-cell office:value-type="string">
            <text:p>h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scrape</text:p>
          </table:table-cell>
          <table:table-cell/>
          <table:table-cell office:value-type="string">
            <text:p>ɦi</text:p>
          </table:table-cell>
          <table:table-cell table:number-columns-repeated="4"/>
        </table:table-row>
        <table:table-row table:style-name="ro1">
          <table:table-cell office:value-type="string">
            <text:p>hilma</text:p>
          </table:table-cell>
          <table:table-cell office:value-type="string">
            <text:p>h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mix by stirring</text:p>
          </table:table-cell>
          <table:table-cell office:value-type="string">
            <text:p>gholnu, phiʈnu</text:p>
          </table:table-cell>
          <table:table-cell office:value-type="string">
            <text:p>ɦil</text:p>
          </table:table-cell>
          <table:table-cell table:number-columns-repeated="4"/>
        </table:table-row>
        <table:table-row table:style-name="ro1">
          <table:table-cell office:value-type="string">
            <text:p>himma</text:p>
          </table:table-cell>
          <table:table-cell office:value-type="string">
            <text:p>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cut (with a sickle)</text:p>
          </table:table-cell>
          <table:table-cell office:value-type="string">
            <text:p>kâʈnu</text:p>
          </table:table-cell>
          <table:table-cell office:value-type="string">
            <text:p>ɦip</text:p>
          </table:table-cell>
          <table:table-cell table:number-columns-repeated="4"/>
        </table:table-row>
        <table:table-row table:style-name="ro1">
          <table:table-cell office:value-type="string">
            <text:p>o:ma</text:p>
          </table:table-cell>
          <table:table-cell table:number-columns-repeated="2"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pell off</text:p>
          </table:table-cell>
          <table:table-cell office:value-type="string">
            <text:p>tâchnu</text:p>
          </table:table-cell>
          <table:table-cell office:value-type="string">
            <text:p>ɦok</text:p>
          </table:table-cell>
          <table:table-cell table:number-columns-repeated="4"/>
        </table:table-row>
        <table:table-row table:style-name="ro1">
          <table:table-cell office:value-type="string">
            <text:p>həlma</text:p>
          </table:table-cell>
          <table:table-cell office:value-type="string">
            <text:p>h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open</text:p>
          </table:table-cell>
          <table:table-cell office:value-type="string">
            <text:p>kholnu</text:p>
          </table:table-cell>
          <table:table-cell office:value-type="string">
            <text:p>ɦol</text:p>
          </table:table-cell>
          <table:table-cell table:number-columns-repeated="4"/>
        </table:table-row>
        <table:table-row table:style-name="ro1">
          <table:table-cell office:value-type="string">
            <text:p>həmma</text:p>
          </table:table-cell>
          <table:table-cell office:value-type="string">
            <text:p>həm</text:p>
          </table:table-cell>
          <table:table-cell office:value-type="string">
            <text:p>əm</text:p>
          </table:table-cell>
          <table:table-cell office:value-type="string">
            <text:p>vi-1</text:p>
          </table:table-cell>
          <table:table-cell office:value-type="string">
            <text:p>swell</text:p>
          </table:table-cell>
          <table:table-cell office:value-type="string">
            <text:p>suninu</text:p>
          </table:table-cell>
          <table:table-cell office:value-type="string">
            <text:p>ɦom</text:p>
          </table:table-cell>
          <table:table-cell table:number-columns-repeated="4"/>
        </table:table-row>
        <table:table-row table:style-name="ro1">
          <table:table-cell office:value-type="string">
            <text:p>həmma</text:p>
          </table:table-cell>
          <table:table-cell office:value-type="string">
            <text:p>h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sip</text:p>
          </table:table-cell>
          <table:table-cell/>
          <table:table-cell office:value-type="string">
            <text:p>ɦopt</text:p>
          </table:table-cell>
          <table:table-cell table:number-columns-repeated="4"/>
        </table:table-row>
        <table:table-row table:style-name="ro1">
          <table:table-cell office:value-type="string">
            <text:p>hu:ma</text:p>
          </table:table-cell>
          <table:table-cell office:value-type="string">
            <text:p>huk</text:p>
          </table:table-cell>
          <table:table-cell office:value-type="string">
            <text:p>uk</text:p>
          </table:table-cell>
          <table:table-cell office:value-type="string">
            <text:p>vi-2</text:p>
          </table:table-cell>
          <table:table-cell office:value-type="string">
            <text:p>bark</text:p>
          </table:table-cell>
          <table:table-cell office:value-type="string">
            <text:p>bhuknu</text:p>
          </table:table-cell>
          <table:table-cell office:value-type="string">
            <text:p>ɦuk</text:p>
          </table:table-cell>
          <table:table-cell table:number-columns-repeated="4"/>
        </table:table-row>
        <table:table-row table:style-name="ro1">
          <table:table-cell office:value-type="string">
            <text:p>humma</text:p>
          </table:table-cell>
          <table:table-cell office:value-type="string">
            <text:p>hups</text:p>
          </table:table-cell>
          <table:table-cell office:value-type="string">
            <text:p>ups</text:p>
          </table:table-cell>
          <table:table-cell office:value-type="string">
            <text:p>vi-2</text:p>
          </table:table-cell>
          <table:table-cell office:value-type="string">
            <text:p>fall from a height</text:p>
          </table:table-cell>
          <table:table-cell office:value-type="string">
            <text:p>khasnu</text:p>
          </table:table-cell>
          <table:table-cell office:value-type="string">
            <text:p>ɦum</text:p>
          </table:table-cell>
          <table:table-cell table:number-columns-repeated="4"/>
        </table:table-row>
        <table:table-row table:style-name="ro1">
          <table:table-cell office:value-type="string">
            <text:p>hu:ma</text:p>
          </table:table-cell>
          <table:table-cell office:value-type="string">
            <text:p>huŋ</text:p>
          </table:table-cell>
          <table:table-cell office:value-type="string">
            <text:p>uŋ</text:p>
          </table:table-cell>
          <table:table-cell office:value-type="string">
            <text:p>vt-4</text:p>
          </table:table-cell>
          <table:table-cell office:value-type="string">
            <text:p>wait</text:p>
          </table:table-cell>
          <table:table-cell office:value-type="string">
            <text:p>parkhanu</text:p>
          </table:table-cell>
          <table:table-cell office:value-type="string">
            <text:p>ɦuŋ</text:p>
          </table:table-cell>
          <table:table-cell table:number-columns-repeated="4"/>
        </table:table-row>
        <table:table-row table:style-name="ro1">
          <table:table-cell office:value-type="string">
            <text:p>hurma</text:p>
          </table:table-cell>
          <table:table-cell office:value-type="string">
            <text:p>hurs</text:p>
          </table:table-cell>
          <table:table-cell office:value-type="string">
            <text:p>urs</text:p>
          </table:table-cell>
          <table:table-cell office:value-type="string">
            <text:p>vt-2</text:p>
          </table:table-cell>
          <table:table-cell office:value-type="string">
            <text:p>wash hair</text:p>
          </table:table-cell>
          <table:table-cell office:value-type="string">
            <text:p>kapâl dhunu</text:p>
          </table:table-cell>
          <table:table-cell office:value-type="string">
            <text:p>ɦur</text:p>
          </table:table-cell>
          <table:table-cell table:number-columns-repeated="4"/>
        </table:table-row>
        <table:table-row table:style-name="ro1">
          <table:table-cell office:value-type="string">
            <text:p>huima</text:p>
          </table:table-cell>
          <table:table-cell office:value-type="string">
            <text:p>hut</text:p>
          </table:table-cell>
          <table:table-cell office:value-type="string">
            <text:p>ut</text:p>
          </table:table-cell>
          <table:table-cell office:value-type="string">
            <text:p>vi-1</text:p>
          </table:table-cell>
          <table:table-cell office:value-type="string">
            <text:p>burn, be hot</text:p>
          </table:table-cell>
          <table:table-cell/>
          <table:table-cell office:value-type="string">
            <text:p>ɦut</text:p>
          </table:table-cell>
          <table:table-cell table:number-columns-repeated="4"/>
        </table:table-row>
        <table:table-row table:style-name="ro1">
          <table:table-cell office:value-type="string">
            <text:p>huima</text:p>
          </table:table-cell>
          <table:table-cell office:value-type="string">
            <text:p>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burn</text:p>
          </table:table-cell>
          <table:table-cell office:value-type="string">
            <text:p>polnu</text:p>
          </table:table-cell>
          <table:table-cell office:value-type="string">
            <text:p>ɦutt</text:p>
          </table:table-cell>
          <table:table-cell table:number-columns-repeated="4"/>
        </table:table-row>
        <table:table-row table:style-name="ro1">
          <table:table-cell office:value-type="string">
            <text:p>yo:ma</text:p>
          </table:table-cell>
          <table:table-cell office:value-type="string">
            <text:p>y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sift, pass through a sieve</text:p>
          </table:table-cell>
          <table:table-cell office:value-type="string">
            <text:p>câlnu</text:p>
          </table:table-cell>
          <table:table-cell office:value-type="string">
            <text:p>jaŋ</text:p>
          </table:table-cell>
          <table:table-cell table:number-columns-repeated="4"/>
        </table:table-row>
        <table:table-row table:style-name="ro1">
          <table:table-cell office:value-type="string">
            <text:p>yuma</text:p>
          </table:table-cell>
          <table:table-cell office:value-type="string">
            <text:p>yu</text:p>
          </table:table-cell>
          <table:table-cell office:value-type="string">
            <text:p>u</text:p>
          </table:table-cell>
          <table:table-cell office:value-type="string">
            <text:p>vi-2</text:p>
          </table:table-cell>
          <table:table-cell office:value-type="string">
            <text:p>come down</text:p>
          </table:table-cell>
          <table:table-cell office:value-type="string">
            <text:p>mâthi dekhi âunu</text:p>
          </table:table-cell>
          <table:table-cell office:value-type="string">
            <text:p>je</text:p>
          </table:table-cell>
          <table:table-cell table:number-columns-repeated="4"/>
        </table:table-row>
        <table:table-row table:style-name="ro1">
          <table:table-cell office:value-type="string">
            <text:p>yuima</text:p>
          </table:table-cell>
          <table:table-cell office:value-type="string">
            <text:p>y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bring out</text:p>
          </table:table-cell>
          <table:table-cell office:value-type="string">
            <text:p>mâthi dekhi lyâunu</text:p>
          </table:table-cell>
          <table:table-cell office:value-type="string">
            <text:p>jet</text:p>
          </table:table-cell>
          <table:table-cell table:number-columns-repeated="4"/>
        </table:table-row>
        <table:table-row table:style-name="ro1">
          <table:table-cell office:value-type="string">
            <text:p>yi:ma</text:p>
          </table:table-cell>
          <table:table-cell office:value-type="string">
            <text:p>yik</text:p>
          </table:table-cell>
          <table:table-cell office:value-type="string">
            <text:p>ik</text:p>
          </table:table-cell>
          <table:table-cell office:value-type="string">
            <text:p>vt-2</text:p>
          </table:table-cell>
          <table:table-cell office:value-type="string">
            <text:p>grind, turn around</text:p>
          </table:table-cell>
          <table:table-cell office:value-type="string">
            <text:p>pimdhnu</text:p>
          </table:table-cell>
          <table:table-cell office:value-type="string">
            <text:p>jik </text:p>
          </table:table-cell>
          <table:table-cell table:number-columns-repeated="4"/>
        </table:table-row>
        <table:table-row table:style-name="ro1">
          <table:table-cell office:value-type="string">
            <text:p>yo:ma</text:p>
          </table:table-cell>
          <table:table-cell office:value-type="string">
            <text:p>yəŋ</text:p>
          </table:table-cell>
          <table:table-cell office:value-type="string">
            <text:p>əŋ</text:p>
          </table:table-cell>
          <table:table-cell office:value-type="string">
            <text:p>vi-2</text:p>
          </table:table-cell>
          <table:table-cell office:value-type="string">
            <text:p>melt</text:p>
          </table:table-cell>
          <table:table-cell office:value-type="string">
            <text:p>paglanu</text:p>
          </table:table-cell>
          <table:table-cell office:value-type="string">
            <text:p>joŋ</text:p>
          </table:table-cell>
          <table:table-cell table:number-columns-repeated="4"/>
        </table:table-row>
        <table:table-row table:style-name="ro1">
          <table:table-cell office:value-type="string">
            <text:p>kelma (hir)</text:p>
          </table:table-cell>
          <table:table-cell office:value-type="string">
            <text:p>kel</text:p>
          </table:table-cell>
          <table:table-cell office:value-type="string">
            <text:p>el</text:p>
          </table:table-cell>
          <table:table-cell office:value-type="string">
            <text:p>vi-1</text:p>
          </table:table-cell>
          <table:table-cell office:value-type="string">
            <text:p>be windy</text:p>
          </table:table-cell>
          <table:table-cell/>
          <table:table-cell office:value-type="string">
            <text:p>kel</text:p>
          </table:table-cell>
          <table:table-cell table:number-columns-repeated="4"/>
        </table:table-row>
        <table:table-row table:style-name="ro1">
          <table:table-cell office:value-type="string">
            <text:p>ke:ma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vi-2</text:p>
          </table:table-cell>
          <table:table-cell office:value-type="string">
            <text:p>become cool</text:p>
          </table:table-cell>
          <table:table-cell office:value-type="string">
            <text:p>selâunu</text:p>
          </table:table-cell>
          <table:table-cell office:value-type="string">
            <text:p>keŋ</text:p>
          </table:table-cell>
          <table:table-cell table:number-columns-repeated="4"/>
        </table:table-row>
        <table:table-row table:style-name="ro1">
          <table:table-cell office:value-type="string">
            <text:p>kemma</text:p>
          </table:table-cell>
          <table:table-cell office:value-type="string">
            <text:p>k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fasten, stick, join</text:p>
          </table:table-cell>
          <table:table-cell office:value-type="string">
            <text:p>ʈâmsnu</text:p>
          </table:table-cell>
          <table:table-cell office:value-type="string">
            <text:p>kept</text:p>
          </table:table-cell>
          <table:table-cell table:number-columns-repeated="4"/>
        </table:table-row>
        <table:table-row table:style-name="ro1">
          <table:table-cell office:value-type="string">
            <text:p>kemma</text:p>
          </table:table-cell>
          <table:table-cell office:value-type="string">
            <text:p>k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sting</text:p>
          </table:table-cell>
          <table:table-cell office:value-type="string">
            <text:p>cilnu</text:p>
          </table:table-cell>
          <table:table-cell office:value-type="string">
            <text:p>kept</text:p>
          </table:table-cell>
          <table:table-cell table:number-columns-repeated="4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m</text:p>
          </table:table-cell>
          <table:table-cell office:value-type="string">
            <text:p>am</text:p>
          </table:table-cell>
          <table:table-cell office:value-type="string">
            <text:p>vt-4</text:p>
          </table:table-cell>
          <table:table-cell office:value-type="string">
            <text:p>chew</text:p>
          </table:table-cell>
          <table:table-cell office:value-type="string">
            <text:p>capâunu</text:p>
          </table:table-cell>
          <table:table-cell office:value-type="string">
            <text:p>kɛm</text:p>
          </table:table-cell>
          <table:table-cell table:number-columns-repeated="4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wear (clothes), put on (shoes)</text:p>
          </table:table-cell>
          <table:table-cell/>
          <table:table-cell office:value-type="string">
            <text:p>kɛpt (add)</text:p>
          </table:table-cell>
          <table:table-cell table:number-columns-repeated="4"/>
        </table:table-row>
        <table:table-row table:style-name="ro1">
          <table:table-cell office:value-type="string">
            <text:p>ka:ma</text:p>
          </table:table-cell>
          <table:table-cell office:value-type="string">
            <text:p>kaks</text:p>
          </table:table-cell>
          <table:table-cell office:value-type="string">
            <text:p>aks</text:p>
          </table:table-cell>
          <table:table-cell office:value-type="string">
            <text:p>vt—2</text:p>
          </table:table-cell>
          <table:table-cell office:value-type="string">
            <text:p>hang</text:p>
          </table:table-cell>
          <table:table-cell office:value-type="string">
            <text:p>jhumɖinu</text:p>
          </table:table-cell>
          <table:table-cell office:value-type="string">
            <text:p>khekt ??</text:p>
          </table:table-cell>
          <table:table-cell table:number-columns-repeated="4"/>
        </table:table-row>
        <table:table-row table:style-name="ro1">
          <table:table-cell office:value-type="string">
            <text:p>khumma</text:p>
          </table:table-cell>
          <table:table-cell office:value-type="string">
            <text:p>khum</text:p>
          </table:table-cell>
          <table:table-cell office:value-type="string">
            <text:p>um</text:p>
          </table:table-cell>
          <table:table-cell office:value-type="string">
            <text:p>vt-4</text:p>
          </table:table-cell>
          <table:table-cell office:value-type="string">
            <text:p>bury</text:p>
          </table:table-cell>
          <table:table-cell/>
          <table:table-cell office:value-type="string">
            <text:p>khlum</text:p>
          </table:table-cell>
          <table:table-cell table:number-columns-repeated="4"/>
        </table:table-row>
        <table:table-row table:style-name="ro1">
          <table:table-cell office:value-type="string">
            <text:p>khəlma</text:p>
          </table:table-cell>
          <table:table-cell office:value-type="string">
            <text:p>kh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move from one place to another</text:p>
          </table:table-cell>
          <table:table-cell office:value-type="string">
            <text:p>osarnu</text:p>
          </table:table-cell>
          <table:table-cell office:value-type="string">
            <text:p>khol</text:p>
          </table:table-cell>
          <table:table-cell table:number-columns-repeated="4"/>
        </table:table-row>
        <table:table-row table:style-name="ro1">
          <table:table-cell office:value-type="string">
            <text:p>khaima</text:p>
          </table:table-cell>
          <table:table-cell office:value-type="string">
            <text:p>kh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go</text:p>
          </table:table-cell>
          <table:table-cell office:value-type="string">
            <text:p>jânu</text:p>
          </table:table-cell>
          <table:table-cell office:value-type="string">
            <text:p>khot</text:p>
          </table:table-cell>
          <table:table-cell table:number-columns-repeated="4"/>
        </table:table-row>
        <table:table-row table:style-name="ro1">
          <table:table-cell office:value-type="string">
            <text:p>khaima</text:p>
          </table:table-cell>
          <table:table-cell office:value-type="string">
            <text:p>kh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take away</text:p>
          </table:table-cell>
          <table:table-cell office:value-type="string">
            <text:p>lânu</text:p>
          </table:table-cell>
          <table:table-cell office:value-type="string">
            <text:p>khott</text:p>
          </table:table-cell>
          <table:table-cell table:number-columns-repeated="4"/>
        </table:table-row>
        <table:table-row table:style-name="ro1">
          <table:table-cell office:value-type="string">
            <text:p>khəmma</text:p>
          </table:table-cell>
          <table:table-cell office:value-type="string">
            <text:p>kh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cover, put the lid on</text:p>
          </table:table-cell>
          <table:table-cell office:value-type="string">
            <text:p>chopnu, ɖhâknu</text:p>
          </table:table-cell>
          <table:table-cell office:value-type="string">
            <text:p>khropt</text:p>
          </table:table-cell>
          <table:table-cell table:number-columns-repeated="4"/>
        </table:table-row>
        <table:table-row table:style-name="ro1">
          <table:table-cell office:value-type="string">
            <text:p>khirma</text:p>
          </table:table-cell>
          <table:table-cell office:value-type="string">
            <text:p>khir</text:p>
          </table:table-cell>
          <table:table-cell office:value-type="string">
            <text:p>ir</text:p>
          </table:table-cell>
          <table:table-cell office:value-type="string">
            <text:p>vt-1</text:p>
          </table:table-cell>
          <table:table-cell office:value-type="string">
            <text:p>make a circle</text:p>
          </table:table-cell>
          <table:table-cell office:value-type="string">
            <text:p>gherâ lagâunu</text:p>
          </table:table-cell>
          <table:table-cell office:value-type="string">
            <text:p>khurt</text:p>
          </table:table-cell>
          <table:table-cell table:number-columns-repeated="4"/>
        </table:table-row>
        <table:table-row table:style-name="ro1">
          <table:table-cell office:value-type="string">
            <text:p>khema</text:p>
          </table:table-cell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vti-2</text:p>
          </table:table-cell>
          <table:table-cell office:value-type="string">
            <text:p>quarrel, fight</text:p>
          </table:table-cell>
          <table:table-cell office:value-type="string">
            <text:p>jhagaɖâ garnu</text:p>
          </table:table-cell>
          <table:table-cell office:value-type="string">
            <text:p>ki</text:p>
          </table:table-cell>
          <table:table-cell table:number-columns-repeated="4"/>
        </table:table-row>
        <table:table-row table:style-name="ro1">
          <table:table-cell office:value-type="string">
            <text:p>kho:ma</text:p>
          </table:table-cell>
          <table:table-cell office:value-type="string">
            <text:p>kh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cut, shave</text:p>
          </table:table-cell>
          <table:table-cell/>
          <table:table-cell office:value-type="string">
            <text:p>kokt, khok</text:p>
          </table:table-cell>
          <table:table-cell table:number-columns-repeated="4"/>
        </table:table-row>
        <table:table-row table:style-name="ro1">
          <table:table-cell office:value-type="string">
            <text:p>kho:ma</text:p>
          </table:table-cell>
          <table:table-cell office:value-type="string">
            <text:p>kh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cut, shave</text:p>
          </table:table-cell>
          <table:table-cell/>
          <table:table-cell office:value-type="string">
            <text:p>kokt, khok</text:p>
          </table:table-cell>
          <table:table-cell table:number-columns-repeated="4"/>
        </table:table-row>
        <table:table-row table:style-name="ro1">
          <table:table-cell office:value-type="string">
            <text:p>kəlma</text:p>
          </table:table-cell>
          <table:table-cell office:value-type="string">
            <text:p>k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chase, pursue, drive off</text:p>
          </table:table-cell>
          <table:table-cell office:value-type="string">
            <text:p>dhapâunu, khednu</text:p>
          </table:table-cell>
          <table:table-cell office:value-type="string">
            <text:p>kolt</text:p>
          </table:table-cell>
          <table:table-cell table:number-columns-repeated="4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cover, thatch, roof</text:p>
          </table:table-cell>
          <table:table-cell office:value-type="string">
            <text:p>châunu</text:p>
          </table:table-cell>
          <table:table-cell office:value-type="string">
            <text:p>kopt</text:p>
          </table:table-cell>
          <table:table-cell table:number-columns-repeated="4"/>
        </table:table-row>
        <table:table-row table:style-name="ro1">
          <table:table-cell office:value-type="string">
            <text:p>kama</text:p>
          </table:table-cell>
          <table:table-cell office:value-type="string">
            <text:p>koi</text:p>
          </table:table-cell>
          <table:table-cell office:value-type="string">
            <text:p>oi??</text:p>
          </table:table-cell>
          <table:table-cell office:value-type="string">
            <text:p>vi-6</text:p>
          </table:table-cell>
          <table:table-cell office:value-type="string">
            <text:p>make noise, shout</text:p>
          </table:table-cell>
          <table:table-cell office:value-type="string">
            <text:p>karâunu</text:p>
          </table:table-cell>
          <table:table-cell office:value-type="string">
            <text:p>kɵ-si</text:p>
          </table:table-cell>
          <table:table-cell table:number-columns-repeated="4"/>
        </table:table-row>
        <table:table-row table:style-name="ro1">
          <table:table-cell office:value-type="string">
            <text:p>ta:ma</text:p>
          </table:table-cell>
          <table:table-cell office:value-type="string">
            <text:p>taŋ</text:p>
          </table:table-cell>
          <table:table-cell office:value-type="string">
            <text:p>aŋ</text:p>
          </table:table-cell>
          <table:table-cell office:value-type="string">
            <text:p>vt-4</text:p>
          </table:table-cell>
          <table:table-cell office:value-type="string">
            <text:p>thrust into, force into</text:p>
          </table:table-cell>
          <table:table-cell office:value-type="string">
            <text:p>khâmdnu</text:p>
          </table:table-cell>
          <table:table-cell office:value-type="string">
            <text:p>krakt ?</text:p>
          </table:table-cell>
          <table:table-cell table:number-columns-repeated="4"/>
        </table:table-row>
        <table:table-row table:style-name="ro1">
          <table:table-cell office:value-type="string">
            <text:p>simma</text:p>
          </table:table-cell>
          <table:table-cell office:value-type="string">
            <text:p>s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close the eyes</text:p>
          </table:table-cell>
          <table:table-cell office:value-type="string">
            <text:p>âmkhâ cimlanu</text:p>
          </table:table-cell>
          <table:table-cell office:value-type="string">
            <text:p>krim</text:p>
          </table:table-cell>
          <table:table-cell table:number-columns-repeated="4"/>
        </table:table-row>
        <table:table-row table:style-name="ro1">
          <table:table-cell office:value-type="string">
            <text:p>simma</text:p>
          </table:table-cell>
          <table:table-cell office:value-type="string">
            <text:p>s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cut (moving the object towards the knife), cut one's hand, saw</text:p>
          </table:table-cell>
          <table:table-cell/>
          <table:table-cell office:value-type="string">
            <text:p>kript</text:p>
          </table:table-cell>
          <table:table-cell table:number-columns-repeated="4"/>
        </table:table-row>
        <table:table-row table:style-name="ro1">
          <table:table-cell office:value-type="string">
            <text:p>khemma</text:p>
          </table:table-cell>
          <table:table-cell office:value-type="string">
            <text:p>kh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cut through</text:p>
          </table:table-cell>
          <table:table-cell/>
          <table:table-cell office:value-type="string">
            <text:p>kript</text:p>
          </table:table-cell>
          <table:table-cell table:number-columns-repeated="4"/>
        </table:table-row>
        <table:table-row table:style-name="ro1">
          <table:table-cell office:value-type="string">
            <text:p>ki:ma</text:p>
          </table:table-cell>
          <table:table-cell office:value-type="string">
            <text:p>kin</text:p>
          </table:table-cell>
          <table:table-cell office:value-type="string">
            <text:p>in</text:p>
          </table:table-cell>
          <table:table-cell office:value-type="string">
            <text:p>vt-2</text:p>
          </table:table-cell>
          <table:table-cell office:value-type="string">
            <text:p>stretch</text:p>
          </table:table-cell>
          <table:table-cell office:value-type="string">
            <text:p>tankâunu</text:p>
          </table:table-cell>
          <table:table-cell office:value-type="string">
            <text:p>kunt</text:p>
          </table:table-cell>
          <table:table-cell table:number-columns-repeated="4"/>
        </table:table-row>
        <table:table-row table:style-name="ro1">
          <table:table-cell office:value-type="string">
            <text:p>khurma</text:p>
          </table:table-cell>
          <table:table-cell office:value-type="string">
            <text:p>khur</text:p>
          </table:table-cell>
          <table:table-cell office:value-type="string">
            <text:p>ur</text:p>
          </table:table-cell>
          <table:table-cell office:value-type="string">
            <text:p>vt-1</text:p>
          </table:table-cell>
          <table:table-cell office:value-type="string">
            <text:p>carry on the back</text:p>
          </table:table-cell>
          <table:table-cell office:value-type="string">
            <text:p>boknu</text:p>
          </table:table-cell>
          <table:table-cell office:value-type="string">
            <text:p>kur</text:p>
          </table:table-cell>
          <table:table-cell table:number-columns-repeated="4"/>
        </table:table-row>
        <table:table-row table:style-name="ro1">
          <table:table-cell office:value-type="string">
            <text:p>kuima</text:p>
          </table:table-cell>
          <table:table-cell office:value-type="string">
            <text:p>kut</text:p>
          </table:table-cell>
          <table:table-cell office:value-type="string">
            <text:p>ut</text:p>
          </table:table-cell>
          <table:table-cell office:value-type="string">
            <text:p>v-5</text:p>
          </table:table-cell>
          <table:table-cell office:value-type="string">
            <text:p>libate, sprinkle with water</text:p>
          </table:table-cell>
          <table:table-cell office:value-type="string">
            <text:p>chyâpnu</text:p>
          </table:table-cell>
          <table:table-cell office:value-type="string">
            <text:p>kutt</text:p>
          </table:table-cell>
          <table:table-cell table:number-columns-repeated="4"/>
        </table:table-row>
        <table:table-row table:style-name="ro1">
          <table:table-cell office:value-type="string">
            <text:p>lo:ma</text:p>
          </table:table-cell>
          <table:table-cell office:value-type="string">
            <text:p>l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lick</text:p>
          </table:table-cell>
          <table:table-cell office:value-type="string">
            <text:p>câʈnu</text:p>
          </table:table-cell>
          <table:table-cell office:value-type="string">
            <text:p>lak</text:p>
          </table:table-cell>
          <table:table-cell table:number-columns-repeated="4"/>
        </table:table-row>
        <table:table-row table:style-name="ro1">
          <table:table-cell office:value-type="string">
            <text:p>lemma</text:p>
          </table:table-cell>
          <table:table-cell office:value-type="string">
            <text:p>lem</text:p>
          </table:table-cell>
          <table:table-cell office:value-type="string">
            <text:p>em</text:p>
          </table:table-cell>
          <table:table-cell office:value-type="string">
            <text:p>vi-1</text:p>
          </table:table-cell>
          <table:table-cell office:value-type="string">
            <text:p>be sweet</text:p>
          </table:table-cell>
          <table:table-cell/>
          <table:table-cell office:value-type="string">
            <text:p>lem</text:p>
          </table:table-cell>
          <table:table-cell table:number-columns-repeated="4"/>
        </table:table-row>
        <table:table-row table:style-name="ro1">
          <table:table-cell office:value-type="string">
            <text:p>lemma</text:p>
          </table:table-cell>
          <table:table-cell office:value-type="string">
            <text:p>lem</text:p>
          </table:table-cell>
          <table:table-cell office:value-type="string">
            <text:p>em</text:p>
          </table:table-cell>
          <table:table-cell office:value-type="string">
            <text:p>vt-4</text:p>
          </table:table-cell>
          <table:table-cell office:value-type="string">
            <text:p>persuade</text:p>
          </table:table-cell>
          <table:table-cell office:value-type="string">
            <text:p>phakâunu</text:p>
          </table:table-cell>
          <table:table-cell office:value-type="string">
            <text:p>lemt</text:p>
          </table:table-cell>
          <table:table-cell table:number-columns-repeated="4"/>
        </table:table-row>
        <table:table-row table:style-name="ro1">
          <table:table-cell office:value-type="string">
            <text:p>leima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plant, pour out</text:p>
          </table:table-cell>
          <table:table-cell/>
          <table:table-cell office:value-type="string">
            <text:p>lent</text:p>
          </table:table-cell>
          <table:table-cell table:number-columns-repeated="4"/>
        </table:table-row>
        <table:table-row table:style-name="ro1">
          <table:table-cell office:value-type="string">
            <text:p>luima</text:p>
          </table:table-cell>
          <table:table-cell office:value-type="string">
            <text:p>l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swallow</text:p>
          </table:table-cell>
          <table:table-cell office:value-type="string">
            <text:p>nilnu</text:p>
          </table:table-cell>
          <table:table-cell office:value-type="string">
            <text:p>lett ?</text:p>
          </table:table-cell>
          <table:table-cell table:number-columns-repeated="4"/>
        </table:table-row>
        <table:table-row table:style-name="ro1">
          <table:table-cell office:value-type="string">
            <text:p>laima</text:p>
          </table:table-cell>
          <table:table-cell office:value-type="string">
            <text:p>l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take out, fetch</text:p>
          </table:table-cell>
          <table:table-cell office:value-type="string">
            <text:p>nikâlnu, jhiknu</text:p>
          </table:table-cell>
          <table:table-cell office:value-type="string">
            <text:p>lɛnt</text:p>
          </table:table-cell>
          <table:table-cell table:number-columns-repeated="4"/>
        </table:table-row>
        <table:table-row table:style-name="ro1">
          <table:table-cell office:value-type="string">
            <text:p>limma</text:p>
          </table:table-cell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vi-2</text:p>
          </table:table-cell>
          <table:table-cell office:value-type="string">
            <text:p>grow (crops, hair), begin to sprout</text:p>
          </table:table-cell>
          <table:table-cell office:value-type="string">
            <text:p>umranu, palâunu</text:p>
          </table:table-cell>
          <table:table-cell office:value-type="string">
            <text:p>lim</text:p>
          </table:table-cell>
          <table:table-cell table:number-columns-repeated="4"/>
        </table:table-row>
        <table:table-row table:style-name="ro1">
          <table:table-cell office:value-type="string">
            <text:p>li:ma</text:p>
          </table:table-cell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vt-4</text:p>
          </table:table-cell>
          <table:table-cell office:value-type="string">
            <text:p>pour into, insert</text:p>
          </table:table-cell>
          <table:table-cell office:value-type="string">
            <text:p>hâlnu</text:p>
          </table:table-cell>
          <table:table-cell office:value-type="string">
            <text:p>liŋ</text:p>
          </table:table-cell>
          <table:table-cell table:number-columns-repeated="4"/>
        </table:table-row>
        <table:table-row table:style-name="ro1">
          <table:table-cell office:value-type="string">
            <text:p>lo:ma</text:p>
          </table:table-cell>
          <table:table-cell office:value-type="string">
            <text:p>l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overturn</text:p>
          </table:table-cell>
          <table:table-cell office:value-type="string">
            <text:p>palʈâunu</text:p>
          </table:table-cell>
          <table:table-cell office:value-type="string">
            <text:p>lokt</text:p>
          </table:table-cell>
          <table:table-cell table:number-columns-repeated="4"/>
        </table:table-row>
        <table:table-row table:style-name="ro1">
          <table:table-cell office:value-type="string">
            <text:p>lamma</text:p>
          </table:table-cell>
          <table:table-cell office:value-type="string">
            <text:p>lam</text:p>
          </table:table-cell>
          <table:table-cell office:value-type="string">
            <text:p>am</text:p>
          </table:table-cell>
          <table:table-cell office:value-type="string">
            <text:p>vt-4</text:p>
          </table:table-cell>
          <table:table-cell office:value-type="string">
            <text:p>search</text:p>
          </table:table-cell>
          <table:table-cell office:value-type="string">
            <text:p>khojnu</text:p>
          </table:table-cell>
          <table:table-cell office:value-type="string">
            <text:p>lom</text:p>
          </table:table-cell>
          <table:table-cell table:number-columns-repeated="4"/>
        </table:table-row>
        <table:table-row table:style-name="ro1">
          <table:table-cell office:value-type="string">
            <text:p>lamma</text:p>
          </table:table-cell>
          <table:table-cell office:value-type="string">
            <text:p>l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grab, hold</text:p>
          </table:table-cell>
          <table:table-cell office:value-type="string">
            <text:p>samâtnu</text:p>
          </table:table-cell>
          <table:table-cell office:value-type="string">
            <text:p>lop</text:p>
          </table:table-cell>
          <table:table-cell table:number-columns-repeated="4"/>
        </table:table-row>
        <table:table-row table:style-name="ro1">
          <table:table-cell office:value-type="string">
            <text:p>ləmma</text:p>
          </table:table-cell>
          <table:table-cell office:value-type="string">
            <text:p>ləp</text:p>
          </table:table-cell>
          <table:table-cell office:value-type="string">
            <text:p>əp</text:p>
          </table:table-cell>
          <table:table-cell office:value-type="string">
            <text:p>vi-2</text:p>
          </table:table-cell>
          <table:table-cell office:value-type="string">
            <text:p>be soft</text:p>
          </table:table-cell>
          <table:table-cell office:value-type="string">
            <text:p>kamalo hunu</text:p>
          </table:table-cell>
          <table:table-cell office:value-type="string">
            <text:p>lop</text:p>
          </table:table-cell>
          <table:table-cell table:number-columns-repeated="4"/>
        </table:table-row>
        <table:table-row table:style-name="ro1">
          <table:table-cell office:value-type="string">
            <text:p>ləma</text:p>
          </table:table-cell>
          <table:table-cell office:value-type="string">
            <text:p>lo</text:p>
          </table:table-cell>
          <table:table-cell office:value-type="string">
            <text:p>o</text:p>
          </table:table-cell>
          <table:table-cell office:value-type="string">
            <text:p>vi-6</text:p>
          </table:table-cell>
          <table:table-cell office:value-type="string">
            <text:p>feel</text:p>
          </table:table-cell>
          <table:table-cell office:value-type="string">
            <text:p>lâgnu</text:p>
          </table:table-cell>
          <table:table-cell office:value-type="string">
            <text:p>lu</text:p>
          </table:table-cell>
          <table:table-cell table:number-columns-repeated="4"/>
        </table:table-row>
        <table:table-row table:style-name="ro1">
          <table:table-cell office:value-type="string">
            <text:p>loma</text:p>
          </table:table-cell>
          <table:table-cell office:value-type="string">
            <text:p>lo</text:p>
          </table:table-cell>
          <table:table-cell office:value-type="string">
            <text:p>o</text:p>
          </table:table-cell>
          <table:table-cell office:value-type="string">
            <text:p>vi-6</text:p>
          </table:table-cell>
          <table:table-cell office:value-type="string">
            <text:p>tell, order</text:p>
          </table:table-cell>
          <table:table-cell office:value-type="string">
            <text:p>bhannu</text:p>
          </table:table-cell>
          <table:table-cell office:value-type="string">
            <text:p>lut ?</text:p>
          </table:table-cell>
          <table:table-cell table:number-columns-repeated="4"/>
        </table:table-row>
        <table:table-row table:style-name="ro1">
          <table:table-cell office:value-type="string">
            <text:p>mama</text:p>
          </table:table-cell>
          <table:table-cell office:value-type="string">
            <text:p>mas</text:p>
          </table:table-cell>
          <table:table-cell office:value-type="string">
            <text:p>as</text:p>
          </table:table-cell>
          <table:table-cell office:value-type="string">
            <text:p>vt-2</text:p>
          </table:table-cell>
          <table:table-cell office:value-type="string">
            <text:p>lose</text:p>
          </table:table-cell>
          <table:table-cell office:value-type="string">
            <text:p>harâunu</text:p>
          </table:table-cell>
          <table:table-cell office:value-type="string">
            <text:p>mɛt</text:p>
          </table:table-cell>
          <table:table-cell table:number-columns-repeated="4"/>
        </table:table-row>
        <table:table-row table:style-name="ro1">
          <table:table-cell office:value-type="string">
            <text:p>məima</text:p>
          </table:table-cell>
          <table:table-cell office:value-type="string">
            <text:p>m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finish</text:p>
          </table:table-cell>
          <table:table-cell office:value-type="string">
            <text:p>siddhyâunu</text:p>
          </table:table-cell>
          <table:table-cell office:value-type="string">
            <text:p>mot</text:p>
          </table:table-cell>
          <table:table-cell table:number-columns-repeated="4"/>
        </table:table-row>
        <table:table-row table:style-name="ro1">
          <table:table-cell office:value-type="string">
            <text:p>məima</text:p>
          </table:table-cell>
          <table:table-cell office:value-type="string">
            <text:p>mət</text:p>
          </table:table-cell>
          <table:table-cell office:value-type="string">
            <text:p>ət</text:p>
          </table:table-cell>
          <table:table-cell office:value-type="string">
            <text:p>vi-3</text:p>
          </table:table-cell>
          <table:table-cell office:value-type="string">
            <text:p>be finished</text:p>
          </table:table-cell>
          <table:table-cell office:value-type="string">
            <text:p>saknu</text:p>
          </table:table-cell>
          <table:table-cell office:value-type="string">
            <text:p>mot</text:p>
          </table:table-cell>
          <table:table-cell table:number-columns-repeated="4"/>
        </table:table-row>
        <table:table-row table:style-name="ro1">
          <table:table-cell office:value-type="string">
            <text:p>məma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vt-6</text:p>
          </table:table-cell>
          <table:table-cell office:value-type="string">
            <text:p>do</text:p>
          </table:table-cell>
          <table:table-cell office:value-type="string">
            <text:p>garnu</text:p>
          </table:table-cell>
          <table:table-cell office:value-type="string">
            <text:p>mu</text:p>
          </table:table-cell>
          <table:table-cell table:number-columns-repeated="4"/>
        </table:table-row>
        <table:table-row table:style-name="ro1">
          <table:table-cell office:value-type="string">
            <text:p>no:ma</text:p>
          </table:table-cell>
          <table:table-cell office:value-type="string">
            <text:p>n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store up</text:p>
          </table:table-cell>
          <table:table-cell office:value-type="string">
            <text:p>thankyâunu</text:p>
          </table:table-cell>
          <table:table-cell office:value-type="string">
            <text:p>naŋt</text:p>
          </table:table-cell>
          <table:table-cell table:number-columns-repeated="4"/>
        </table:table-row>
        <table:table-row table:style-name="ro1">
          <table:table-cell office:value-type="string">
            <text:p>namma</text:p>
          </table:table-cell>
          <table:table-cell office:value-type="string">
            <text:p>nap</text:p>
          </table:table-cell>
          <table:table-cell office:value-type="string">
            <text:p>ap</text:p>
          </table:table-cell>
          <table:table-cell office:value-type="string">
            <text:p>vi-2</text:p>
          </table:table-cell>
          <table:table-cell office:value-type="string">
            <text:p>be quick</text:p>
          </table:table-cell>
          <table:table-cell/>
          <table:table-cell office:value-type="string">
            <text:p>nɛp</text:p>
          </table:table-cell>
          <table:table-cell table:number-columns-repeated="4"/>
        </table:table-row>
        <table:table-row table:style-name="ro1">
          <table:table-cell office:value-type="string">
            <text:p>nomcima</text:p>
          </table:table-cell>
          <table:table-cell office:value-type="string">
            <text:p>no-ci</text:p>
          </table:table-cell>
          <table:table-cell office:value-type="string">
            <text:p>o</text:p>
          </table:table-cell>
          <table:table-cell office:value-type="string">
            <text:p>vr</text:p>
          </table:table-cell>
          <table:table-cell office:value-type="string">
            <text:p>rest</text:p>
          </table:table-cell>
          <table:table-cell office:value-type="string">
            <text:p>bisâunu</text:p>
          </table:table-cell>
          <table:table-cell office:value-type="string">
            <text:p>no-si</text:p>
          </table:table-cell>
          <table:table-cell table:number-columns-repeated="4"/>
        </table:table-row>
        <table:table-row table:style-name="ro1">
          <table:table-cell office:value-type="string">
            <text:p>namma</text:p>
          </table:table-cell>
          <table:table-cell office:value-type="string">
            <text:p>naps</text:p>
          </table:table-cell>
          <table:table-cell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smell</text:p>
          </table:table-cell>
          <table:table-cell office:value-type="string">
            <text:p>sumghnu</text:p>
          </table:table-cell>
          <table:table-cell office:value-type="string">
            <text:p>nom</text:p>
          </table:table-cell>
          <table:table-cell table:number-columns-repeated="4"/>
        </table:table-row>
        <table:table-row table:style-name="ro1">
          <table:table-cell office:value-type="string">
            <text:p>namma</text:p>
          </table:table-cell>
          <table:table-cell office:value-type="string">
            <text:p>n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smell</text:p>
          </table:table-cell>
          <table:table-cell office:value-type="string">
            <text:p>ganâunu</text:p>
          </table:table-cell>
          <table:table-cell office:value-type="string">
            <text:p>nom</text:p>
          </table:table-cell>
          <table:table-cell table:number-columns-repeated="4"/>
        </table:table-row>
        <table:table-row table:style-name="ro1">
          <table:table-cell office:value-type="string">
            <text:p>nəma</text:p>
          </table:table-cell>
          <table:table-cell office:value-type="string">
            <text:p>no</text:p>
          </table:table-cell>
          <table:table-cell office:value-type="string">
            <text:p>o/ə</text:p>
          </table:table-cell>
          <table:table-cell office:value-type="string">
            <text:p>vi-6</text:p>
          </table:table-cell>
          <table:table-cell office:value-type="string">
            <text:p>be good</text:p>
          </table:table-cell>
          <table:table-cell office:value-type="string">
            <text:p>niko hunu</text:p>
          </table:table-cell>
          <table:table-cell office:value-type="string">
            <text:p>nu</text:p>
          </table:table-cell>
          <table:table-cell table:number-columns-repeated="4"/>
        </table:table-row>
        <table:table-row table:style-name="ro1">
          <table:table-cell office:value-type="string">
            <text:p>ŋəlma</text:p>
          </table:table-cell>
          <table:table-cell office:value-type="string">
            <text:p>ŋ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mix</text:p>
          </table:table-cell>
          <table:table-cell office:value-type="string">
            <text:p>misâunu</text:p>
          </table:table-cell>
          <table:table-cell office:value-type="string">
            <text:p>ŋol</text:p>
          </table:table-cell>
          <table:table-cell table:number-columns-repeated="4"/>
        </table:table-row>
        <table:table-row table:style-name="ro1">
          <table:table-cell office:value-type="string">
            <text:p>ŋurma</text:p>
          </table:table-cell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grunt</text:p>
          </table:table-cell>
          <table:table-cell office:value-type="string">
            <text:p>ɖukranu</text:p>
          </table:table-cell>
          <table:table-cell office:value-type="string">
            <text:p>ŋur</text:p>
          </table:table-cell>
          <table:table-cell table:number-columns-repeated="4"/>
        </table:table-row>
        <table:table-row table:style-name="ro1">
          <table:table-cell office:value-type="string">
            <text:p>bəma</text:p>
          </table:table-cell>
          <table:table-cell office:value-type="string">
            <text:p>bəs</text:p>
          </table:table-cell>
          <table:table-cell office:value-type="string">
            <text:p>ə</text:p>
          </table:table-cell>
          <table:table-cell office:value-type="string">
            <text:p>vt-6</text:p>
          </table:table-cell>
          <table:table-cell office:value-type="string">
            <text:p>weave</text:p>
          </table:table-cell>
          <table:table-cell office:value-type="string">
            <text:p>bunnu</text:p>
          </table:table-cell>
          <table:table-cell office:value-type="string">
            <text:p>pa</text:p>
          </table:table-cell>
          <table:table-cell table:number-columns-repeated="4"/>
        </table:table-row>
        <table:table-row table:style-name="ro1">
          <table:table-cell office:value-type="string">
            <text:p>pe:ma</text:p>
          </table:table-cell>
          <table:table-cell office:value-type="string">
            <text:p>p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twist, braid</text:p>
          </table:table-cell>
          <table:table-cell office:value-type="string">
            <text:p>bâʈnu</text:p>
          </table:table-cell>
          <table:table-cell office:value-type="string">
            <text:p>pek</text:p>
          </table:table-cell>
          <table:table-cell table:number-columns-repeated="4"/>
        </table:table-row>
        <table:table-row table:style-name="ro1">
          <table:table-cell office:value-type="string">
            <text:p>phuima</text:p>
          </table:table-cell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sow</text:p>
          </table:table-cell>
          <table:table-cell office:value-type="string">
            <text:p>charnu</text:p>
          </table:table-cell>
          <table:table-cell office:value-type="string">
            <text:p>phett ???</text:p>
          </table:table-cell>
          <table:table-cell table:number-columns-repeated="4"/>
        </table:table-row>
        <table:table-row table:style-name="ro1">
          <table:table-cell office:value-type="string">
            <text:p>phaima</text:p>
          </table:table-cell>
          <table:table-cell office:value-type="string">
            <text:p>ph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reverse, exchange</text:p>
          </table:table-cell>
          <table:table-cell office:value-type="string">
            <text:p>phernu</text:p>
          </table:table-cell>
          <table:table-cell office:value-type="string">
            <text:p>phɛt</text:p>
          </table:table-cell>
          <table:table-cell table:number-columns-repeated="4"/>
        </table:table-row>
        <table:table-row table:style-name="ro1">
          <table:table-cell office:value-type="string">
            <text:p>baima</text:p>
          </table:table-cell>
          <table:table-cell office:value-type="string">
            <text:p>batt</text:p>
          </table:table-cell>
          <table:table-cell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change, barter</text:p>
          </table:table-cell>
          <table:table-cell office:value-type="string">
            <text:p>sâʈnu</text:p>
          </table:table-cell>
          <table:table-cell office:value-type="string">
            <text:p>phɛt ?</text:p>
          </table:table-cell>
          <table:table-cell table:number-columns-repeated="4"/>
        </table:table-row>
        <table:table-row table:style-name="ro1">
          <table:table-cell office:value-type="string">
            <text:p>phimma</text:p>
          </table:table-cell>
          <table:table-cell office:value-type="string">
            <text:p>p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suck, draw</text:p>
          </table:table-cell>
          <table:table-cell office:value-type="string">
            <text:p>cusnu, tânnu</text:p>
          </table:table-cell>
          <table:table-cell office:value-type="string">
            <text:p>phipt</text:p>
          </table:table-cell>
          <table:table-cell table:number-columns-repeated="4"/>
        </table:table-row>
        <table:table-row table:style-name="ro1">
          <table:table-cell office:value-type="string">
            <text:p>phamma</text:p>
          </table:table-cell>
          <table:table-cell office:value-type="string">
            <text:p>p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bend over, fold</text:p>
          </table:table-cell>
          <table:table-cell office:value-type="string">
            <text:p>dobryâunu, paʈyâunu</text:p>
          </table:table-cell>
          <table:table-cell office:value-type="string">
            <text:p>phlɛpt</text:p>
          </table:table-cell>
          <table:table-cell table:number-columns-repeated="4"/>
        </table:table-row>
        <table:table-row table:style-name="ro1">
          <table:table-cell office:value-type="string">
            <text:p>boma</text:p>
          </table:table-cell>
          <table:table-cell office:value-type="string">
            <text:p>bə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help</text:p>
          </table:table-cell>
          <table:table-cell office:value-type="string">
            <text:p>saghâunu</text:p>
          </table:table-cell>
          <table:table-cell office:value-type="string">
            <text:p>phlo</text:p>
          </table:table-cell>
          <table:table-cell table:number-columns-repeated="4"/>
        </table:table-row>
        <table:table-row table:style-name="ro1">
          <table:table-cell office:value-type="string">
            <text:p>phu:ma</text:p>
          </table:table-cell>
          <table:table-cell office:value-type="string">
            <text:p>phuks</text:p>
          </table:table-cell>
          <table:table-cell office:value-type="string">
            <text:p>uks</text:p>
          </table:table-cell>
          <table:table-cell office:value-type="string">
            <text:p>vt-2</text:p>
          </table:table-cell>
          <table:table-cell office:value-type="string">
            <text:p>throw out water, plash</text:p>
          </table:table-cell>
          <table:table-cell office:value-type="string">
            <text:p>chalkinu</text:p>
          </table:table-cell>
          <table:table-cell office:value-type="string">
            <text:p>phlukt</text:p>
          </table:table-cell>
          <table:table-cell table:number-columns-repeated="4"/>
        </table:table-row>
        <table:table-row table:style-name="ro1">
          <table:table-cell office:value-type="string">
            <text:p>phəlma</text:p>
          </table:table-cell>
          <table:table-cell office:value-type="string">
            <text:p>ph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stir</text:p>
          </table:table-cell>
          <table:table-cell office:value-type="string">
            <text:p>gholnu</text:p>
          </table:table-cell>
          <table:table-cell office:value-type="string">
            <text:p>phol</text:p>
          </table:table-cell>
          <table:table-cell table:number-columns-repeated="4"/>
        </table:table-row>
        <table:table-row table:style-name="ro1">
          <table:table-cell office:value-type="string">
            <text:p>po:ma</text:p>
          </table:table-cell>
          <table:table-cell office:value-type="string">
            <text:p>p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wake so up</text:p>
          </table:table-cell>
          <table:table-cell office:value-type="string">
            <text:p>uʈhâunu</text:p>
          </table:table-cell>
          <table:table-cell office:value-type="string">
            <text:p>phuk</text:p>
          </table:table-cell>
          <table:table-cell table:number-columns-repeated="4"/>
        </table:table-row>
        <table:table-row table:style-name="ro1">
          <table:table-cell office:value-type="string">
            <text:p>po:ma</text:p>
          </table:table-cell>
          <table:table-cell office:value-type="string">
            <text:p>pok</text:p>
          </table:table-cell>
          <table:table-cell office:value-type="string">
            <text:p>ok</text:p>
          </table:table-cell>
          <table:table-cell office:value-type="string">
            <text:p>vi-4</text:p>
          </table:table-cell>
          <table:table-cell office:value-type="string">
            <text:p>get up, wake up</text:p>
          </table:table-cell>
          <table:table-cell office:value-type="string">
            <text:p>uʈhnu</text:p>
          </table:table-cell>
          <table:table-cell office:value-type="string">
            <text:p>phuk, bhukt</text:p>
          </table:table-cell>
          <table:table-cell table:number-columns-repeated="4"/>
        </table:table-row>
        <table:table-row table:style-name="ro1">
          <table:table-cell office:value-type="string">
            <text:p>phuima</text:p>
          </table:table-cell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dig, scratch</text:p>
          </table:table-cell>
          <table:table-cell office:value-type="string">
            <text:p>khannu, khosranu</text:p>
          </table:table-cell>
          <table:table-cell office:value-type="string">
            <text:p>phunt</text:p>
          </table:table-cell>
          <table:table-cell table:number-columns-repeated="4"/>
        </table:table-row>
        <table:table-row table:style-name="ro1">
          <table:table-cell office:value-type="string">
            <text:p>bema</text:p>
          </table:table-cell>
          <table:table-cell office:value-type="string">
            <text:p>b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fart</text:p>
          </table:table-cell>
          <table:table-cell office:value-type="string">
            <text:p>pâdnu</text:p>
          </table:table-cell>
          <table:table-cell office:value-type="string">
            <text:p>pi</text:p>
          </table:table-cell>
          <table:table-cell table:number-columns-repeated="4"/>
        </table:table-row>
        <table:table-row table:style-name="ro1">
          <table:table-cell office:value-type="string">
            <text:p>baima</text:p>
          </table:table-cell>
          <table:table-cell office:value-type="string">
            <text:p>ban</text:p>
          </table:table-cell>
          <table:table-cell office:value-type="string">
            <text:p>an</text:p>
          </table:table-cell>
          <table:table-cell office:value-type="string">
            <text:p>vi-3</text:p>
          </table:table-cell>
          <table:table-cell office:value-type="string">
            <text:p>come (same level)</text:p>
          </table:table-cell>
          <table:table-cell office:value-type="string">
            <text:p>âunu</text:p>
          </table:table-cell>
          <table:table-cell office:value-type="string">
            <text:p>pi</text:p>
          </table:table-cell>
          <table:table-cell table:number-columns-repeated="4"/>
        </table:table-row>
        <table:table-row table:style-name="ro1">
          <table:table-cell office:value-type="string">
            <text:p>bilma</text:p>
          </table:table-cell>
          <table:table-cell office:value-type="string">
            <text:p>b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squeeze, press out</text:p>
          </table:table-cell>
          <table:table-cell office:value-type="string">
            <text:p>nicarnu</text:p>
          </table:table-cell>
          <table:table-cell office:value-type="string">
            <text:p>pil</text:p>
          </table:table-cell>
          <table:table-cell table:number-columns-repeated="4"/>
        </table:table-row>
        <table:table-row table:style-name="ro1">
          <table:table-cell office:value-type="string">
            <text:p>pumma</text:p>
          </table:table-cell>
          <table:table-cell office:value-type="string">
            <text:p>p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wring, squeeze</text:p>
          </table:table-cell>
          <table:table-cell office:value-type="string">
            <text:p>nicornu</text:p>
          </table:table-cell>
          <table:table-cell office:value-type="string">
            <text:p>pipt</text:p>
          </table:table-cell>
          <table:table-cell table:number-columns-repeated="4"/>
        </table:table-row>
        <table:table-row table:style-name="ro2">
          <table:table-cell office:value-type="string">
            <text:p>bimma</text:p>
          </table:table-cell>
          <table:table-cell office:value-type="string">
            <text:p>b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thrust in</text:p>
          </table:table-cell>
          <table:table-cell office:value-type="string">
            <text:p>ghusârnu</text:p>
          </table:table-cell>
          <table:table-cell office:value-type="string">
            <text:p>pipt घुसार्नु</text:p>
          </table:table-cell>
          <table:table-cell table:number-columns-repeated="4"/>
        </table:table-row>
        <table:table-row table:style-name="ro1">
          <table:table-cell office:value-type="string">
            <text:p>baima</text:p>
          </table:table-cell>
          <table:table-cell office:value-type="string">
            <text:p>bant</text:p>
          </table:table-cell>
          <table:table-cell office:value-type="string">
            <text:p>ant</text:p>
          </table:table-cell>
          <table:table-cell office:value-type="string">
            <text:p>vt-5</text:p>
          </table:table-cell>
          <table:table-cell office:value-type="string">
            <text:p>bring (same level)</text:p>
          </table:table-cell>
          <table:table-cell/>
          <table:table-cell office:value-type="string">
            <text:p>pit</text:p>
          </table:table-cell>
          <table:table-cell table:number-columns-repeated="4"/>
        </table:table-row>
        <table:table-row table:style-name="ro2">
          <table:table-cell office:value-type="string">
            <text:p>bemma</text:p>
          </table:table-cell>
          <table:table-cell office:value-type="string">
            <text:p>beps</text:p>
          </table:table-cell>
          <table:table-cell office:value-type="string">
            <text:p>eps</text:p>
          </table:table-cell>
          <table:table-cell office:value-type="string">
            <text:p>vt-2</text:p>
          </table:table-cell>
          <table:table-cell office:value-type="string">
            <text:p>carry under one's arm</text:p>
          </table:table-cell>
          <table:table-cell/>
          <table:table-cell table:style-name="ce1" office:value-type="string">
            <text:p>plept</text:p>
          </table:table-cell>
          <table:table-cell table:number-columns-repeated="4"/>
        </table:table-row>
        <table:table-row table:style-name="ro1">
          <table:table-cell office:value-type="string">
            <text:p>lumma</text:p>
          </table:table-cell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vt-4</text:p>
          </table:table-cell>
          <table:table-cell office:value-type="string">
            <text:p>immerse</text:p>
          </table:table-cell>
          <table:table-cell office:value-type="string">
            <text:p>copalnu</text:p>
          </table:table-cell>
          <table:table-cell office:value-type="string">
            <text:p>plum ?</text:p>
          </table:table-cell>
          <table:table-cell/>
          <table:table-cell office:value-type="string">
            <text:p>lumt</text:p>
          </table:table-cell>
          <table:table-cell office:value-type="string">
            <text:p>lupt</text:p>
          </table:table-cell>
          <table:table-cell/>
        </table:table-row>
        <table:table-row table:style-name="ro1">
          <table:table-cell office:value-type="string">
            <text:p>buima</text:p>
          </table:table-cell>
          <table:table-cell office:value-type="string">
            <text:p>butt</text:p>
          </table:table-cell>
          <table:table-cell office:value-type="string">
            <text:p>utt</text:p>
          </table:table-cell>
          <table:table-cell office:value-type="string">
            <text:p>vt-5</text:p>
          </table:table-cell>
          <table:table-cell office:value-type="string">
            <text:p>undress</text:p>
          </table:table-cell>
          <table:table-cell office:value-type="string">
            <text:p>(lugâ) kholnu</text:p>
          </table:table-cell>
          <table:table-cell office:value-type="string">
            <text:p>plut</text:p>
          </table:table-cell>
          <table:table-cell table:number-columns-repeated="4"/>
        </table:table-row>
        <table:table-row table:style-name="ro1">
          <table:table-cell office:value-type="string">
            <text:p>pamma</text:p>
          </table:table-cell>
          <table:table-cell office:value-type="string">
            <text:p>pam</text:p>
          </table:table-cell>
          <table:table-cell office:value-type="string">
            <text:p>am</text:p>
          </table:table-cell>
          <table:table-cell office:value-type="string">
            <text:p>vt-4</text:p>
          </table:table-cell>
          <table:table-cell office:value-type="string">
            <text:p>scratch with the nails</text:p>
          </table:table-cell>
          <table:table-cell office:value-type="string">
            <text:p>koparnu</text:p>
          </table:table-cell>
          <table:table-cell office:value-type="string">
            <text:p>prɛm</text:p>
          </table:table-cell>
          <table:table-cell table:number-columns-repeated="4"/>
        </table:table-row>
        <table:table-row table:style-name="ro1">
          <table:table-cell office:value-type="string">
            <text:p>pumma</text:p>
          </table:table-cell>
          <table:table-cell office:value-type="string">
            <text:p>p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make a fist</text:p>
          </table:table-cell>
          <table:table-cell office:value-type="string">
            <text:p>mûʈhî pârnu</text:p>
          </table:table-cell>
          <table:table-cell office:value-type="string">
            <text:p>pum</text:p>
          </table:table-cell>
          <table:table-cell table:number-columns-repeated="4"/>
        </table:table-row>
        <table:table-row table:style-name="ro1">
          <table:table-cell office:value-type="string">
            <text:p>tho remma </text:p>
          </table:table-cell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vi-2</text:p>
          </table:table-cell>
          <table:table-cell office:value-type="string">
            <text:p>stand</text:p>
          </table:table-cell>
          <table:table-cell office:value-type="string">
            <text:p>ubhinu</text:p>
          </table:table-cell>
          <table:table-cell office:value-type="string">
            <text:p>rep</text:p>
          </table:table-cell>
          <table:table-cell table:number-columns-repeated="4"/>
        </table:table-row>
        <table:table-row table:style-name="ro1">
          <table:table-cell office:value-type="string">
            <text:p>remma</text:p>
          </table:table-cell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obey</text:p>
          </table:table-cell>
          <table:table-cell office:value-type="string">
            <text:p>mânnu</text:p>
          </table:table-cell>
          <table:table-cell office:value-type="string">
            <text:p>rept</text:p>
          </table:table-cell>
          <table:table-cell table:number-columns-repeated="4"/>
        </table:table-row>
        <table:table-row table:style-name="ro1">
          <table:table-cell office:value-type="string">
            <text:p>remma</text:p>
          </table:table-cell>
          <table:table-cell office:value-type="string">
            <text:p>reps</text:p>
          </table:table-cell>
          <table:table-cell office:value-type="string">
            <text:p>eps</text:p>
          </table:table-cell>
          <table:table-cell office:value-type="string">
            <text:p>vt-2</text:p>
          </table:table-cell>
          <table:table-cell office:value-type="string">
            <text:p>sprinkle with water</text:p>
          </table:table-cell>
          <table:table-cell/>
          <table:table-cell office:value-type="string">
            <text:p>rept (=make offerings?)</text:p>
          </table:table-cell>
          <table:table-cell table:number-columns-repeated="4"/>
        </table:table-row>
        <table:table-row table:style-name="ro1">
          <table:table-cell office:value-type="string">
            <text:p>gema</text:p>
          </table:table-cell>
          <table:table-cell office:value-type="string">
            <text:p>g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laugh</text:p>
          </table:table-cell>
          <table:table-cell office:value-type="string">
            <text:p>hâmsnu</text:p>
          </table:table-cell>
          <table:table-cell office:value-type="string">
            <text:p>ret</text:p>
          </table:table-cell>
          <table:table-cell table:number-columns-repeated="4"/>
        </table:table-row>
        <table:table-row table:style-name="ro1">
          <table:table-cell office:value-type="string">
            <text:p>rima</text:p>
          </table:table-cell>
          <table:table-cell office:value-type="string">
            <text:p>r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turn, reel, revolve</text:p>
          </table:table-cell>
          <table:table-cell office:value-type="string">
            <text:p>ghumnu</text:p>
          </table:table-cell>
          <table:table-cell office:value-type="string">
            <text:p>ri ?</text:p>
          </table:table-cell>
          <table:table-cell table:number-columns-repeated="4"/>
        </table:table-row>
        <table:table-row table:style-name="ro1">
          <table:table-cell office:value-type="string">
            <text:p>gəlma</text:p>
          </table:table-cell>
          <table:table-cell office:value-type="string">
            <text:p>g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remove grains of maize from the cob</text:p>
          </table:table-cell>
          <table:table-cell/>
          <table:table-cell office:value-type="string">
            <text:p>ril??</text:p>
          </table:table-cell>
          <table:table-cell table:number-columns-repeated="4"/>
        </table:table-row>
        <table:table-row table:style-name="ro1">
          <table:table-cell office:value-type="string">
            <text:p>rimma</text:p>
          </table:table-cell>
          <table:table-cell office:value-type="string">
            <text:p>r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twist, plait</text:p>
          </table:table-cell>
          <table:table-cell office:value-type="string">
            <text:p>bâʈnu, nicornu</text:p>
          </table:table-cell>
          <table:table-cell office:value-type="string">
            <text:p>ript</text:p>
          </table:table-cell>
          <table:table-cell table:number-columns-repeated="4"/>
        </table:table-row>
        <table:table-row table:style-name="ro1">
          <table:table-cell office:value-type="string">
            <text:p>ro:ma</text:p>
          </table:table-cell>
          <table:table-cell office:value-type="string">
            <text:p>r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check, examine</text:p>
          </table:table-cell>
          <table:table-cell office:value-type="string">
            <text:p>jacnu</text:p>
          </table:table-cell>
          <table:table-cell office:value-type="string">
            <text:p>rokt</text:p>
          </table:table-cell>
          <table:table-cell table:number-columns-repeated="4"/>
        </table:table-row>
        <table:table-row table:style-name="ro1">
          <table:table-cell office:value-type="string">
            <text:p>rəima</text:p>
          </table:table-cell>
          <table:table-cell office:value-type="string">
            <text:p>r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pierce, make a hole</text:p>
          </table:table-cell>
          <table:table-cell office:value-type="string">
            <text:p>cheɖnu</text:p>
          </table:table-cell>
          <table:table-cell office:value-type="string">
            <text:p>ront</text:p>
          </table:table-cell>
          <table:table-cell table:number-columns-repeated="4"/>
        </table:table-row>
        <table:table-row table:style-name="ro1">
          <table:table-cell office:value-type="string">
            <text:p>go:ma</text:p>
          </table:table-cell>
          <table:table-cell office:value-type="string">
            <text:p>g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ry at the fire</text:p>
          </table:table-cell>
          <table:table-cell office:value-type="string">
            <text:p>sekâunu</text:p>
          </table:table-cell>
          <table:table-cell office:value-type="string">
            <text:p>roŋt ou ghoŋ ?</text:p>
          </table:table-cell>
          <table:table-cell table:number-columns-repeated="4"/>
        </table:table-row>
        <table:table-row table:style-name="ro1">
          <table:table-cell office:value-type="string">
            <text:p>ru:ma</text:p>
          </table:table-cell>
          <table:table-cell office:value-type="string">
            <text:p>ruks</text:p>
          </table:table-cell>
          <table:table-cell office:value-type="string">
            <text:p>uks</text:p>
          </table:table-cell>
          <table:table-cell office:value-type="string">
            <text:p>vt-2</text:p>
          </table:table-cell>
          <table:table-cell office:value-type="string">
            <text:p>shake, shake out</text:p>
          </table:table-cell>
          <table:table-cell office:value-type="string">
            <text:p>jhaɖkârnu, taktakyâunu</text:p>
          </table:table-cell>
          <table:table-cell office:value-type="string">
            <text:p>rukt</text:p>
          </table:table-cell>
          <table:table-cell table:number-columns-repeated="4"/>
        </table:table-row>
        <table:table-row table:style-name="ro1">
          <table:table-cell office:value-type="string">
            <text:p>ru:ma</text:p>
          </table:table-cell>
          <table:table-cell office:value-type="string">
            <text:p>ruŋ</text:p>
          </table:table-cell>
          <table:table-cell office:value-type="string">
            <text:p>uŋ</text:p>
          </table:table-cell>
          <table:table-cell office:value-type="string">
            <text:p>vi-2</text:p>
          </table:table-cell>
          <table:table-cell office:value-type="string">
            <text:p>run a fever</text:p>
          </table:table-cell>
          <table:table-cell office:value-type="string">
            <text:p>jaro âunu</text:p>
          </table:table-cell>
          <table:table-cell office:value-type="string">
            <text:p>ruŋt</text:p>
          </table:table-cell>
          <table:table-cell table:number-columns-repeated="4"/>
        </table:table-row>
        <table:table-row table:style-name="ro1">
          <table:table-cell office:value-type="string">
            <text:p>rumma</text:p>
          </table:table-cell>
          <table:table-cell office:value-type="string">
            <text:p>r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cut wood, chop off</text:p>
          </table:table-cell>
          <table:table-cell office:value-type="string">
            <text:p>dâurâ kâʈnu</text:p>
          </table:table-cell>
          <table:table-cell office:value-type="string">
            <text:p>rup</text:p>
          </table:table-cell>
          <table:table-cell table:number-columns-repeated="4"/>
        </table:table-row>
        <table:table-row table:style-name="ro1">
          <table:table-cell office:value-type="string">
            <text:p>so:ma</text:p>
          </table:table-cell>
          <table:table-cell office:value-type="string">
            <text:p>s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select, choose</text:p>
          </table:table-cell>
          <table:table-cell office:value-type="string">
            <text:p>chânnu</text:p>
          </table:table-cell>
          <table:table-cell office:value-type="string">
            <text:p>sak</text:p>
          </table:table-cell>
          <table:table-cell table:number-columns-repeated="4"/>
        </table:table-row>
        <table:table-row table:style-name="ro1">
          <table:table-cell office:value-type="string">
            <text:p>selma</text:p>
          </table:table-cell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vt-4</text:p>
          </table:table-cell>
          <table:table-cell office:value-type="string">
            <text:p>scrape</text:p>
          </table:table-cell>
          <table:table-cell/>
          <table:table-cell office:value-type="string">
            <text:p>sel</text:p>
          </table:table-cell>
          <table:table-cell table:number-columns-repeated="4"/>
        </table:table-row>
        <table:table-row table:style-name="ro1">
          <table:table-cell office:value-type="string">
            <text:p>seima</text:p>
          </table:table-cell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kill</text:p>
          </table:table-cell>
          <table:table-cell office:value-type="string">
            <text:p>mârnu</text:p>
          </table:table-cell>
          <table:table-cell office:value-type="string">
            <text:p>set</text:p>
          </table:table-cell>
          <table:table-cell table:number-columns-repeated="4"/>
        </table:table-row>
        <table:table-row table:style-name="ro1">
          <table:table-cell office:value-type="string">
            <text:p>ti:ma</text:p>
          </table:table-cell>
          <table:table-cell office:value-type="string">
            <text:p>tik</text:p>
          </table:table-cell>
          <table:table-cell office:value-type="string">
            <text:p>ik</text:p>
          </table:table-cell>
          <table:table-cell office:value-type="string">
            <text:p>vi-4</text:p>
          </table:table-cell>
          <table:table-cell office:value-type="string">
            <text:p>thread, string</text:p>
          </table:table-cell>
          <table:table-cell/>
          <table:table-cell office:value-type="string">
            <text:p>sik</text:p>
          </table:table-cell>
          <table:table-cell table:number-columns-repeated="4"/>
        </table:table-row>
        <table:table-row table:style-name="ro1">
          <table:table-cell office:value-type="string">
            <text:p>sema</text:p>
          </table:table-cell>
          <table:table-cell office:value-type="string">
            <text:p>se</text:p>
          </table:table-cell>
          <table:table-cell office:value-type="string">
            <text:p>e</text:p>
          </table:table-cell>
          <table:table-cell office:value-type="string">
            <text:p>vi-2</text:p>
          </table:table-cell>
          <table:table-cell office:value-type="string">
            <text:p>bear fruit</text:p>
          </table:table-cell>
          <table:table-cell/>
          <table:table-cell office:value-type="string">
            <text:p>sit</text:p>
          </table:table-cell>
          <table:table-cell table:number-columns-repeated="4"/>
        </table:table-row>
        <table:table-row table:style-name="ro1">
          <table:table-cell office:value-type="string">
            <text:p>sa:ma</text:p>
          </table:table-cell>
          <table:table-cell office:value-type="string">
            <text:p>saks</text:p>
          </table:table-cell>
          <table:table-cell office:value-type="string">
            <text:p>aks</text:p>
          </table:table-cell>
          <table:table-cell office:value-type="string">
            <text:p>vt-2</text:p>
          </table:table-cell>
          <table:table-cell office:value-type="string">
            <text:p>winnow</text:p>
          </table:table-cell>
          <table:table-cell office:value-type="string">
            <text:p>kelâunu</text:p>
          </table:table-cell>
          <table:table-cell office:value-type="string">
            <text:p>sok (pound grain to remove husk)</text:p>
          </table:table-cell>
          <table:table-cell table:number-columns-repeated="4"/>
        </table:table-row>
        <table:table-row table:style-name="ro1">
          <table:table-cell office:value-type="string">
            <text:p>səima</text:p>
          </table:table-cell>
          <table:table-cell office:value-type="string">
            <text:p>sət</text:p>
          </table:table-cell>
          <table:table-cell office:value-type="string">
            <text:p>ət</text:p>
          </table:table-cell>
          <table:table-cell office:value-type="string">
            <text:p>vi-3</text:p>
          </table:table-cell>
          <table:table-cell office:value-type="string">
            <text:p>decrease</text:p>
          </table:table-cell>
          <table:table-cell office:value-type="string">
            <text:p>ghaʈî hunu</text:p>
          </table:table-cell>
          <table:table-cell office:value-type="string">
            <text:p>sont</text:p>
          </table:table-cell>
          <table:table-cell table:number-columns-repeated="4"/>
        </table:table-row>
        <table:table-row table:style-name="ro1">
          <table:table-cell office:value-type="string">
            <text:p>samma</text:p>
          </table:table-cell>
          <table:table-cell office:value-type="string">
            <text:p>sap</text:p>
          </table:table-cell>
          <table:table-cell office:value-type="string">
            <text:p>ap</text:p>
          </table:table-cell>
          <table:table-cell office:value-type="string">
            <text:p>vi-2</text:p>
          </table:table-cell>
          <table:table-cell office:value-type="string">
            <text:p>have enough (food)</text:p>
          </table:table-cell>
          <table:table-cell office:value-type="string">
            <text:p>pugnu</text:p>
          </table:table-cell>
          <table:table-cell office:value-type="string">
            <text:p>sop</text:p>
          </table:table-cell>
          <table:table-cell table:number-columns-repeated="4"/>
        </table:table-row>
        <table:table-row table:style-name="ro1">
          <table:table-cell office:value-type="string">
            <text:p>səmma</text:p>
          </table:table-cell>
          <table:table-cell office:value-type="string">
            <text:p>s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climb</text:p>
          </table:table-cell>
          <table:table-cell office:value-type="string">
            <text:p>caɖhnu</text:p>
          </table:table-cell>
          <table:table-cell office:value-type="string">
            <text:p>sop ? (run along?)</text:p>
          </table:table-cell>
          <table:table-cell table:number-columns-repeated="4"/>
        </table:table-row>
        <table:table-row table:style-name="ro1">
          <table:table-cell office:value-type="string">
            <text:p>suima</text:p>
          </table:table-cell>
          <table:table-cell office:value-type="string">
            <text:p>s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make smooth, polish</text:p>
          </table:table-cell>
          <table:table-cell office:value-type="string">
            <text:p>cillyâunu</text:p>
          </table:table-cell>
          <table:table-cell office:value-type="string">
            <text:p>sop (file down)?</text:p>
          </table:table-cell>
          <table:table-cell table:number-columns-repeated="4"/>
        </table:table-row>
        <table:table-row table:style-name="ro1">
          <table:table-cell office:value-type="string">
            <text:p>səmma</text:p>
          </table:table-cell>
          <table:table-cell office:value-type="string">
            <text:p>s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wash</text:p>
          </table:table-cell>
          <table:table-cell office:value-type="string">
            <text:p>dhunu</text:p>
          </table:table-cell>
          <table:table-cell office:value-type="string">
            <text:p>sopt</text:p>
          </table:table-cell>
          <table:table-cell table:number-columns-repeated="4"/>
        </table:table-row>
        <table:table-row table:style-name="ro1">
          <table:table-cell office:value-type="string">
            <text:p>səma</text:p>
          </table:table-cell>
          <table:table-cell office:value-type="string">
            <text:p>səs</text:p>
          </table:table-cell>
          <table:table-cell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itch, be hot</text:p>
          </table:table-cell>
          <table:table-cell office:value-type="string">
            <text:p>cilâunu</text:p>
          </table:table-cell>
          <table:table-cell office:value-type="string">
            <text:p>su</text:p>
          </table:table-cell>
          <table:table-cell table:number-columns-repeated="4"/>
        </table:table-row>
        <table:table-row table:style-name="ro1">
          <table:table-cell office:value-type="string">
            <text:p>delma</text:p>
          </table:table-cell>
          <table:table-cell office:value-type="string">
            <text:p>del</text:p>
          </table:table-cell>
          <table:table-cell office:value-type="string">
            <text:p>el</text:p>
          </table:table-cell>
          <table:table-cell office:value-type="string">
            <text:p>vt-4</text:p>
          </table:table-cell>
          <table:table-cell office:value-type="string">
            <text:p>pull out</text:p>
          </table:table-cell>
          <table:table-cell office:value-type="string">
            <text:p>ukhelnu</text:p>
          </table:table-cell>
          <table:table-cell office:value-type="string">
            <text:p>tel</text:p>
          </table:table-cell>
          <table:table-cell table:number-columns-repeated="4"/>
        </table:table-row>
        <table:table-row table:style-name="ro1">
          <table:table-cell office:value-type="string">
            <text:p>thelma</text:p>
          </table:table-cell>
          <table:table-cell office:value-type="string">
            <text:p>thel</text:p>
          </table:table-cell>
          <table:table-cell office:value-type="string">
            <text:p>el</text:p>
          </table:table-cell>
          <table:table-cell office:value-type="string">
            <text:p>vi-1</text:p>
          </table:table-cell>
          <table:table-cell office:value-type="string">
            <text:p>go quickly</text:p>
          </table:table-cell>
          <table:table-cell/>
          <table:table-cell office:value-type="string">
            <text:p>thel 'go off'</text:p>
          </table:table-cell>
          <table:table-cell table:number-columns-repeated="4"/>
        </table:table-row>
        <table:table-row table:style-name="ro1">
          <table:table-cell office:value-type="string">
            <text:p>themma</text:p>
          </table:table-cell>
          <table:table-cell office:value-type="string">
            <text:p>them</text:p>
          </table:table-cell>
          <table:table-cell office:value-type="string">
            <text:p>em</text:p>
          </table:table-cell>
          <table:table-cell office:value-type="string">
            <text:p>vi-1</text:p>
          </table:table-cell>
          <table:table-cell office:value-type="string">
            <text:p>grow bushy an spread</text:p>
          </table:table-cell>
          <table:table-cell office:value-type="string">
            <text:p>jhâmginu</text:p>
          </table:table-cell>
          <table:table-cell office:value-type="string">
            <text:p>them-si</text:p>
          </table:table-cell>
          <table:table-cell table:number-columns-repeated="4"/>
        </table:table-row>
        <table:table-row table:style-name="ro1">
          <table:table-cell office:value-type="string">
            <text:p>theima</text:p>
          </table:table-cell>
          <table:table-cell office:value-type="string">
            <text:p>th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lift, remove</text:p>
          </table:table-cell>
          <table:table-cell office:value-type="string">
            <text:p>ucâlnu</text:p>
          </table:table-cell>
          <table:table-cell office:value-type="string">
            <text:p>thent</text:p>
          </table:table-cell>
          <table:table-cell table:number-columns-repeated="4"/>
        </table:table-row>
        <table:table-row table:style-name="ro1">
          <table:table-cell office:value-type="string">
            <text:p>thamma</text:p>
          </table:table-cell>
          <table:table-cell office:value-type="string">
            <text:p>th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go astray, miss</text:p>
          </table:table-cell>
          <table:table-cell office:value-type="string">
            <text:p>bâʈo bhulnu, birâunu</text:p>
          </table:table-cell>
          <table:table-cell office:value-type="string">
            <text:p>thɛm</text:p>
          </table:table-cell>
          <table:table-cell table:number-columns-repeated="4"/>
        </table:table-row>
        <table:table-row table:style-name="ro1">
          <table:table-cell office:value-type="string">
            <text:p>thamma</text:p>
          </table:table-cell>
          <table:table-cell office:value-type="string">
            <text:p>t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measure</text:p>
          </table:table-cell>
          <table:table-cell office:value-type="string">
            <text:p>nâpnu, jokhnu</text:p>
          </table:table-cell>
          <table:table-cell office:value-type="string">
            <text:p>thɛpt</text:p>
          </table:table-cell>
          <table:table-cell table:number-columns-repeated="4"/>
        </table:table-row>
        <table:table-row table:style-name="ro1">
          <table:table-cell office:value-type="string">
            <text:p>thi:ma</text:p>
          </table:table-cell>
          <table:table-cell office:value-type="string">
            <text:p>thit</text:p>
          </table:table-cell>
          <table:table-cell office:value-type="string">
            <text:p>it</text:p>
          </table:table-cell>
          <table:table-cell office:value-type="string">
            <text:p>vi-3</text:p>
          </table:table-cell>
          <table:table-cell office:value-type="string">
            <text:p>wake up</text:p>
          </table:table-cell>
          <table:table-cell office:value-type="string">
            <text:p>byûmjhanu</text:p>
          </table:table-cell>
          <table:table-cell office:value-type="string">
            <text:p>thin</text:p>
          </table:table-cell>
          <table:table-cell table:number-columns-repeated="4"/>
        </table:table-row>
        <table:table-row table:style-name="ro1">
          <table:table-cell office:value-type="string">
            <text:p>toma</text:p>
          </table:table-cell>
          <table:table-cell office:value-type="string">
            <text:p>to</text:p>
          </table:table-cell>
          <table:table-cell office:value-type="string">
            <text:p>o</text:p>
          </table:table-cell>
          <table:table-cell office:value-type="string">
            <text:p>vt-8</text:p>
          </table:table-cell>
          <table:table-cell office:value-type="string">
            <text:p>see</text:p>
          </table:table-cell>
          <table:table-cell office:value-type="string">
            <text:p>hernu</text:p>
          </table:table-cell>
          <table:table-cell office:value-type="string">
            <text:p>tho</text:p>
          </table:table-cell>
          <table:table-cell table:number-columns-repeated="4"/>
        </table:table-row>
        <table:table-row table:style-name="ro1">
          <table:table-cell office:value-type="string">
            <text:p>thəlma</text:p>
          </table:table-cell>
          <table:table-cell office:value-type="string">
            <text:p>th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stir food</text:p>
          </table:table-cell>
          <table:table-cell/>
          <table:table-cell office:value-type="string">
            <text:p>thol</text:p>
          </table:table-cell>
          <table:table-cell table:number-columns-repeated="4"/>
        </table:table-row>
        <table:table-row table:style-name="ro1">
          <table:table-cell office:value-type="string">
            <text:p>thərma</text:p>
          </table:table-cell>
          <table:table-cell office:value-type="string">
            <text:p>thərs</text:p>
          </table:table-cell>
          <table:table-cell office:value-type="string">
            <text:p>ərs</text:p>
          </table:table-cell>
          <table:table-cell office:value-type="string">
            <text:p>vi-2</text:p>
          </table:table-cell>
          <table:table-cell office:value-type="string">
            <text:p>to be broken open (floor of a house)</text:p>
          </table:table-cell>
          <table:table-cell office:value-type="string">
            <text:p>upkinu</text:p>
          </table:table-cell>
          <table:table-cell office:value-type="string">
            <text:p>thor</text:p>
          </table:table-cell>
          <table:table-cell table:number-columns-repeated="4"/>
        </table:table-row>
        <table:table-row table:style-name="ro1">
          <table:table-cell office:value-type="string">
            <text:p>to:ma</text:p>
          </table:table-cell>
          <table:table-cell office:value-type="string">
            <text:p>t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move, shake</text:p>
          </table:table-cell>
          <table:table-cell office:value-type="string">
            <text:p>calâunu</text:p>
          </table:table-cell>
          <table:table-cell office:value-type="string">
            <text:p>thuk</text:p>
          </table:table-cell>
          <table:table-cell table:number-columns-repeated="4"/>
        </table:table-row>
        <table:table-row table:style-name="ro1">
          <table:table-cell office:value-type="string">
            <text:p>tho:ma</text:p>
          </table:table-cell>
          <table:table-cell office:value-type="string">
            <text:p>th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arrange, prepare</text:p>
          </table:table-cell>
          <table:table-cell/>
          <table:table-cell office:value-type="string">
            <text:p>thukt ?</text:p>
          </table:table-cell>
          <table:table-cell table:number-columns-repeated="4"/>
        </table:table-row>
        <table:table-row table:style-name="ro1">
          <table:table-cell office:value-type="string">
            <text:p>thu:ma</text:p>
          </table:table-cell>
          <table:table-cell office:value-type="string">
            <text:p>thuŋ</text:p>
          </table:table-cell>
          <table:table-cell office:value-type="string">
            <text:p>uŋ</text:p>
          </table:table-cell>
          <table:table-cell office:value-type="string">
            <text:p>vt-4</text:p>
          </table:table-cell>
          <table:table-cell office:value-type="string">
            <text:p>pierce, prick, stab</text:p>
          </table:table-cell>
          <table:table-cell office:value-type="string">
            <text:p>ghocnu</text:p>
          </table:table-cell>
          <table:table-cell office:value-type="string">
            <text:p>thuŋt</text:p>
          </table:table-cell>
          <table:table-cell table:number-columns-repeated="4"/>
        </table:table-row>
        <table:table-row table:style-name="ro1">
          <table:table-cell office:value-type="string">
            <text:p>thuima</text:p>
          </table:table-cell>
          <table:table-cell office:value-type="string">
            <text:p>t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pull, braid, spin</text:p>
          </table:table-cell>
          <table:table-cell office:value-type="string">
            <text:p>tânnu</text:p>
          </table:table-cell>
          <table:table-cell office:value-type="string">
            <text:p>thut ?</text:p>
          </table:table-cell>
          <table:table-cell table:number-columns-repeated="4"/>
        </table:table-row>
        <table:table-row table:style-name="ro1">
          <table:table-cell office:value-type="string">
            <text:p>di:ma</text:p>
          </table:table-cell>
          <table:table-cell office:value-type="string">
            <text:p>dit</text:p>
          </table:table-cell>
          <table:table-cell office:value-type="string">
            <text:p>it</text:p>
          </table:table-cell>
          <table:table-cell office:value-type="string">
            <text:p>vi-3</text:p>
          </table:table-cell>
          <table:table-cell office:value-type="string">
            <text:p>lay eggs</text:p>
          </table:table-cell>
          <table:table-cell office:value-type="string">
            <text:p>ɖimâ pârnu</text:p>
          </table:table-cell>
          <table:table-cell office:value-type="string">
            <text:p>ti</text:p>
          </table:table-cell>
          <table:table-cell table:number-columns-repeated="4"/>
        </table:table-row>
        <table:table-row table:style-name="ro1">
          <table:table-cell office:value-type="string">
            <text:p>timma</text:p>
          </table:table-cell>
          <table:table-cell office:value-type="string">
            <text:p>tim</text:p>
          </table:table-cell>
          <table:table-cell office:value-type="string">
            <text:p>im</text:p>
          </table:table-cell>
          <table:table-cell office:value-type="string">
            <text:p>vt-4</text:p>
          </table:table-cell>
          <table:table-cell office:value-type="string">
            <text:p>push, press on</text:p>
          </table:table-cell>
          <table:table-cell office:value-type="string">
            <text:p>thicnu</text:p>
          </table:table-cell>
          <table:table-cell office:value-type="string">
            <text:p>tipt</text:p>
          </table:table-cell>
          <table:table-cell table:number-columns-repeated="4"/>
        </table:table-row>
        <table:table-row table:style-name="ro1">
          <table:table-cell office:value-type="string">
            <text:p>cimma</text:p>
          </table:table-cell>
          <table:table-cell office:value-type="string">
            <text:p>c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press, squeeze</text:p>
          </table:table-cell>
          <table:table-cell office:value-type="string">
            <text:p>thicnu</text:p>
          </table:table-cell>
          <table:table-cell office:value-type="string">
            <text:p>tipt ?</text:p>
          </table:table-cell>
          <table:table-cell table:number-columns-repeated="4"/>
        </table:table-row>
        <table:table-row table:style-name="ro1">
          <table:table-cell office:value-type="string">
            <text:p>təlma</text:p>
          </table:table-cell>
          <table:table-cell office:value-type="string">
            <text:p>təl</text:p>
          </table:table-cell>
          <table:table-cell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push, shove</text:p>
          </table:table-cell>
          <table:table-cell office:value-type="string">
            <text:p>ghaceɖnu</text:p>
          </table:table-cell>
          <table:table-cell office:value-type="string">
            <text:p>tol</text:p>
          </table:table-cell>
          <table:table-cell table:number-columns-repeated="4"/>
        </table:table-row>
        <table:table-row table:style-name="ro1">
          <table:table-cell office:value-type="string">
            <text:p>daima</text:p>
          </table:table-cell>
          <table:table-cell office:value-type="string">
            <text:p>d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seen</text:p>
          </table:table-cell>
          <table:table-cell office:value-type="string">
            <text:p>dekhinu</text:p>
          </table:table-cell>
          <table:table-cell office:value-type="string">
            <text:p>tot</text:p>
          </table:table-cell>
          <table:table-cell table:number-columns-repeated="4"/>
        </table:table-row>
        <table:table-row table:style-name="ro1">
          <table:table-cell office:value-type="string">
            <text:p>che:ma</text:p>
          </table:table-cell>
          <table:table-cell office:value-type="string">
            <text:p>ch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pinch</text:p>
          </table:table-cell>
          <table:table-cell office:value-type="string">
            <text:p>cimoʈnu</text:p>
          </table:table-cell>
          <table:table-cell office:value-type="string">
            <text:p>ʦek</text:p>
          </table:table-cell>
          <table:table-cell table:number-columns-repeated="4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hard</text:p>
          </table:table-cell>
          <table:table-cell office:value-type="string">
            <text:p>sâhro hunu</text:p>
          </table:table-cell>
          <table:table-cell office:value-type="string">
            <text:p>ʦek???</text:p>
          </table:table-cell>
          <table:table-cell table:number-columns-repeated="4"/>
        </table:table-row>
        <table:table-row table:style-name="ro1">
          <table:table-cell office:value-type="string">
            <text:p>chima</text:p>
          </table:table-cell>
          <table:table-cell office:value-type="string">
            <text:p>ch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lose</text:p>
          </table:table-cell>
          <table:table-cell office:value-type="string">
            <text:p>thunnu</text:p>
          </table:table-cell>
          <table:table-cell office:value-type="string">
            <text:p>ʦekt???</text:p>
          </table:table-cell>
          <table:table-cell table:number-columns-repeated="4"/>
        </table:table-row>
        <table:table-row table:style-name="ro1">
          <table:table-cell office:value-type="string">
            <text:p>celma</text:p>
          </table:table-cell>
          <table:table-cell office:value-type="string">
            <text:p>cel</text:p>
          </table:table-cell>
          <table:table-cell office:value-type="string">
            <text:p>el</text:p>
          </table:table-cell>
          <table:table-cell office:value-type="string">
            <text:p>vt-4</text:p>
          </table:table-cell>
          <table:table-cell office:value-type="string">
            <text:p>split in two</text:p>
          </table:table-cell>
          <table:table-cell office:value-type="string">
            <text:p>cirnu</text:p>
          </table:table-cell>
          <table:table-cell office:value-type="string">
            <text:p>ʦel</text:p>
          </table:table-cell>
          <table:table-cell table:number-columns-repeated="4"/>
        </table:table-row>
        <table:table-row table:style-name="ro1">
          <table:table-cell office:value-type="string">
            <text:p>ceima</text:p>
          </table:table-cell>
          <table:table-cell office:value-type="string">
            <text:p>cen</text:p>
          </table:table-cell>
          <table:table-cell office:value-type="string">
            <text:p>en</text:p>
          </table:table-cell>
          <table:table-cell office:value-type="string">
            <text:p>vt-4</text:p>
          </table:table-cell>
          <table:table-cell office:value-type="string">
            <text:p>cut in order to take out the internal part</text:p>
          </table:table-cell>
          <table:table-cell office:value-type="string">
            <text:p>bhundi jhiknu</text:p>
          </table:table-cell>
          <table:table-cell office:value-type="string">
            <text:p>ʦent</text:p>
          </table:table-cell>
          <table:table-cell table:number-columns-repeated="4"/>
        </table:table-row>
        <table:table-row table:style-name="ro1">
          <table:table-cell office:value-type="string">
            <text:p>chema</text:p>
          </table:table-cell>
          <table:table-cell office:value-type="string">
            <text:p>ch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piss</text:p>
          </table:table-cell>
          <table:table-cell office:value-type="string">
            <text:p>pisâb phernu</text:p>
          </table:table-cell>
          <table:table-cell office:value-type="string">
            <text:p>ʦer</text:p>
          </table:table-cell>
          <table:table-cell table:number-columns-repeated="4"/>
        </table:table-row>
        <table:table-row table:style-name="ro1">
          <table:table-cell office:value-type="string">
            <text:p>ca:ma</text:p>
          </table:table-cell>
          <table:table-cell office:value-type="string">
            <text:p>caks</text:p>
          </table:table-cell>
          <table:table-cell office:value-type="string">
            <text:p>aks</text:p>
          </table:table-cell>
          <table:table-cell office:value-type="string">
            <text:p>vt-2</text:p>
          </table:table-cell>
          <table:table-cell office:value-type="string">
            <text:p>prune (branches of a tree)</text:p>
          </table:table-cell>
          <table:table-cell office:value-type="string">
            <text:p>châsnu</text:p>
          </table:table-cell>
          <table:table-cell office:value-type="string">
            <text:p>ʦhek ?</text:p>
          </table:table-cell>
          <table:table-cell table:number-columns-repeated="4"/>
        </table:table-row>
        <table:table-row table:style-name="ro1">
          <table:table-cell office:value-type="string">
            <text:p>cheima</text:p>
          </table:table-cell>
          <table:table-cell office:value-type="string">
            <text:p>chett</text:p>
          </table:table-cell>
          <table:table-cell office:value-type="string">
            <text:p>ett</text:p>
          </table:table-cell>
          <table:table-cell office:value-type="string">
            <text:p>vt-5</text:p>
          </table:table-cell>
          <table:table-cell office:value-type="string">
            <text:p>know, recognize</text:p>
          </table:table-cell>
          <table:table-cell office:value-type="string">
            <text:p>cinnu</text:p>
          </table:table-cell>
          <table:table-cell office:value-type="string">
            <text:p>ʦhent</text:p>
          </table:table-cell>
          <table:table-cell table:number-columns-repeated="4"/>
        </table:table-row>
        <table:table-row table:style-name="ro1">
          <table:table-cell office:value-type="string">
            <text:p>chama</text:p>
          </table:table-cell>
          <table:table-cell office:value-type="string">
            <text:p>chas</text:p>
          </table:table-cell>
          <table:table-cell office:value-type="string">
            <text:p>as</text:p>
          </table:table-cell>
          <table:table-cell office:value-type="string">
            <text:p>vi-2</text:p>
          </table:table-cell>
          <table:table-cell office:value-type="string">
            <text:p>blaze (of fire)</text:p>
          </table:table-cell>
          <table:table-cell/>
          <table:table-cell office:value-type="string">
            <text:p>ʦhɛtt</text:p>
          </table:table-cell>
          <table:table-cell table:number-columns-repeated="4"/>
        </table:table-row>
        <table:table-row table:style-name="ro1">
          <table:table-cell office:value-type="string">
            <text:p>chima</text:p>
          </table:table-cell>
          <table:table-cell office:value-type="string">
            <text:p>ch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sweep</text:p>
          </table:table-cell>
          <table:table-cell office:value-type="string">
            <text:p>baɖhârnu</text:p>
          </table:table-cell>
          <table:table-cell office:value-type="string">
            <text:p>ʦhi</text:p>
          </table:table-cell>
          <table:table-cell table:number-columns-repeated="4"/>
        </table:table-row>
        <table:table-row table:style-name="ro1">
          <table:table-cell office:value-type="string">
            <text:p>chi:ma</text:p>
          </table:table-cell>
          <table:table-cell office:value-type="string">
            <text:p>chik</text:p>
          </table:table-cell>
          <table:table-cell office:value-type="string">
            <text:p>ik</text:p>
          </table:table-cell>
          <table:table-cell office:value-type="string">
            <text:p>vi-2</text:p>
          </table:table-cell>
          <table:table-cell office:value-type="string">
            <text:p>be cold</text:p>
          </table:table-cell>
          <table:table-cell/>
          <table:table-cell office:value-type="string">
            <text:p>ʦhik</text:p>
          </table:table-cell>
          <table:table-cell table:number-columns-repeated="4"/>
        </table:table-row>
        <table:table-row table:style-name="ro1">
          <table:table-cell office:value-type="string">
            <text:p>chumma</text:p>
          </table:table-cell>
          <table:table-cell office:value-type="string">
            <text:p>ch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make small in volume or size by squeezing</text:p>
          </table:table-cell>
          <table:table-cell office:value-type="string">
            <text:p>nicorera, kasera sâno pârnu</text:p>
          </table:table-cell>
          <table:table-cell office:value-type="string">
            <text:p>ʦhop « gather into a bundle »</text:p>
          </table:table-cell>
          <table:table-cell office:value-type="string">
            <text:p>cʰumma (cʰumsu)</text:p>
          </table:table-cell>
          <table:table-cell table:number-columns-repeated="3"/>
        </table:table-row>
        <table:table-row table:style-name="ro1">
          <table:table-cell office:value-type="string">
            <text:p>chuma</text:p>
          </table:table-cell>
          <table:table-cell office:value-type="string">
            <text:p>chus</text:p>
          </table:table-cell>
          <table:table-cell office:value-type="string">
            <text:p>us</text:p>
          </table:table-cell>
          <table:table-cell office:value-type="string">
            <text:p>vi-2</text:p>
          </table:table-cell>
          <table:table-cell office:value-type="string">
            <text:p>be late</text:p>
          </table:table-cell>
          <table:table-cell office:value-type="string">
            <text:p>ɖhilo hunu</text:p>
          </table:table-cell>
          <table:table-cell office:value-type="string">
            <text:p>ʦhu</text:p>
          </table:table-cell>
          <table:table-cell table:number-columns-repeated="4"/>
        </table:table-row>
        <table:table-row table:style-name="ro1">
          <table:table-cell office:value-type="string">
            <text:p>cirma</text:p>
          </table:table-cell>
          <table:table-cell office:value-type="string">
            <text:p>cirs</text:p>
          </table:table-cell>
          <table:table-cell office:value-type="string">
            <text:p>irs</text:p>
          </table:table-cell>
          <table:table-cell office:value-type="string">
            <text:p>vt-2</text:p>
          </table:table-cell>
          <table:table-cell office:value-type="string">
            <text:p>drain, pour out</text:p>
          </table:table-cell>
          <table:table-cell office:value-type="string">
            <text:p>khanyâunu</text:p>
          </table:table-cell>
          <table:table-cell office:value-type="string">
            <text:p>ʦir</text:p>
          </table:table-cell>
          <table:table-cell table:number-columns-repeated="4"/>
        </table:table-row>
        <table:table-row table:style-name="ro1">
          <table:table-cell office:value-type="string">
            <text:p>chamma</text:p>
          </table:table-cell>
          <table:table-cell office:value-type="string">
            <text:p>cham</text:p>
          </table:table-cell>
          <table:table-cell office:value-type="string">
            <text:p>am</text:p>
          </table:table-cell>
          <table:table-cell office:value-type="string">
            <text:p>vt-1</text:p>
          </table:table-cell>
          <table:table-cell office:value-type="string">
            <text:p>split, cut lengthwise</text:p>
          </table:table-cell>
          <table:table-cell office:value-type="string">
            <text:p>cirnu</text:p>
          </table:table-cell>
          <table:table-cell office:value-type="string">
            <text:p>ʦom</text:p>
          </table:table-cell>
          <table:table-cell table:number-columns-repeated="4"/>
        </table:table-row>
        <table:table-row table:style-name="ro1">
          <table:table-cell office:value-type="string">
            <text:p>cumma</text:p>
          </table:table-cell>
          <table:table-cell office:value-type="string">
            <text:p>c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load</text:p>
          </table:table-cell>
          <table:table-cell office:value-type="string">
            <text:p>bhârî hâlnu</text:p>
          </table:table-cell>
          <table:table-cell office:value-type="string">
            <text:p>ʦum ?</text:p>
          </table:table-cell>
          <table:table-cell table:number-columns-repeated="4"/>
        </table:table-row>
        <table:table-row table:style-name="ro1">
          <table:table-cell office:value-type="string">
            <text:p>curma</text:p>
          </table:table-cell>
          <table:table-cell office:value-type="string">
            <text:p>cur</text:p>
          </table:table-cell>
          <table:table-cell office:value-type="string">
            <text:p>ur</text:p>
          </table:table-cell>
          <table:table-cell office:value-type="string">
            <text:p>vt-2</text:p>
          </table:table-cell>
          <table:table-cell office:value-type="string">
            <text:p>shrink, wrinkle</text:p>
          </table:table-cell>
          <table:table-cell office:value-type="string">
            <text:p>câurinu</text:p>
          </table:table-cell>
          <table:table-cell office:value-type="string">
            <text:p>ʦurt</text:p>
          </table:table-cell>
          <table:table-cell table:number-columns-repeated="4"/>
        </table:table-row>
        <table:table-row table:style-name="ro1">
          <table:table-cell office:value-type="string">
            <text:p>dumma</text:p>
          </table:table-cell>
          <table:table-cell office:value-type="string">
            <text:p>d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track, follow the tracks</text:p>
          </table:table-cell>
          <table:table-cell office:value-type="string">
            <text:p>pâilyâunu</text:p>
          </table:table-cell>
          <table:table-cell office:value-type="string">
            <text:p>tumt</text:p>
          </table:table-cell>
          <table:table-cell table:number-columns-repeated="4"/>
        </table:table-row>
        <table:table-row table:style-name="ro1">
          <table:table-cell office:value-type="string">
            <text:p>du:ma</text:p>
          </table:table-cell>
          <table:table-cell office:value-type="string">
            <text:p>duŋ</text:p>
          </table:table-cell>
          <table:table-cell office:value-type="string">
            <text:p>uŋ</text:p>
          </table:table-cell>
          <table:table-cell office:value-type="string">
            <text:p>vt-4</text:p>
          </table:table-cell>
          <table:table-cell office:value-type="string">
            <text:p>drink</text:p>
          </table:table-cell>
          <table:table-cell office:value-type="string">
            <text:p>piunu</text:p>
          </table:table-cell>
          <table:table-cell office:value-type="string">
            <text:p>tuŋ</text:p>
          </table:table-cell>
          <table:table-cell table:number-columns-repeated="4"/>
        </table:table-row>
        <table:table-row table:style-name="ro1">
          <table:table-cell office:value-type="string">
            <text:p>dumma</text:p>
          </table:table-cell>
          <table:table-cell office:value-type="string">
            <text:p>d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pound, blow (horn/flute)</text:p>
          </table:table-cell>
          <table:table-cell office:value-type="string">
            <text:p>kuʈnu, piʈnu, bjâunu</text:p>
          </table:table-cell>
          <table:table-cell office:value-type="string">
            <text:p>tup</text:p>
          </table:table-cell>
          <table:table-cell table:number-columns-repeated="4"/>
        </table:table-row>
        <table:table-row table:style-name="ro1">
          <table:table-cell office:value-type="string">
            <text:p>waima</text:p>
          </table:table-cell>
          <table:table-cell office:value-type="string">
            <text:p>w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bear (children)</text:p>
          </table:table-cell>
          <table:table-cell office:value-type="string">
            <text:p>janmâunu</text:p>
          </table:table-cell>
          <table:table-cell office:value-type="string">
            <text:p>wɛt</text:p>
          </table:table-cell>
          <table:table-cell table:number-columns-repeated="4"/>
        </table:table-row>
        <table:table-row table:style-name="ro1">
          <table:table-cell office:value-type="string">
            <text:p>waima</text:p>
          </table:table-cell>
          <table:table-cell office:value-type="string">
            <text:p>wan</text:p>
          </table:table-cell>
          <table:table-cell office:value-type="string">
            <text:p>an</text:p>
          </table:table-cell>
          <table:table-cell office:value-type="string">
            <text:p>vi-3</text:p>
          </table:table-cell>
          <table:table-cell office:value-type="string">
            <text:p>fit into a space</text:p>
          </table:table-cell>
          <table:table-cell office:value-type="string">
            <text:p>aʈâunu</text:p>
          </table:table-cell>
          <table:table-cell office:value-type="string">
            <text:p>won</text:p>
          </table:table-cell>
          <table:table-cell table:number-columns-repeated="4"/>
        </table:table-row>
        <table:table-row table:style-name="ro1">
          <table:table-cell office:value-type="string">
            <text:p>wo:ma</text:p>
          </table:table-cell>
          <table:table-cell office:value-type="string">
            <text:p>woŋ</text:p>
          </table:table-cell>
          <table:table-cell office:value-type="string">
            <text:p>oŋ</text:p>
          </table:table-cell>
          <table:table-cell office:value-type="string">
            <text:p>vi-2</text:p>
          </table:table-cell>
          <table:table-cell office:value-type="string">
            <text:p>enter</text:p>
          </table:table-cell>
          <table:table-cell office:value-type="string">
            <text:p>pasnu</text:p>
          </table:table-cell>
          <table:table-cell office:value-type="string">
            <text:p>woŋ</text:p>
          </table:table-cell>
          <table:table-cell table:number-columns-repeated="4"/>
        </table:table-row>
        <table:table-row table:style-name="ro1">
          <table:table-cell office:value-type="string">
            <text:p>ema</text:p>
          </table:table-cell>
          <table:table-cell table:number-columns-repeated="2"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shit</text:p>
          </table:table-cell>
          <table:table-cell/>
          <table:table-cell office:value-type="string">
            <text:p>ʔe</text:p>
          </table:table-cell>
          <table:table-cell table:number-columns-repeated="4"/>
        </table:table-row>
        <table:table-row table:style-name="ro1">
          <table:table-cell office:value-type="string">
            <text:p>e:ma</text:p>
          </table:table-cell>
          <table:table-cell table:number-columns-repeated="2"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beat, tear</text:p>
          </table:table-cell>
          <table:table-cell office:value-type="string">
            <text:p>kuʈnu, cyâtnu</text:p>
          </table:table-cell>
          <table:table-cell office:value-type="string">
            <text:p>ʔek</text:p>
          </table:table-cell>
          <table:table-cell table:number-columns-repeated="4"/>
        </table:table-row>
        <table:table-row table:style-name="ro1">
          <table:table-cell office:value-type="string">
            <text:p>elma</text:p>
          </table:table-cell>
          <table:table-cell table:number-columns-repeated="2" office:value-type="string">
            <text:p>el</text:p>
          </table:table-cell>
          <table:table-cell office:value-type="string">
            <text:p>vi-1</text:p>
          </table:table-cell>
          <table:table-cell office:value-type="string">
            <text:p>flow (river)</text:p>
          </table:table-cell>
          <table:table-cell office:value-type="string">
            <text:p>bagnu</text:p>
          </table:table-cell>
          <table:table-cell office:value-type="string">
            <text:p>ʔel (overflow)</text:p>
          </table:table-cell>
          <table:table-cell table:number-columns-repeated="4"/>
        </table:table-row>
        <table:table-row table:style-name="ro1">
          <table:table-cell office:value-type="string">
            <text:p>eima</text:p>
          </table:table-cell>
          <table:table-cell table:number-columns-repeated="2" office:value-type="string">
            <text:p>en</text:p>
          </table:table-cell>
          <table:table-cell office:value-type="string">
            <text:p>vi-5</text:p>
          </table:table-cell>
          <table:table-cell office:value-type="string">
            <text:p>be left over</text:p>
          </table:table-cell>
          <table:table-cell office:value-type="string">
            <text:p>ubrinu</text:p>
          </table:table-cell>
          <table:table-cell office:value-type="string">
            <text:p>ʔen</text:p>
          </table:table-cell>
          <table:table-cell table:number-columns-repeated="4"/>
        </table:table-row>
        <table:table-row table:style-name="ro1">
          <table:table-cell office:value-type="string">
            <text:p>ima</text:p>
          </table:table-cell>
          <table:table-cell table:number-columns-repeated="2"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be bad</text:p>
          </table:table-cell>
          <table:table-cell/>
          <table:table-cell office:value-type="string">
            <text:p>ʔi</text:p>
          </table:table-cell>
          <table:table-cell table:number-columns-repeated="4"/>
        </table:table-row>
        <table:table-row table:style-name="ro1">
          <table:table-cell office:value-type="string">
            <text:p>imma</text:p>
          </table:table-cell>
          <table:table-cell table:number-columns-repeated="2" office:value-type="string">
            <text:p>ims</text:p>
          </table:table-cell>
          <table:table-cell office:value-type="string">
            <text:p>vi-2</text:p>
          </table:table-cell>
          <table:table-cell office:value-type="string">
            <text:p>sleep</text:p>
          </table:table-cell>
          <table:table-cell office:value-type="string">
            <text:p>sutnu</text:p>
          </table:table-cell>
          <table:table-cell office:value-type="string">
            <text:p>ʔip-si</text:p>
          </table:table-cell>
          <table:table-cell table:number-columns-repeated="4"/>
        </table:table-row>
        <table:table-row table:style-name="ro1">
          <table:table-cell office:value-type="string">
            <text:p>imma</text:p>
          </table:table-cell>
          <table:table-cell table:number-columns-repeated="2"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put to bed</text:p>
          </table:table-cell>
          <table:table-cell office:value-type="string">
            <text:p>sutâunu</text:p>
          </table:table-cell>
          <table:table-cell office:value-type="string">
            <text:p>ʔipt</text:p>
          </table:table-cell>
          <table:table-cell table:number-columns-repeated="4"/>
        </table:table-row>
        <table:table-row table:style-name="ro1">
          <table:table-cell office:value-type="string">
            <text:p>o:ma</text:p>
          </table:table-cell>
          <table:table-cell table:number-columns-repeated="2" office:value-type="string">
            <text:p>ok</text:p>
          </table:table-cell>
          <table:table-cell office:value-type="string">
            <text:p>vi-4</text:p>
          </table:table-cell>
          <table:table-cell office:value-type="string">
            <text:p>crow</text:p>
          </table:table-cell>
          <table:table-cell office:value-type="string">
            <text:p>bâsnu</text:p>
          </table:table-cell>
          <table:table-cell office:value-type="string">
            <text:p>ʔok</text:p>
          </table:table-cell>
          <table:table-cell table:number-columns-repeated="4"/>
        </table:table-row>
        <table:table-row table:style-name="ro1">
          <table:table-cell office:value-type="string">
            <text:p>amma</text:p>
          </table:table-cell>
          <table:table-cell table:number-columns-repeated="2"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shoot</text:p>
          </table:table-cell>
          <table:table-cell office:value-type="string">
            <text:p>hânnu</text:p>
          </table:table-cell>
          <table:table-cell office:value-type="string">
            <text:p>ʔop</text:p>
          </table:table-cell>
          <table:table-cell table:number-columns-repeated="4"/>
        </table:table-row>
        <table:table-row table:style-name="ro1">
          <table:table-cell office:value-type="string">
            <text:p>aima</text:p>
          </table:table-cell>
          <table:table-cell table:number-columns-repeated="2" office:value-type="string">
            <text:p>at</text:p>
          </table:table-cell>
          <table:table-cell office:value-type="string">
            <text:p>vi-5</text:p>
          </table:table-cell>
          <table:table-cell office:value-type="string">
            <text:p>return, come back</text:p>
          </table:table-cell>
          <table:table-cell office:value-type="string">
            <text:p>pharkanu</text:p>
          </table:table-cell>
          <table:table-cell office:value-type="string">
            <text:p>ʔot</text:p>
          </table:table-cell>
          <table:table-cell table:number-columns-repeated="4"/>
        </table:table-row>
        <table:table-row table:style-name="ro1">
          <table:table-cell office:value-type="string">
            <text:p>aima</text:p>
          </table:table-cell>
          <table:table-cell table:number-columns-repeated="2"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return, response</text:p>
          </table:table-cell>
          <table:table-cell office:value-type="string">
            <text:p>pharkâunu</text:p>
          </table:table-cell>
          <table:table-cell office:value-type="string">
            <text:p>ʔott</text:p>
          </table:table-cell>
          <table:table-cell table:number-columns-repeated="4"/>
        </table:table-row>
        <table:table-row table:style-name="ro1">
          <table:table-cell office:value-type="string">
            <text:p>uma</text:p>
          </table:table-cell>
          <table:table-cell table:number-columns-repeated="2" office:value-type="string">
            <text:p>us</text:p>
          </table:table-cell>
          <table:table-cell office:value-type="string">
            <text:p>vt-2</text:p>
          </table:table-cell>
          <table:table-cell office:value-type="string">
            <text:p>revive</text:p>
          </table:table-cell>
          <table:table-cell office:value-type="string">
            <text:p>jâgnu</text:p>
          </table:table-cell>
          <table:table-cell office:value-type="string">
            <text:p>ʔu</text:p>
          </table:table-cell>
          <table:table-cell table:number-columns-repeated="4"/>
        </table:table-row>
        <table:table-row table:style-name="ro1">
          <table:table-cell office:value-type="string">
            <text:p>ulma</text:p>
          </table:table-cell>
          <table:table-cell table:number-columns-repeated="2" office:value-type="string">
            <text:p>ul</text:p>
          </table:table-cell>
          <table:table-cell office:value-type="string">
            <text:p>vt-4</text:p>
          </table:table-cell>
          <table:table-cell office:value-type="string">
            <text:p>pull out</text:p>
          </table:table-cell>
          <table:table-cell office:value-type="string">
            <text:p>ukhelnu</text:p>
          </table:table-cell>
          <table:table-cell office:value-type="string">
            <text:p>ʔul</text:p>
          </table:table-cell>
          <table:table-cell table:number-columns-repeated="4"/>
        </table:table-row>
        <table:table-row table:style-name="ro1">
          <table:table-cell office:value-type="string">
            <text:p>uima</text:p>
          </table:table-cell>
          <table:table-cell table:number-columns-repeated="2" office:value-type="string">
            <text:p>ut</text:p>
          </table:table-cell>
          <table:table-cell office:value-type="string">
            <text:p>vi-5</text:p>
          </table:table-cell>
          <table:table-cell office:value-type="string">
            <text:p>lie down, fall,topple</text:p>
          </table:table-cell>
          <table:table-cell office:value-type="string">
            <text:p>ɖhalnu</text:p>
          </table:table-cell>
          <table:table-cell office:value-type="string">
            <text:p>ʔun</text:p>
          </table:table-cell>
          <table:table-cell table:number-columns-repeated="4"/>
        </table:table-row>
        <table:table-row table:style-name="ro1">
          <table:table-cell office:value-type="string">
            <text:p>urma</text:p>
          </table:table-cell>
          <table:table-cell table:number-columns-repeated="2"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go round</text:p>
          </table:table-cell>
          <table:table-cell office:value-type="string">
            <text:p>ghernu</text:p>
          </table:table-cell>
          <table:table-cell office:value-type="string">
            <text:p>ʔurt 'surround'</text:p>
          </table:table-cell>
          <table:table-cell table:number-columns-repeated="4"/>
        </table:table-row>
        <table:table-row table:style-name="ro1">
          <table:table-cell office:value-type="string">
            <text:p>əima</text:p>
          </table:table-cell>
          <table:table-cell table:number-columns-repeated="2" office:value-type="string">
            <text:p>ən</text:p>
          </table:table-cell>
          <table:table-cell office:value-type="string">
            <text:p>vi-3</text:p>
          </table:table-cell>
          <table:table-cell office:value-type="string">
            <text:p>break</text:p>
          </table:table-cell>
          <table:table-cell office:value-type="string">
            <text:p>bhâmcnu</text:p>
          </table:table-cell>
          <table:table-cell office:value-type="string">
            <text:p>ʔʉn</text:p>
          </table:table-cell>
          <table:table-cell table:number-columns-repeated="4"/>
        </table:table-row>
        <table:table-row table:style-name="ro1">
          <table:table-cell office:value-type="string">
            <text:p>əima</text:p>
          </table:table-cell>
          <table:table-cell table:number-columns-repeated="2" office:value-type="string">
            <text:p>ən</text:p>
          </table:table-cell>
          <table:table-cell office:value-type="string">
            <text:p>vt-5</text:p>
          </table:table-cell>
          <table:table-cell office:value-type="string">
            <text:p>break</text:p>
          </table:table-cell>
          <table:table-cell office:value-type="string">
            <text:p>bhâmcnu</text:p>
          </table:table-cell>
          <table:table-cell office:value-type="string">
            <text:p>ʔʉnt (fell trees)</text:p>
          </table:table-cell>
          <table:table-cell table:number-columns-repeated="4"/>
        </table:table-row>
        <table:table-row table:style-name="ro1">
          <table:table-cell office:value-type="string">
            <text:p>bu:ma</text:p>
          </table:table-cell>
          <table:table-cell office:value-type="string">
            <text:p>buks</text:p>
          </table:table-cell>
          <table:table-cell office:value-type="string">
            <text:p>uks</text:p>
          </table:table-cell>
          <table:table-cell office:value-type="string">
            <text:p>vt-2</text:p>
          </table:table-cell>
          <table:table-cell office:value-type="string">
            <text:p>pour out, sow</text:p>
          </table:table-cell>
          <table:table-cell office:value-type="string">
            <text:p>charnu</text:p>
          </table:table-cell>
          <table:table-cell table:number-columns-repeated="5"/>
        </table:table-row>
        <table:table-row table:style-name="ro1">
          <table:table-cell office:value-type="string">
            <text:p>remma</text:p>
          </table:table-cell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vi-2</text:p>
          </table:table-cell>
          <table:table-cell office:value-type="string">
            <text:p>be long</text:p>
          </table:table-cell>
          <table:table-cell table:number-columns-repeated="6"/>
        </table:table-row>
        <table:table-row table:style-name="ro1">
          <table:table-cell office:value-type="string">
            <text:p>pha:ma</text:p>
          </table:table-cell>
          <table:table-cell office:value-type="string">
            <text:p>phaŋ</text:p>
          </table:table-cell>
          <table:table-cell office:value-type="string">
            <text:p>aŋ</text:p>
          </table:table-cell>
          <table:table-cell office:value-type="string">
            <text:p>vt-4</text:p>
          </table:table-cell>
          <table:table-cell office:value-type="string">
            <text:p>fold (clothes)</text:p>
          </table:table-cell>
          <table:table-cell office:value-type="string">
            <text:p>paʈyâunu</text:p>
          </table:table-cell>
          <table:table-cell/>
          <table:table-cell office:value-type="string">
            <text:p>phakt</text:p>
          </table:table-cell>
          <table:table-cell table:number-columns-repeated="3"/>
        </table:table-row>
        <table:table-row table:style-name="ro1">
          <table:table-cell office:value-type="string">
            <text:p>yo:ma</text:p>
          </table:table-cell>
          <table:table-cell office:value-type="string">
            <text:p>joks</text:p>
          </table:table-cell>
          <table:table-cell office:value-type="string">
            <text:p>oks</text:p>
          </table:table-cell>
          <table:table-cell office:value-type="string">
            <text:p>vi-2</text:p>
          </table:table-cell>
          <table:table-cell office:value-type="string">
            <text:p>shiver</text:p>
          </table:table-cell>
          <table:table-cell office:value-type="string">
            <text:p>kâmnu</text:p>
          </table:table-cell>
          <table:table-cell table:number-columns-repeated="5"/>
        </table:table-row>
        <table:table-row table:style-name="ro1">
          <table:table-cell office:value-type="string">
            <text:p>thumma</text:p>
          </table:table-cell>
          <table:table-cell office:value-type="string">
            <text:p>th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hem</text:p>
          </table:table-cell>
          <table:table-cell office:value-type="string">
            <text:p>biʈ mârnu</text:p>
          </table:table-cell>
          <table:table-cell table:number-columns-repeated="5"/>
        </table:table-row>
        <table:table-row table:style-name="ro1">
          <table:table-cell office:value-type="string">
            <text:p>yo:ma</text:p>
          </table:table-cell>
          <table:table-cell office:value-type="string">
            <text:p>j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shake out</text:p>
          </table:table-cell>
          <table:table-cell table:number-columns-repeated="2"/>
          <table:table-cell office:value-type="string">
            <text:p>yɔks</text:p>
          </table:table-cell>
          <table:table-cell table:number-columns-repeated="3"/>
        </table:table-row>
        <table:table-row table:style-name="ro1">
          <table:table-cell office:value-type="string">
            <text:p>bəmma</text:p>
          </table:table-cell>
          <table:table-cell office:value-type="string">
            <text:p>bəps</text:p>
          </table:table-cell>
          <table:table-cell office:value-type="string">
            <text:p>əps</text:p>
          </table:table-cell>
          <table:table-cell office:value-type="string">
            <text:p>vt-2</text:p>
          </table:table-cell>
          <table:table-cell office:value-type="string">
            <text:p>tie up in an bundle, wind around</text:p>
          </table:table-cell>
          <table:table-cell office:value-type="string">
            <text:p>poko pârnu</text:p>
          </table:table-cell>
          <table:table-cell table:number-columns-repeated="5"/>
        </table:table-row>
        <table:table-row table:style-name="ro1">
          <table:table-cell office:value-type="string">
            <text:p>bilma</text:p>
          </table:table-cell>
          <table:table-cell office:value-type="string">
            <text:p>bil</text:p>
          </table:table-cell>
          <table:table-cell office:value-type="string">
            <text:p>il</text:p>
          </table:table-cell>
          <table:table-cell office:value-type="string">
            <text:p>vi-1</text:p>
          </table:table-cell>
          <table:table-cell office:value-type="string">
            <text:p>be squeezed out</text:p>
          </table:table-cell>
          <table:table-cell table:number-columns-repeated="6"/>
        </table:table-row>
        <table:table-row table:style-name="ro1">
          <table:table-cell office:value-type="string">
            <text:p>lima</text:p>
          </table:table-cell>
          <table:table-cell office:value-type="string">
            <text:p>l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be heavy</text:p>
          </table:table-cell>
          <table:table-cell table:number-columns-repeated="6"/>
        </table:table-row>
        <table:table-row table:style-name="ro1">
          <table:table-cell office:value-type="string">
            <text:p>wo:ma</text:p>
          </table:table-cell>
          <table:table-cell office:value-type="string">
            <text:p>w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cry for help</text:p>
          </table:table-cell>
          <table:table-cell office:value-type="string">
            <text:p>guhârnu</text:p>
          </table:table-cell>
          <table:table-cell table:number-columns-repeated="5"/>
        </table:table-row>
        <table:table-row table:style-name="ro1">
          <table:table-cell office:value-type="string">
            <text:p>alma</text:p>
          </table:table-cell>
          <table:table-cell table:number-columns-repeated="2" office:value-type="string">
            <text:p>al</text:p>
          </table:table-cell>
          <table:table-cell office:value-type="string">
            <text:p>vi-1</text:p>
          </table:table-cell>
          <table:table-cell office:value-type="string">
            <text:p>be lazy</text:p>
          </table:table-cell>
          <table:table-cell office:value-type="string">
            <text:p>alchî</text:p>
          </table:table-cell>
          <table:table-cell table:number-columns-repeated="5"/>
        </table:table-row>
        <table:table-row table:style-name="ro1">
          <table:table-cell office:value-type="string">
            <text:p>chuma</text:p>
          </table:table-cell>
          <table:table-cell office:value-type="string">
            <text:p>chu</text:p>
          </table:table-cell>
          <table:table-cell office:value-type="string">
            <text:p>u</text:p>
          </table:table-cell>
          <table:table-cell office:value-type="string">
            <text:p>vi-2</text:p>
          </table:table-cell>
          <table:table-cell office:value-type="string">
            <text:p>be, has to</text:p>
          </table:table-cell>
          <table:table-cell office:value-type="string">
            <text:p>hunu</text:p>
          </table:table-cell>
          <table:table-cell table:number-columns-repeated="5"/>
        </table:table-row>
        <table:table-row table:style-name="ro1">
          <table:table-cell office:value-type="string">
            <text:p>chaima</text:p>
          </table:table-cell>
          <table:table-cell office:value-type="string">
            <text:p>chan</text:p>
          </table:table-cell>
          <table:table-cell office:value-type="string">
            <text:p>an</text:p>
          </table:table-cell>
          <table:table-cell office:value-type="string">
            <text:p>vt-4</text:p>
          </table:table-cell>
          <table:table-cell office:value-type="string">
            <text:p>pile up</text:p>
          </table:table-cell>
          <table:table-cell office:value-type="string">
            <text:p>khapʈyâunu</text:p>
          </table:table-cell>
          <table:table-cell table:number-columns-repeated="5"/>
        </table:table-row>
        <table:table-row table:style-name="ro1">
          <table:table-cell office:value-type="string">
            <text:p>duma</text:p>
          </table:table-cell>
          <table:table-cell office:value-type="string">
            <text:p>du</text:p>
          </table:table-cell>
          <table:table-cell office:value-type="string">
            <text:p>u</text:p>
          </table:table-cell>
          <table:table-cell office:value-type="string">
            <text:p>vi-2</text:p>
          </table:table-cell>
          <table:table-cell office:value-type="string">
            <text:p>cook</text:p>
          </table:table-cell>
          <table:table-cell office:value-type="string">
            <text:p>pâknu</text:p>
          </table:table-cell>
          <table:table-cell table:number-columns-repeated="5"/>
        </table:table-row>
        <table:table-row table:style-name="ro1">
          <table:table-cell office:value-type="string">
            <text:p>soma</text:p>
          </table:table-cell>
          <table:table-cell office:value-type="string">
            <text:p>s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remove weeds</text:p>
          </table:table-cell>
          <table:table-cell office:value-type="string">
            <text:p>goɖnu</text:p>
          </table:table-cell>
          <table:table-cell table:number-columns-repeated="5"/>
        </table:table-row>
        <table:table-row table:style-name="ro1">
          <table:table-cell office:value-type="string">
            <text:p>yemma</text:p>
          </table:table-cell>
          <table:table-cell office:value-type="string">
            <text:p>y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eat greedily</text:p>
          </table:table-cell>
          <table:table-cell office:value-type="string">
            <text:p>ghicnu</text:p>
          </table:table-cell>
          <table:table-cell table:number-columns-repeated="5"/>
        </table:table-row>
        <table:table-row table:style-name="ro1">
          <table:table-cell office:value-type="string">
            <text:p>ra:ma</text:p>
          </table:table-cell>
          <table:table-cell office:value-type="string">
            <text:p>raŋ</text:p>
          </table:table-cell>
          <table:table-cell office:value-type="string">
            <text:p>aŋ</text:p>
          </table:table-cell>
          <table:table-cell office:value-type="string">
            <text:p>vt-4</text:p>
          </table:table-cell>
          <table:table-cell office:value-type="string">
            <text:p>scold</text:p>
          </table:table-cell>
          <table:table-cell office:value-type="string">
            <text:p>gâlî garnu</text:p>
          </table:table-cell>
          <table:table-cell table:number-columns-repeated="5"/>
        </table:table-row>
        <table:table-row table:style-name="ro1">
          <table:table-cell office:value-type="string">
            <text:p>ramma</text:p>
          </table:table-cell>
          <table:table-cell office:value-type="string">
            <text:p>r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refrain from, give up</text:p>
          </table:table-cell>
          <table:table-cell office:value-type="string">
            <text:p>bârnu</text:p>
          </table:table-cell>
          <table:table-cell table:number-columns-repeated="5"/>
        </table:table-row>
        <table:table-row table:style-name="ro1">
          <table:table-cell office:value-type="string">
            <text:p>yaima</text:p>
          </table:table-cell>
          <table:table-cell office:value-type="string">
            <text:p>y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finished</text:p>
          </table:table-cell>
          <table:table-cell office:value-type="string">
            <text:p>saknu, siddhinu</text:p>
          </table:table-cell>
          <table:table-cell table:number-columns-repeated="5"/>
        </table:table-row>
        <table:table-row table:style-name="ro1">
          <table:table-cell office:value-type="string">
            <text:p>yəma</text:p>
          </table:table-cell>
          <table:table-cell office:value-type="string">
            <text:p>yəs</text:p>
          </table:table-cell>
          <table:table-cell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be damaged</text:p>
          </table:table-cell>
          <table:table-cell office:value-type="string">
            <text:p>nâsinu</text:p>
          </table:table-cell>
          <table:table-cell table:number-columns-repeated="5"/>
        </table:table-row>
        <table:table-row table:style-name="ro1">
          <table:table-cell office:value-type="string">
            <text:p>taima</text:p>
          </table:table-cell>
          <table:table-cell office:value-type="string">
            <text:p>t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bring</text:p>
          </table:table-cell>
          <table:table-cell office:value-type="string">
            <text:p>lyâunu</text:p>
          </table:table-cell>
          <table:table-cell table:number-columns-repeated="5"/>
        </table:table-row>
        <table:table-row table:style-name="ro1">
          <table:table-cell office:value-type="string">
            <text:p>yoma</text:p>
          </table:table-cell>
          <table:table-cell office:value-type="string">
            <text:p>y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feed</text:p>
          </table:table-cell>
          <table:table-cell office:value-type="string">
            <text:p>khuvâunu</text:p>
          </table:table-cell>
          <table:table-cell table:number-columns-repeated="5"/>
        </table:table-row>
        <table:table-row table:style-name="ro1">
          <table:table-cell office:value-type="string">
            <text:p>yama</text:p>
          </table:table-cell>
          <table:table-cell office:value-type="string">
            <text:p>yas</text:p>
          </table:table-cell>
          <table:table-cell office:value-type="string">
            <text:p>as</text:p>
          </table:table-cell>
          <table:table-cell office:value-type="string">
            <text:p>vt-2</text:p>
          </table:table-cell>
          <table:table-cell office:value-type="string">
            <text:p>tickle</text:p>
          </table:table-cell>
          <table:table-cell office:value-type="string">
            <text:p>kutkutyâunu</text:p>
          </table:table-cell>
          <table:table-cell table:style-name="ce2"/>
          <table:table-cell table:style-name="ce2" office:value-type="string">
            <text:p>jas</text:p>
          </table:table-cell>
          <table:table-cell table:number-columns-repeated="3"/>
        </table:table-row>
        <table:table-row table:style-name="ro1">
          <table:table-cell office:value-type="string">
            <text:p>tha:ma</text:p>
          </table:table-cell>
          <table:table-cell office:value-type="string">
            <text:p>thaŋ</text:p>
          </table:table-cell>
          <table:table-cell office:value-type="string">
            <text:p>aŋ</text:p>
          </table:table-cell>
          <table:table-cell office:value-type="string">
            <text:p>vi-2</text:p>
          </table:table-cell>
          <table:table-cell office:value-type="string">
            <text:p>get better in health, recover</text:p>
          </table:table-cell>
          <table:table-cell office:value-type="string">
            <text:p>taGgrinu</text:p>
          </table:table-cell>
          <table:table-cell table:number-columns-repeated="5"/>
        </table:table-row>
        <table:table-row table:style-name="ro1">
          <table:table-cell office:value-type="string">
            <text:p>bəmma</text:p>
          </table:table-cell>
          <table:table-cell office:value-type="string">
            <text:p>b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cage (birds etc)</text:p>
          </table:table-cell>
          <table:table-cell table:number-columns-repeated="6"/>
        </table:table-row>
        <table:table-row table:style-name="ro1">
          <table:table-cell office:value-type="string">
            <text:p>bo:ma</text:p>
          </table:table-cell>
          <table:table-cell office:value-type="string">
            <text:p>b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boil</text:p>
          </table:table-cell>
          <table:table-cell office:value-type="string">
            <text:p>usinnu</text:p>
          </table:table-cell>
          <table:table-cell table:number-columns-repeated="5"/>
        </table:table-row>
        <table:table-row table:style-name="ro1">
          <table:table-cell office:value-type="string">
            <text:p>harma</text:p>
          </table:table-cell>
          <table:table-cell office:value-type="string">
            <text:p>har</text:p>
          </table:table-cell>
          <table:table-cell office:value-type="string">
            <text:p>ar</text:p>
          </table:table-cell>
          <table:table-cell office:value-type="string">
            <text:p>vi-1</text:p>
          </table:table-cell>
          <table:table-cell office:value-type="string">
            <text:p>be dry</text:p>
          </table:table-cell>
          <table:table-cell table:number-columns-repeated="6"/>
        </table:table-row>
        <table:table-row table:style-name="ro1">
          <table:table-cell office:value-type="string">
            <text:p>pa:ma</text:p>
          </table:table-cell>
          <table:table-cell office:value-type="string">
            <text:p>paks</text:p>
          </table:table-cell>
          <table:table-cell office:value-type="string">
            <text:p>aks</text:p>
          </table:table-cell>
          <table:table-cell office:value-type="string">
            <text:p>vt-2</text:p>
          </table:table-cell>
          <table:table-cell office:value-type="string">
            <text:p>break into pieces</text:p>
          </table:table-cell>
          <table:table-cell office:value-type="string">
            <text:p>ʈukryâunu</text:p>
          </table:table-cell>
          <table:table-cell table:number-columns-repeated="5"/>
        </table:table-row>
        <table:table-row table:style-name="ro1">
          <table:table-cell office:value-type="string">
            <text:p>cəima</text:p>
          </table:table-cell>
          <table:table-cell office:value-type="string">
            <text:p>cəi</text:p>
          </table:table-cell>
          <table:table-cell office:value-type="string">
            <text:p>əi</text:p>
          </table:table-cell>
          <table:table-cell office:value-type="string">
            <text:p>vt-4</text:p>
          </table:table-cell>
          <table:table-cell office:value-type="string">
            <text:p>tease, deride</text:p>
          </table:table-cell>
          <table:table-cell office:value-type="string">
            <text:p>jiskâunu, satâunu</text:p>
          </table:table-cell>
          <table:table-cell table:number-columns-repeated="5"/>
        </table:table-row>
        <table:table-row table:style-name="ro1">
          <table:table-cell table:number-columns-repeated="2" office:value-type="string">
            <text:p>thərma</text:p>
          </table:table-cell>
          <table:table-cell office:value-type="string">
            <text:p>ərs</text:p>
          </table:table-cell>
          <table:table-cell office:value-type="string">
            <text:p>vt-2</text:p>
          </table:table-cell>
          <table:table-cell office:value-type="string">
            <text:p>break open (floor of a house)</text:p>
          </table:table-cell>
          <table:table-cell office:value-type="string">
            <text:p>upkâunu</text:p>
          </table:table-cell>
          <table:table-cell table:number-columns-repeated="5"/>
        </table:table-row>
        <table:table-row table:style-name="ro1">
          <table:table-cell office:value-type="string">
            <text:p>thəima</text:p>
          </table:table-cell>
          <table:table-cell office:value-type="string">
            <text:p>thət</text:p>
          </table:table-cell>
          <table:table-cell office:value-type="string">
            <text:p>ət</text:p>
          </table:table-cell>
          <table:table-cell office:value-type="string">
            <text:p>vi-5</text:p>
          </table:table-cell>
          <table:table-cell office:value-type="string">
            <text:p>bring up</text:p>
          </table:table-cell>
          <table:table-cell table:number-columns-repeated="6"/>
        </table:table-row>
        <table:table-row table:style-name="ro1">
          <table:table-cell office:value-type="string">
            <text:p>tumma</text:p>
          </table:table-cell>
          <table:table-cell office:value-type="string">
            <text:p>t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hurt (of spirit or god)</text:p>
          </table:table-cell>
          <table:table-cell table:number-columns-repeated="6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</text:p>
          </table:table-cell>
          <table:table-cell office:value-type="string">
            <text:p>ap</text:p>
          </table:table-cell>
          <table:table-cell office:value-type="string">
            <text:p>vi-2</text:p>
          </table:table-cell>
          <table:table-cell office:value-type="string">
            <text:p>weep</text:p>
          </table:table-cell>
          <table:table-cell office:value-type="string">
            <text:p>runu</text:p>
          </table:table-cell>
          <table:table-cell/>
          <table:table-cell office:value-type="string">
            <text:p>ha:p</text:p>
          </table:table-cell>
          <table:table-cell table:number-columns-repeated="3"/>
        </table:table-row>
        <table:table-row table:style-name="ro1">
          <table:table-cell office:value-type="string">
            <text:p>taima</text:p>
          </table:table-cell>
          <table:table-cell office:value-type="string">
            <text:p>tat</text:p>
          </table:table-cell>
          <table:table-cell office:value-type="string">
            <text:p>at</text:p>
          </table:table-cell>
          <table:table-cell office:value-type="string">
            <text:p>vi-5</text:p>
          </table:table-cell>
          <table:table-cell office:value-type="string">
            <text:p>be at highest point, nam tatte « it is getting late »</text:p>
          </table:table-cell>
          <table:table-cell table:number-columns-repeated="6"/>
        </table:table-row>
        <table:table-row table:style-name="ro1">
          <table:table-cell office:value-type="string">
            <text:p>sima</text:p>
          </table:table-cell>
          <table:table-cell office:value-type="string">
            <text:p>s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die</text:p>
          </table:table-cell>
          <table:table-cell office:value-type="string">
            <text:p>marnu</text:p>
          </table:table-cell>
          <table:table-cell/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amma</text:p>
          </table:table-cell>
          <table:table-cell table:number-columns-repeated="2"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hit so with smth</text:p>
          </table:table-cell>
          <table:table-cell table:number-columns-repeated="6"/>
        </table:table-row>
        <table:table-row table:style-name="ro1">
          <table:table-cell office:value-type="string">
            <text:p>təima</text:p>
          </table:table-cell>
          <table:table-cell office:value-type="string">
            <text:p>t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ask</text:p>
          </table:table-cell>
          <table:table-cell office:value-type="string">
            <text:p>sodhnu</text:p>
          </table:table-cell>
          <table:table-cell table:number-columns-repeated="5"/>
        </table:table-row>
        <table:table-row table:style-name="ro1">
          <table:table-cell office:value-type="string">
            <text:p>be:ma</text:p>
          </table:table-cell>
          <table:table-cell office:value-type="string">
            <text:p>b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wipe off</text:p>
          </table:table-cell>
          <table:table-cell office:value-type="string">
            <text:p>puchnu</text:p>
          </table:table-cell>
          <table:table-cell table:number-columns-repeated="5"/>
        </table:table-row>
        <table:table-row table:style-name="ro1">
          <table:table-cell office:value-type="string">
            <text:p>mima</text:p>
          </table:table-cell>
          <table:table-cell office:value-type="string">
            <text:p>m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ause</text:p>
          </table:table-cell>
          <table:table-cell table:number-columns-repeated="2"/>
          <table:table-cell office:value-type="string">
            <text:p>mɛtt</text:p>
          </table:table-cell>
          <table:table-cell office:value-type="string">
            <text:p>mett</text:p>
          </table:table-cell>
          <table:table-cell table:number-columns-repeated="2"/>
        </table:table-row>
        <table:table-row table:style-name="ro1">
          <table:table-cell office:value-type="string">
            <text:p>palma</text:p>
          </table:table-cell>
          <table:table-cell office:value-type="string">
            <text:p>pal</text:p>
          </table:table-cell>
          <table:table-cell office:value-type="string">
            <text:p>al</text:p>
          </table:table-cell>
          <table:table-cell office:value-type="string">
            <text:p>vt-4</text:p>
          </table:table-cell>
          <table:table-cell office:value-type="string">
            <text:p>bend, fold arms</text:p>
          </table:table-cell>
          <table:table-cell office:value-type="string">
            <text:p>khumcyâunu</text:p>
          </table:table-cell>
          <table:table-cell table:number-columns-repeated="5"/>
        </table:table-row>
        <table:table-row table:style-name="ro1">
          <table:table-cell office:value-type="string">
            <text:p>thilma</text:p>
          </table:table-cell>
          <table:table-cell office:value-type="string">
            <text:p>thil</text:p>
          </table:table-cell>
          <table:table-cell office:value-type="string">
            <text:p>il</text:p>
          </table:table-cell>
          <table:table-cell office:value-type="string">
            <text:p>vi-1</text:p>
          </table:table-cell>
          <table:table-cell office:value-type="string">
            <text:p>be partially roasted</text:p>
          </table:table-cell>
          <table:table-cell office:value-type="string">
            <text:p>pilsinu</text:p>
          </table:table-cell>
          <table:table-cell table:number-columns-repeated="5"/>
        </table:table-row>
        <table:table-row table:style-name="ro1">
          <table:table-cell office:value-type="string">
            <text:p>thoma</text:p>
          </table:table-cell>
          <table:table-cell office:value-type="string">
            <text:p>th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bring up, build (a wall from stone), weich</text:p>
          </table:table-cell>
          <table:table-cell office:value-type="string">
            <text:p>mâthi lyâunu, jhokhnu</text:p>
          </table:table-cell>
          <table:table-cell table:number-columns-repeated="5"/>
        </table:table-row>
        <table:table-row table:style-name="ro1">
          <table:table-cell office:value-type="string">
            <text:p>co:ma</text:p>
          </table:table-cell>
          <table:table-cell office:value-type="string">
            <text:p>c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ecorate</text:p>
          </table:table-cell>
          <table:table-cell office:value-type="string">
            <text:p>sajâunu</text:p>
          </table:table-cell>
          <table:table-cell table:number-columns-repeated="5"/>
        </table:table-row>
        <table:table-row table:style-name="ro1">
          <table:table-cell office:value-type="string">
            <text:p>yəmma</text:p>
          </table:table-cell>
          <table:table-cell office:value-type="string">
            <text:p>y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crush, bruise</text:p>
          </table:table-cell>
          <table:table-cell office:value-type="string">
            <text:p>kucyâunu</text:p>
          </table:table-cell>
          <table:table-cell table:number-columns-repeated="5"/>
        </table:table-row>
        <table:table-row table:style-name="ro1">
          <table:table-cell office:value-type="string">
            <text:p>thamma</text:p>
          </table:table-cell>
          <table:table-cell office:value-type="string">
            <text:p>t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winnow</text:p>
          </table:table-cell>
          <table:table-cell office:value-type="string">
            <text:p>niphannu</text:p>
          </table:table-cell>
          <table:table-cell table:number-columns-repeated="5"/>
        </table:table-row>
        <table:table-row table:style-name="ro1">
          <table:table-cell office:value-type="string">
            <text:p>dima</text:p>
          </table:table-cell>
          <table:table-cell office:value-type="string">
            <text:p>d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fall</text:p>
          </table:table-cell>
          <table:table-cell office:value-type="string">
            <text:p>laɖnu</text:p>
          </table:table-cell>
          <table:table-cell table:number-columns-repeated="5"/>
        </table:table-row>
        <table:table-row table:style-name="ro1">
          <table:table-cell office:value-type="string">
            <text:p>thəlma</text:p>
          </table:table-cell>
          <table:table-cell office:value-type="string">
            <text:p>thəl</text:p>
          </table:table-cell>
          <table:table-cell office:value-type="string">
            <text:p>əl</text:p>
          </table:table-cell>
          <table:table-cell office:value-type="string">
            <text:p>vi-1</text:p>
          </table:table-cell>
          <table:table-cell office:value-type="string">
            <text:p>be stirred</text:p>
          </table:table-cell>
          <table:table-cell table:number-columns-repeated="6"/>
        </table:table-row>
        <table:table-row table:style-name="ro1">
          <table:table-cell office:value-type="string">
            <text:p>temma</text:p>
          </table:table-cell>
          <table:table-cell office:value-type="string">
            <text:p>teps</text:p>
          </table:table-cell>
          <table:table-cell office:value-type="string">
            <text:p>eps</text:p>
          </table:table-cell>
          <table:table-cell office:value-type="string">
            <text:p>vt-2</text:p>
          </table:table-cell>
          <table:table-cell office:value-type="string">
            <text:p>suffer, endure</text:p>
          </table:table-cell>
          <table:table-cell office:value-type="string">
            <text:p>sahanu, khapnu</text:p>
          </table:table-cell>
          <table:table-cell table:number-columns-repeated="5"/>
        </table:table-row>
        <table:table-row table:style-name="ro3">
          <table:table-cell office:value-type="string">
            <text:p>tu:ma</text:p>
          </table:table-cell>
          <table:table-cell office:value-type="string">
            <text:p>tuk</text:p>
          </table:table-cell>
          <table:table-cell office:value-type="string">
            <text:p>uk</text:p>
          </table:table-cell>
          <table:table-cell office:value-type="string">
            <text:p>vi-2</text:p>
          </table:table-cell>
          <table:table-cell office:value-type="string">
            <text:p>hurt</text:p>
          </table:table-cell>
          <table:table-cell office:value-type="string">
            <text:p>dukhnu</text:p>
          </table:table-cell>
          <table:table-cell/>
          <table:table-cell office:value-type="string">
            <text:p>tuk</text:p>
          </table:table-cell>
          <table:table-cell table:style-name="ce4" office:value-type="string">
            <text:p>tukma (<text:span text:style-name="T1">tua</text:span><text:span text:style-name="T2">)</text:span></text:p>
          </table:table-cell>
          <table:table-cell table:number-columns-repeated="2"/>
        </table:table-row>
        <table:table-row table:style-name="ro1">
          <table:table-cell office:value-type="string">
            <text:p>pheima</text:p>
          </table:table-cell>
          <table:table-cell office:value-type="string">
            <text:p>phet</text:p>
          </table:table-cell>
          <table:table-cell office:value-type="string">
            <text:p>et</text:p>
          </table:table-cell>
          <table:table-cell office:value-type="string">
            <text:p>vi-5</text:p>
          </table:table-cell>
          <table:table-cell office:value-type="string">
            <text:p>be pulled back (of the foreskin)</text:p>
          </table:table-cell>
          <table:table-cell table:number-columns-repeated="6"/>
        </table:table-row>
        <table:table-row table:style-name="ro1">
          <table:table-cell office:value-type="string">
            <text:p>thərma</text:p>
          </table:table-cell>
          <table:table-cell office:value-type="string">
            <text:p>thər</text:p>
          </table:table-cell>
          <table:table-cell office:value-type="string">
            <text:p>ər</text:p>
          </table:table-cell>
          <table:table-cell office:value-type="string">
            <text:p>vi-1</text:p>
          </table:table-cell>
          <table:table-cell office:value-type="string">
            <text:p>snore</text:p>
          </table:table-cell>
          <table:table-cell office:value-type="string">
            <text:p>ghurnu</text:p>
          </table:table-cell>
          <table:table-cell table:number-columns-repeated="5"/>
        </table:table-row>
        <table:table-row table:style-name="ro1">
          <table:table-cell office:value-type="string">
            <text:p>tama</text:p>
          </table:table-cell>
          <table:table-cell office:value-type="string">
            <text:p>tas</text:p>
          </table:table-cell>
          <table:table-cell office:value-type="string">
            <text:p>as</text:p>
          </table:table-cell>
          <table:table-cell office:value-type="string">
            <text:p>vi-6</text:p>
          </table:table-cell>
          <table:table-cell office:value-type="string">
            <text:p>come</text:p>
          </table:table-cell>
          <table:table-cell office:value-type="string">
            <text:p>âunu</text:p>
          </table:table-cell>
          <table:table-cell/>
          <table:table-cell office:value-type="string">
            <text:p>ta 'come, arrive'</text:p>
          </table:table-cell>
          <table:table-cell table:number-columns-repeated="3"/>
        </table:table-row>
        <table:table-row table:style-name="ro1">
          <table:table-cell office:value-type="string">
            <text:p>waima</text:p>
          </table:table-cell>
          <table:table-cell office:value-type="string">
            <text:p>w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born</text:p>
          </table:table-cell>
          <table:table-cell office:value-type="string">
            <text:p>janninu</text:p>
          </table:table-cell>
          <table:table-cell table:number-columns-repeated="5"/>
        </table:table-row>
        <table:table-row table:style-name="ro1">
          <table:table-cell office:value-type="string">
            <text:p>sima</text:p>
          </table:table-cell>
          <table:table-cell office:value-type="string">
            <text:p>s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feel</text:p>
          </table:table-cell>
          <table:table-cell table:number-columns-repeated="6"/>
        </table:table-row>
        <table:table-row table:style-name="ro1">
          <table:table-cell office:value-type="string">
            <text:p>wəima</text:p>
          </table:table-cell>
          <table:table-cell office:value-type="string">
            <text:p>wən</text:p>
          </table:table-cell>
          <table:table-cell office:value-type="string">
            <text:p>ən</text:p>
          </table:table-cell>
          <table:table-cell office:value-type="string">
            <text:p>vi-1</text:p>
          </table:table-cell>
          <table:table-cell office:value-type="string">
            <text:p>slip off, open</text:p>
          </table:table-cell>
          <table:table-cell office:value-type="string">
            <text:p>phuskanu</text:p>
          </table:table-cell>
          <table:table-cell table:number-columns-repeated="5"/>
        </table:table-row>
        <table:table-row table:style-name="ro1">
          <table:table-cell office:value-type="string">
            <text:p>ri:ma</text:p>
          </table:table-cell>
          <table:table-cell office:value-type="string">
            <text:p>riks</text:p>
          </table:table-cell>
          <table:table-cell office:value-type="string">
            <text:p>iks</text:p>
          </table:table-cell>
          <table:table-cell office:value-type="string">
            <text:p>vi-2</text:p>
          </table:table-cell>
          <table:table-cell office:value-type="string">
            <text:p>shine, sparkle</text:p>
          </table:table-cell>
          <table:table-cell office:value-type="string">
            <text:p>jhamkanu</text:p>
          </table:table-cell>
          <table:table-cell table:number-columns-repeated="5"/>
        </table:table-row>
        <table:table-row table:style-name="ro1">
          <table:table-cell office:value-type="string">
            <text:p>rima</text:p>
          </table:table-cell>
          <table:table-cell office:value-type="string">
            <text:p>ris</text:p>
          </table:table-cell>
          <table:table-cell office:value-type="string">
            <text:p>is</text:p>
          </table:table-cell>
          <table:table-cell office:value-type="string">
            <text:p>vt-2</text:p>
          </table:table-cell>
          <table:table-cell office:value-type="string">
            <text:p>turn</text:p>
          </table:table-cell>
          <table:table-cell office:value-type="string">
            <text:p>ghumâunu</text:p>
          </table:table-cell>
          <table:table-cell table:number-columns-repeated="5"/>
        </table:table-row>
        <table:table-row table:style-name="ro1">
          <table:table-cell office:value-type="string">
            <text:p>ti:ma</text:p>
          </table:table-cell>
          <table:table-cell office:value-type="string">
            <text:p>tit</text:p>
          </table:table-cell>
          <table:table-cell office:value-type="string">
            <text:p>it</text:p>
          </table:table-cell>
          <table:table-cell office:value-type="string">
            <text:p>vi-3</text:p>
          </table:table-cell>
          <table:table-cell office:value-type="string">
            <text:p>burn</text:p>
          </table:table-cell>
          <table:table-cell office:value-type="string">
            <text:p>balnu</text:p>
          </table:table-cell>
          <table:table-cell table:number-columns-repeated="5"/>
        </table:table-row>
        <table:table-row table:style-name="ro1">
          <table:table-cell office:value-type="string">
            <text:p>wamma</text:p>
          </table:table-cell>
          <table:table-cell office:value-type="string">
            <text:p>w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go crazy</text:p>
          </table:table-cell>
          <table:table-cell office:value-type="string">
            <text:p>baulâunu</text:p>
          </table:table-cell>
          <table:table-cell table:number-columns-repeated="5"/>
        </table:table-row>
        <table:table-row table:style-name="ro1">
          <table:table-cell office:value-type="string">
            <text:p>go:ma</text:p>
          </table:table-cell>
          <table:table-cell office:value-type="string">
            <text:p>goks</text:p>
          </table:table-cell>
          <table:table-cell office:value-type="string">
            <text:p>oks</text:p>
          </table:table-cell>
          <table:table-cell office:value-type="string">
            <text:p>vi-2</text:p>
          </table:table-cell>
          <table:table-cell office:value-type="string">
            <text:p>be dried at the fire</text:p>
          </table:table-cell>
          <table:table-cell office:value-type="string">
            <text:p>sekinu</text:p>
          </table:table-cell>
          <table:table-cell table:number-columns-repeated="5"/>
        </table:table-row>
        <table:table-row table:style-name="ro1">
          <table:table-cell office:value-type="string">
            <text:p>terma</text:p>
          </table:table-cell>
          <table:table-cell office:value-type="string">
            <text:p>ters</text:p>
          </table:table-cell>
          <table:table-cell office:value-type="string">
            <text:p>ers</text:p>
          </table:table-cell>
          <table:table-cell office:value-type="string">
            <text:p>vt-2</text:p>
          </table:table-cell>
          <table:table-cell office:value-type="string">
            <text:p>turn</text:p>
          </table:table-cell>
          <table:table-cell office:value-type="string">
            <text:p>palʈâunu</text:p>
          </table:table-cell>
          <table:table-cell table:number-columns-repeated="5"/>
        </table:table-row>
        <table:table-row table:style-name="ro1">
          <table:table-cell office:value-type="string">
            <text:p>pheima</text:p>
          </table:table-cell>
          <table:table-cell office:value-type="string">
            <text:p>ph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pull back</text:p>
          </table:table-cell>
          <table:table-cell office:value-type="string">
            <text:p>neparnu</text:p>
          </table:table-cell>
          <table:table-cell table:number-columns-repeated="5"/>
        </table:table-row>
        <table:table-row table:style-name="ro1">
          <table:table-cell office:value-type="string">
            <text:p>uima</text:p>
          </table:table-cell>
          <table:table-cell table:number-columns-repeated="2" office:value-type="string">
            <text:p>un</text:p>
          </table:table-cell>
          <table:table-cell office:value-type="string">
            <text:p>vt-5</text:p>
          </table:table-cell>
          <table:table-cell office:value-type="string">
            <text:p>scratch</text:p>
          </table:table-cell>
          <table:table-cell office:value-type="string">
            <text:p>kanyâunu</text:p>
          </table:table-cell>
          <table:table-cell table:number-columns-repeated="5"/>
        </table:table-row>
        <table:table-row table:style-name="ro1">
          <table:table-cell office:value-type="string">
            <text:p>tema</text:p>
          </table:table-cell>
          <table:table-cell office:value-type="string">
            <text:p>tes</text:p>
          </table:table-cell>
          <table:table-cell office:value-type="string">
            <text:p>es</text:p>
          </table:table-cell>
          <table:table-cell office:value-type="string">
            <text:p>vt-2</text:p>
          </table:table-cell>
          <table:table-cell office:value-type="string">
            <text:p>pour in, fuck</text:p>
          </table:table-cell>
          <table:table-cell office:value-type="string">
            <text:p>hâlnu</text:p>
          </table:table-cell>
          <table:table-cell table:number-columns-repeated="5"/>
        </table:table-row>
        <table:table-row table:style-name="ro1">
          <table:table-cell office:value-type="string">
            <text:p>waima</text:p>
          </table:table-cell>
          <table:table-cell office:value-type="string">
            <text:p>w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wear (clothes)</text:p>
          </table:table-cell>
          <table:table-cell table:number-columns-repeated="2"/>
          <table:table-cell office:value-type="string">
            <text:p>wa:t</text:p>
          </table:table-cell>
          <table:table-cell table:number-columns-repeated="3"/>
        </table:table-row>
        <table:table-row table:style-name="ro1">
          <table:table-cell office:value-type="string">
            <text:p>la:ma</text:p>
          </table:table-cell>
          <table:table-cell office:value-type="string">
            <text:p>laks</text:p>
          </table:table-cell>
          <table:table-cell office:value-type="string">
            <text:p>aks</text:p>
          </table:table-cell>
          <table:table-cell office:value-type="string">
            <text:p>vi-2</text:p>
          </table:table-cell>
          <table:table-cell office:value-type="string">
            <text:p>slip</text:p>
          </table:table-cell>
          <table:table-cell office:value-type="string">
            <text:p>ciplinu</text:p>
          </table:table-cell>
          <table:table-cell table:number-columns-repeated="5"/>
        </table:table-row>
        <table:table-row table:style-name="ro1">
          <table:table-cell office:value-type="string">
            <text:p>si:ma</text:p>
          </table:table-cell>
          <table:table-cell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vt-2</text:p>
          </table:table-cell>
          <table:table-cell office:value-type="string">
            <text:p>trample on, tread on</text:p>
          </table:table-cell>
          <table:table-cell office:value-type="string">
            <text:p>kulcanu</text:p>
          </table:table-cell>
          <table:table-cell table:number-columns-repeated="5"/>
        </table:table-row>
        <table:table-row table:style-name="ro1">
          <table:table-cell office:value-type="string">
            <text:p>simma</text:p>
          </table:table-cell>
          <table:table-cell office:value-type="string">
            <text:p>s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evaporate</text:p>
          </table:table-cell>
          <table:table-cell office:value-type="string">
            <text:p>bâph bannu</text:p>
          </table:table-cell>
          <table:table-cell table:number-columns-repeated="5"/>
        </table:table-row>
        <table:table-row table:style-name="ro1">
          <table:table-cell office:value-type="string">
            <text:p>u:ma</text:p>
          </table:table-cell>
          <table:table-cell table:number-columns-repeated="2" office:value-type="string">
            <text:p>uk</text:p>
          </table:table-cell>
          <table:table-cell office:value-type="string">
            <text:p>vt-2</text:p>
          </table:table-cell>
          <table:table-cell office:value-type="string">
            <text:p>fill with water</text:p>
          </table:table-cell>
          <table:table-cell office:value-type="string">
            <text:p>ughâunu</text:p>
          </table:table-cell>
          <table:table-cell table:number-columns-repeated="5"/>
        </table:table-row>
        <table:table-row table:style-name="ro1">
          <table:table-cell office:value-type="string">
            <text:p>sulma</text:p>
          </table:table-cell>
          <table:table-cell office:value-type="string">
            <text:p>sul</text:p>
          </table:table-cell>
          <table:table-cell office:value-type="string">
            <text:p>ul</text:p>
          </table:table-cell>
          <table:table-cell office:value-type="string">
            <text:p>vt-4</text:p>
          </table:table-cell>
          <table:table-cell office:value-type="string">
            <text:p>hide, conceal</text:p>
          </table:table-cell>
          <table:table-cell office:value-type="string">
            <text:p>lukâunu</text:p>
          </table:table-cell>
          <table:table-cell table:number-columns-repeated="5"/>
        </table:table-row>
        <table:table-row table:style-name="ro1">
          <table:table-cell office:value-type="string">
            <text:p>yeima</text:p>
          </table:table-cell>
          <table:table-cell office:value-type="string">
            <text:p>yen</text:p>
          </table:table-cell>
          <table:table-cell office:value-type="string">
            <text:p>en</text:p>
          </table:table-cell>
          <table:table-cell office:value-type="string">
            <text:p>vt-5</text:p>
          </table:table-cell>
          <table:table-cell office:value-type="string">
            <text:p>hear</text:p>
          </table:table-cell>
          <table:table-cell office:value-type="string">
            <text:p>sunnu</text:p>
          </table:table-cell>
          <table:table-cell table:number-columns-repeated="5"/>
        </table:table-row>
        <table:table-row table:style-name="ro1">
          <table:table-cell office:value-type="string">
            <text:p>hi:ma</text:p>
          </table:table-cell>
          <table:table-cell office:value-type="string">
            <text:p>hiŋ</text:p>
          </table:table-cell>
          <table:table-cell office:value-type="string">
            <text:p>iŋ</text:p>
          </table:table-cell>
          <table:table-cell office:value-type="string">
            <text:p>vt-4</text:p>
          </table:table-cell>
          <table:table-cell office:value-type="string">
            <text:p>raise, bring up (livestock, children)</text:p>
          </table:table-cell>
          <table:table-cell office:value-type="string">
            <text:p>pâlnu</text:p>
          </table:table-cell>
          <table:table-cell table:number-columns-repeated="5"/>
        </table:table-row>
        <table:table-row table:style-name="ro1">
          <table:table-cell office:value-type="string">
            <text:p>humma</text:p>
          </table:table-cell>
          <table:table-cell office:value-type="string">
            <text:p>h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cause to fall from a height</text:p>
          </table:table-cell>
          <table:table-cell table:number-columns-repeated="6"/>
        </table:table-row>
        <table:table-row table:style-name="ro1">
          <table:table-cell office:value-type="string">
            <text:p>to:ma</text:p>
          </table:table-cell>
          <table:table-cell office:value-type="string">
            <text:p>toks</text:p>
          </table:table-cell>
          <table:table-cell office:value-type="string">
            <text:p>oks</text:p>
          </table:table-cell>
          <table:table-cell office:value-type="string">
            <text:p>vi-2</text:p>
          </table:table-cell>
          <table:table-cell office:value-type="string">
            <text:p>move, shake</text:p>
          </table:table-cell>
          <table:table-cell office:value-type="string">
            <text:p>calnu</text:p>
          </table:table-cell>
          <table:table-cell table:number-columns-repeated="5"/>
        </table:table-row>
        <table:table-row table:style-name="ro1">
          <table:table-cell office:value-type="string">
            <text:p>khama</text:p>
          </table:table-cell>
          <table:table-cell office:value-type="string">
            <text:p>khas</text:p>
          </table:table-cell>
          <table:table-cell office:value-type="string">
            <text:p>as</text:p>
          </table:table-cell>
          <table:table-cell office:value-type="string">
            <text:p>vi-2</text:p>
          </table:table-cell>
          <table:table-cell office:value-type="string">
            <text:p>be full</text:p>
          </table:table-cell>
          <table:table-cell table:number-columns-repeated="6"/>
        </table:table-row>
        <table:table-row table:style-name="ro1">
          <table:table-cell office:value-type="string">
            <text:p>ho:ma</text:p>
          </table:table-cell>
          <table:table-cell office:value-type="string">
            <text:p>h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throw, throw away</text:p>
          </table:table-cell>
          <table:table-cell office:value-type="string">
            <text:p>phâlnu, phyâmknu</text:p>
          </table:table-cell>
          <table:table-cell table:number-columns-repeated="5"/>
        </table:table-row>
        <table:table-row table:style-name="ro1">
          <table:table-cell office:value-type="string">
            <text:p>co:ma</text:p>
          </table:table-cell>
          <table:table-cell office:value-type="string">
            <text:p>c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knead</text:p>
          </table:table-cell>
          <table:table-cell office:value-type="string">
            <text:p>muchnu</text:p>
          </table:table-cell>
          <table:table-cell table:number-columns-repeated="5"/>
        </table:table-row>
        <table:table-row table:style-name="ro1">
          <table:table-cell office:value-type="string">
            <text:p>ŋe:ma</text:p>
          </table:table-cell>
          <table:table-cell office:value-type="string">
            <text:p>ŋ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eat by nibbling or gnawing</text:p>
          </table:table-cell>
          <table:table-cell table:number-columns-repeated="3"/>
          <table:table-cell office:value-type="string">
            <text:p>ŋekma (ŋeu)</text:p>
          </table:table-cell>
          <table:table-cell table:number-columns-repeated="2"/>
        </table:table-row>
        <table:table-row table:style-name="ro1">
          <table:table-cell office:value-type="string">
            <text:p>co:ma</text:p>
          </table:table-cell>
          <table:table-cell office:value-type="string">
            <text:p>c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peep, spy, observe</text:p>
          </table:table-cell>
          <table:table-cell office:value-type="string">
            <text:p>ciyâunu</text:p>
          </table:table-cell>
          <table:table-cell table:number-columns-repeated="5"/>
        </table:table-row>
        <table:table-row table:style-name="ro1">
          <table:table-cell office:value-type="string">
            <text:p>khu:ma</text:p>
          </table:table-cell>
          <table:table-cell office:value-type="string">
            <text:p>khuks</text:p>
          </table:table-cell>
          <table:table-cell office:value-type="string">
            <text:p>uks</text:p>
          </table:table-cell>
          <table:table-cell office:value-type="string">
            <text:p>vt-2</text:p>
          </table:table-cell>
          <table:table-cell office:value-type="string">
            <text:p>wear (on head or shoulders)</text:p>
          </table:table-cell>
          <table:table-cell office:value-type="string">
            <text:p>oɖhnu</text:p>
          </table:table-cell>
          <table:table-cell table:number-columns-repeated="5"/>
        </table:table-row>
        <table:table-row table:style-name="ro1">
          <table:table-cell office:value-type="string">
            <text:p>hama</text:p>
          </table:table-cell>
          <table:table-cell office:value-type="string">
            <text:p>has</text:p>
          </table:table-cell>
          <table:table-cell office:value-type="string">
            <text:p>as</text:p>
          </table:table-cell>
          <table:table-cell office:value-type="string">
            <text:p>vt-2</text:p>
          </table:table-cell>
          <table:table-cell office:value-type="string">
            <text:p>distribute</text:p>
          </table:table-cell>
          <table:table-cell office:value-type="string">
            <text:p>bâmɖnu</text:p>
          </table:table-cell>
          <table:table-cell table:number-columns-repeated="5"/>
        </table:table-row>
        <table:table-row table:style-name="ro1">
          <table:table-cell office:value-type="string">
            <text:p>e:ma</text:p>
          </table:table-cell>
          <table:table-cell table:number-columns-repeated="2" office:value-type="string">
            <text:p>ek</text:p>
          </table:table-cell>
          <table:table-cell office:value-type="string">
            <text:p>vi-2</text:p>
          </table:table-cell>
          <table:table-cell office:value-type="string">
            <text:p>be torn</text:p>
          </table:table-cell>
          <table:table-cell office:value-type="string">
            <text:p>cyâtinu</text:p>
          </table:table-cell>
          <table:table-cell table:number-columns-repeated="5"/>
        </table:table-row>
        <table:table-row table:style-name="ro1">
          <table:table-cell office:value-type="string">
            <text:p>purma</text:p>
          </table:table-cell>
          <table:table-cell office:value-type="string">
            <text:p>purs</text:p>
          </table:table-cell>
          <table:table-cell office:value-type="string">
            <text:p>urs</text:p>
          </table:table-cell>
          <table:table-cell office:value-type="string">
            <text:p>vt-2</text:p>
          </table:table-cell>
          <table:table-cell office:value-type="string">
            <text:p>spin a thread</text:p>
          </table:table-cell>
          <table:table-cell table:number-columns-repeated="6"/>
        </table:table-row>
        <table:table-row table:style-name="ro1">
          <table:table-cell office:value-type="string">
            <text:p>khoma</text:p>
          </table:table-cell>
          <table:table-cell office:value-type="string">
            <text:p>kho</text:p>
          </table:table-cell>
          <table:table-cell office:value-type="string">
            <text:p>o/a</text:p>
          </table:table-cell>
          <table:table-cell office:value-type="string">
            <text:p>vt-8</text:p>
          </table:table-cell>
          <table:table-cell office:value-type="string">
            <text:p>sting, bite</text:p>
          </table:table-cell>
          <table:table-cell office:value-type="string">
            <text:p>ʈoknu</text:p>
          </table:table-cell>
          <table:table-cell table:number-columns-repeated="5"/>
        </table:table-row>
        <table:table-row table:style-name="ro1">
          <table:table-cell office:value-type="string">
            <text:p>kima</text:p>
          </table:table-cell>
          <table:table-cell office:value-type="string">
            <text:p>kis</text:p>
          </table:table-cell>
          <table:table-cell office:value-type="string">
            <text:p>is</text:p>
          </table:table-cell>
          <table:table-cell office:value-type="string">
            <text:p>vi-2</text:p>
          </table:table-cell>
          <table:table-cell office:value-type="string">
            <text:p>frighten (be afraid?)</text:p>
          </table:table-cell>
          <table:table-cell office:value-type="string">
            <text:p>tarsâunu (tarsinu?)</text:p>
          </table:table-cell>
          <table:table-cell/>
          <table:table-cell office:value-type="string">
            <text:p>kis, kit</text:p>
          </table:table-cell>
          <table:table-cell table:number-columns-repeated="3"/>
        </table:table-row>
        <table:table-row table:style-name="ro1">
          <table:table-cell office:value-type="string">
            <text:p>ki:ma</text:p>
          </table:table-cell>
          <table:table-cell office:value-type="string">
            <text:p>kin</text:p>
          </table:table-cell>
          <table:table-cell office:value-type="string">
            <text:p>in</text:p>
          </table:table-cell>
          <table:table-cell office:value-type="string">
            <text:p>vi-2</text:p>
          </table:table-cell>
          <table:table-cell office:value-type="string">
            <text:p>be stretched</text:p>
          </table:table-cell>
          <table:table-cell office:value-type="string">
            <text:p>tankinu</text:p>
          </table:table-cell>
          <table:table-cell table:number-columns-repeated="5"/>
        </table:table-row>
        <table:table-row table:style-name="ro1">
          <table:table-cell office:value-type="string">
            <text:p>hərma</text:p>
          </table:table-cell>
          <table:table-cell office:value-type="string">
            <text:p>əs</text:p>
          </table:table-cell>
          <table:table-cell office:value-type="string">
            <text:p>ərs</text:p>
          </table:table-cell>
          <table:table-cell office:value-type="string">
            <text:p>vt-2</text:p>
          </table:table-cell>
          <table:table-cell office:value-type="string">
            <text:p>split in two</text:p>
          </table:table-cell>
          <table:table-cell table:number-columns-repeated="6"/>
        </table:table-row>
        <table:table-row table:style-name="ro1">
          <table:table-cell office:value-type="string">
            <text:p>chamma</text:p>
          </table:table-cell>
          <table:table-cell office:value-type="string">
            <text:p>c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write</text:p>
          </table:table-cell>
          <table:table-cell office:value-type="string">
            <text:p>lekhnu</text:p>
          </table:table-cell>
          <table:table-cell table:number-columns-repeated="5"/>
        </table:table-row>
        <table:table-row table:style-name="ro1">
          <table:table-cell office:value-type="string">
            <text:p>kheima</text:p>
          </table:table-cell>
          <table:table-cell office:value-type="string">
            <text:p>kh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buy</text:p>
          </table:table-cell>
          <table:table-cell office:value-type="string">
            <text:p>kinnu</text:p>
          </table:table-cell>
          <table:table-cell table:number-columns-repeated="5"/>
        </table:table-row>
        <table:table-row table:style-name="ro1">
          <table:table-cell office:value-type="string">
            <text:p>kilma</text:p>
          </table:table-cell>
          <table:table-cell office:value-type="string">
            <text:p>k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plaster, smear with sindur</text:p>
          </table:table-cell>
          <table:table-cell table:number-columns-repeated="6"/>
        </table:table-row>
        <table:table-row table:style-name="ro1">
          <table:table-cell office:value-type="string">
            <text:p>kima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seize</text:p>
          </table:table-cell>
          <table:table-cell office:value-type="string">
            <text:p>samâtnu</text:p>
          </table:table-cell>
          <table:table-cell table:number-columns-repeated="5"/>
        </table:table-row>
        <table:table-row table:style-name="ro1">
          <table:table-cell office:value-type="string">
            <text:p>galma</text:p>
          </table:table-cell>
          <table:table-cell office:value-type="string">
            <text:p>gal</text:p>
          </table:table-cell>
          <table:table-cell office:value-type="string">
            <text:p>al</text:p>
          </table:table-cell>
          <table:table-cell office:value-type="string">
            <text:p>vt-4</text:p>
          </table:table-cell>
          <table:table-cell office:value-type="string">
            <text:p>rub</text:p>
          </table:table-cell>
          <table:table-cell table:number-columns-repeated="6"/>
        </table:table-row>
        <table:table-row table:style-name="ro1">
          <table:table-cell office:value-type="string">
            <text:p>kəmma</text:p>
          </table:table-cell>
          <table:table-cell office:value-type="string">
            <text:p>k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pick up</text:p>
          </table:table-cell>
          <table:table-cell office:value-type="string">
            <text:p>ʈipnu</text:p>
          </table:table-cell>
          <table:table-cell table:number-columns-repeated="5"/>
        </table:table-row>
        <table:table-row table:style-name="ro1">
          <table:table-cell office:value-type="string">
            <text:p>korma</text:p>
          </table:table-cell>
          <table:table-cell office:value-type="string">
            <text:p>kor</text:p>
          </table:table-cell>
          <table:table-cell office:value-type="string">
            <text:p>or</text:p>
          </table:table-cell>
          <table:table-cell office:value-type="string">
            <text:p>vt-1</text:p>
          </table:table-cell>
          <table:table-cell office:value-type="string">
            <text:p>hinder, stop</text:p>
          </table:table-cell>
          <table:table-cell office:value-type="string">
            <text:p>roknu</text:p>
          </table:table-cell>
          <table:table-cell table:number-columns-repeated="5"/>
        </table:table-row>
        <table:table-row table:style-name="ro1">
          <table:table-cell office:value-type="string">
            <text:p>ko:ma</text:p>
          </table:table-cell>
          <table:table-cell office:value-type="string">
            <text:p>k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too much</text:p>
          </table:table-cell>
          <table:table-cell table:number-columns-repeated="6"/>
        </table:table-row>
        <table:table-row table:style-name="ro1">
          <table:table-cell office:value-type="string">
            <text:p>ca reima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vi-5</text:p>
          </table:table-cell>
          <table:table-cell office:value-type="string">
            <text:p>get scared</text:p>
          </table:table-cell>
          <table:table-cell office:value-type="string">
            <text:p>tarsinu</text:p>
          </table:table-cell>
          <table:table-cell table:number-columns-repeated="5"/>
        </table:table-row>
        <table:table-row table:style-name="ro1">
          <table:table-cell office:value-type="string">
            <text:p>kimma</text:p>
          </table:table-cell>
          <table:table-cell office:value-type="string">
            <text:p>kim</text:p>
          </table:table-cell>
          <table:table-cell office:value-type="string">
            <text:p>im</text:p>
          </table:table-cell>
          <table:table-cell office:value-type="string">
            <text:p>vi-1</text:p>
          </table:table-cell>
          <table:table-cell office:value-type="string">
            <text:p>rot</text:p>
          </table:table-cell>
          <table:table-cell office:value-type="string">
            <text:p>saɖnu</text:p>
          </table:table-cell>
          <table:table-cell/>
          <table:table-cell office:value-type="string">
            <text:p>ki:r ??</text:p>
          </table:table-cell>
          <table:table-cell table:number-columns-repeated="3"/>
        </table:table-row>
        <table:table-row table:style-name="ro1">
          <table:table-cell office:value-type="string">
            <text:p>incima</text:p>
          </table:table-cell>
          <table:table-cell table:number-columns-repeated="2" office:value-type="string">
            <text:p>it</text:p>
          </table:table-cell>
          <table:table-cell office:value-type="string">
            <text:p>vr</text:p>
          </table:table-cell>
          <table:table-cell office:value-type="string">
            <text:p>learn</text:p>
          </table:table-cell>
          <table:table-cell table:number-columns-repeated="6"/>
        </table:table-row>
        <table:table-row table:style-name="ro1">
          <table:table-cell office:value-type="string">
            <text:p>juima</text:p>
          </table:table-cell>
          <table:table-cell office:value-type="string">
            <text:p>j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warm os by the fire</text:p>
          </table:table-cell>
          <table:table-cell office:value-type="string">
            <text:p>âgo tâpnu</text:p>
          </table:table-cell>
          <table:table-cell table:number-columns-repeated="5"/>
        </table:table-row>
        <table:table-row table:style-name="ro1">
          <table:table-cell office:value-type="string">
            <text:p>yo:ma</text:p>
          </table:table-cell>
          <table:table-cell office:value-type="string">
            <text:p>yoŋ</text:p>
          </table:table-cell>
          <table:table-cell office:value-type="string">
            <text:p>oŋ</text:p>
          </table:table-cell>
          <table:table-cell office:value-type="string">
            <text:p>vi-2</text:p>
          </table:table-cell>
          <table:table-cell office:value-type="string">
            <text:p>be sift, be passed through a sieve</text:p>
          </table:table-cell>
          <table:table-cell office:value-type="string">
            <text:p>câlinu</text:p>
          </table:table-cell>
          <table:table-cell table:number-columns-repeated="5"/>
        </table:table-row>
        <table:table-row table:style-name="ro1">
          <table:table-cell office:value-type="string">
            <text:p>jemma</text:p>
          </table:table-cell>
          <table:table-cell office:value-type="string">
            <text:p>j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forge</text:p>
          </table:table-cell>
          <table:table-cell office:value-type="string">
            <text:p>phalâm kuʈnu</text:p>
          </table:table-cell>
          <table:table-cell table:number-columns-repeated="5"/>
        </table:table-row>
        <table:table-row table:style-name="ro1">
          <table:table-cell office:value-type="string">
            <text:p>jerma</text:p>
          </table:table-cell>
          <table:table-cell office:value-type="string">
            <text:p>jer</text:p>
          </table:table-cell>
          <table:table-cell office:value-type="string">
            <text:p>er</text:p>
          </table:table-cell>
          <table:table-cell office:value-type="string">
            <text:p>vt-1</text:p>
          </table:table-cell>
          <table:table-cell office:value-type="string">
            <text:p>disgust</text:p>
          </table:table-cell>
          <table:table-cell office:value-type="string">
            <text:p>ghîn lâgnu</text:p>
          </table:table-cell>
          <table:table-cell/>
          <table:table-cell office:value-type="string">
            <text:p>ci:t ??</text:p>
          </table:table-cell>
          <table:table-cell table:number-columns-repeated="3"/>
        </table:table-row>
        <table:table-row table:style-name="ro1">
          <table:table-cell office:value-type="string">
            <text:p>rəmma</text:p>
          </table:table-cell>
          <table:table-cell office:value-type="string">
            <text:p>r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twist, plait</text:p>
          </table:table-cell>
          <table:table-cell office:value-type="string">
            <text:p>bâʈnu</text:p>
          </table:table-cell>
          <table:table-cell table:number-columns-repeated="5"/>
        </table:table-row>
        <table:table-row table:style-name="ro1">
          <table:table-cell office:value-type="string">
            <text:p>yemma</text:p>
          </table:table-cell>
          <table:table-cell office:value-type="string">
            <text:p>yeps</text:p>
          </table:table-cell>
          <table:table-cell office:value-type="string">
            <text:p>eps</text:p>
          </table:table-cell>
          <table:table-cell office:value-type="string">
            <text:p>vt-2</text:p>
          </table:table-cell>
          <table:table-cell office:value-type="string">
            <text:p>thresh</text:p>
          </table:table-cell>
          <table:table-cell office:value-type="string">
            <text:p>kuʈnu</text:p>
          </table:table-cell>
          <table:table-cell table:number-columns-repeated="5"/>
        </table:table-row>
        <table:table-row table:style-name="ro1">
          <table:table-cell office:value-type="string">
            <text:p>khəma</text:p>
          </table:table-cell>
          <table:table-cell office:value-type="string">
            <text:p>khəs</text:p>
          </table:table-cell>
          <table:table-cell office:value-type="string">
            <text:p>əs</text:p>
          </table:table-cell>
          <table:table-cell office:value-type="string">
            <text:p>vt-2</text:p>
          </table:table-cell>
          <table:table-cell office:value-type="string">
            <text:p>collect, store up</text:p>
          </table:table-cell>
          <table:table-cell office:value-type="string">
            <text:p>sâmcnu, thupârnu</text:p>
          </table:table-cell>
          <table:table-cell table:number-columns-repeated="5"/>
        </table:table-row>
        <table:table-row table:style-name="ro1">
          <table:table-cell office:value-type="string">
            <text:p>kaima</text:p>
          </table:table-cell>
          <table:table-cell office:value-type="string">
            <text:p>k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spill, pour out</text:p>
          </table:table-cell>
          <table:table-cell office:value-type="string">
            <text:p>pokhâunu</text:p>
          </table:table-cell>
          <table:table-cell table:number-columns-repeated="5"/>
        </table:table-row>
        <table:table-row table:style-name="ro1">
          <table:table-cell office:value-type="string">
            <text:p>mulma</text:p>
          </table:table-cell>
          <table:table-cell office:value-type="string">
            <text:p>mul</text:p>
          </table:table-cell>
          <table:table-cell office:value-type="string">
            <text:p>ul</text:p>
          </table:table-cell>
          <table:table-cell office:value-type="string">
            <text:p>vi-1</text:p>
          </table:table-cell>
          <table:table-cell office:value-type="string">
            <text:p>sink</text:p>
          </table:table-cell>
          <table:table-cell office:value-type="string">
            <text:p>ɖubnu</text:p>
          </table:table-cell>
          <table:table-cell table:number-columns-repeated="5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learn</text:p>
          </table:table-cell>
          <table:table-cell office:value-type="string">
            <text:p>siknu</text:p>
          </table:table-cell>
          <table:table-cell table:number-columns-repeated="5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hit (ball)</text:p>
          </table:table-cell>
          <table:table-cell office:value-type="string">
            <text:p>hânnu</text:p>
          </table:table-cell>
          <table:table-cell table:number-columns-repeated="5"/>
        </table:table-row>
        <table:table-row table:style-name="ro1">
          <table:table-cell office:value-type="string">
            <text:p>damma</text:p>
          </table:table-cell>
          <table:table-cell office:value-type="string">
            <text:p>daps</text:p>
          </table:table-cell>
          <table:table-cell office:value-type="string">
            <text:p>aps</text:p>
          </table:table-cell>
          <table:table-cell office:value-type="string">
            <text:p>vi-2</text:p>
          </table:table-cell>
          <table:table-cell office:value-type="string">
            <text:p>knock down, tackle, wrestle</text:p>
          </table:table-cell>
          <table:table-cell office:value-type="string">
            <text:p>pachârinu, kûstî khelnu</text:p>
          </table:table-cell>
          <table:table-cell table:number-columns-repeated="5"/>
        </table:table-row>
        <table:table-row table:style-name="ro1">
          <table:table-cell office:value-type="string">
            <text:p>deima</text:p>
          </table:table-cell>
          <table:table-cell office:value-type="string">
            <text:p>d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fell, cut down</text:p>
          </table:table-cell>
          <table:table-cell office:value-type="string">
            <text:p>ɖhâlnu</text:p>
          </table:table-cell>
          <table:table-cell table:number-columns-repeated="5"/>
        </table:table-row>
        <table:table-row table:style-name="ro1">
          <table:table-cell office:value-type="string">
            <text:p>dima</text:p>
          </table:table-cell>
          <table:table-cell office:value-type="string">
            <text:p>d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patch up, mend</text:p>
          </table:table-cell>
          <table:table-cell office:value-type="string">
            <text:p>ʈâlnu</text:p>
          </table:table-cell>
          <table:table-cell table:number-columns-repeated="5"/>
        </table:table-row>
        <table:table-row table:style-name="ro1">
          <table:table-cell office:value-type="string">
            <text:p>demma</text:p>
          </table:table-cell>
          <table:table-cell office:value-type="string">
            <text:p>d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cover</text:p>
          </table:table-cell>
          <table:table-cell office:value-type="string">
            <text:p>ɖhâknu, chopnu</text:p>
          </table:table-cell>
          <table:table-cell table:number-columns-repeated="5"/>
        </table:table-row>
        <table:table-row table:style-name="ro1">
          <table:table-cell office:value-type="string">
            <text:p>dəima</text:p>
          </table:table-cell>
          <table:table-cell office:value-type="string">
            <text:p>dən</text:p>
          </table:table-cell>
          <table:table-cell office:value-type="string">
            <text:p>ən</text:p>
          </table:table-cell>
          <table:table-cell office:value-type="string">
            <text:p>vt-5</text:p>
          </table:table-cell>
          <table:table-cell office:value-type="string">
            <text:p>set fire to</text:p>
          </table:table-cell>
          <table:table-cell office:value-type="string">
            <text:p>salkâunu, bâlnu</text:p>
          </table:table-cell>
          <table:table-cell table:number-columns-repeated="5"/>
        </table:table-row>
        <table:table-row table:style-name="ro1">
          <table:table-cell office:value-type="string">
            <text:p>dima</text:p>
          </table:table-cell>
          <table:table-cell office:value-type="string">
            <text:p>dis</text:p>
          </table:table-cell>
          <table:table-cell office:value-type="string">
            <text:p>is</text:p>
          </table:table-cell>
          <table:table-cell office:value-type="string">
            <text:p>vt-4</text:p>
          </table:table-cell>
          <table:table-cell office:value-type="string">
            <text:p>cause to fall, drop</text:p>
          </table:table-cell>
          <table:table-cell office:value-type="string">
            <text:p>laɖâunu</text:p>
          </table:table-cell>
          <table:table-cell table:number-columns-repeated="5"/>
        </table:table-row>
        <table:table-row table:style-name="ro1">
          <table:table-cell office:value-type="string">
            <text:p>chimma</text:p>
          </table:table-cell>
          <table:table-cell office:value-type="string">
            <text:p>c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bump into, meet</text:p>
          </table:table-cell>
          <table:table-cell office:value-type="string">
            <text:p>bheʈnu</text:p>
          </table:table-cell>
          <table:table-cell table:number-columns-repeated="5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peeled off</text:p>
          </table:table-cell>
          <table:table-cell office:value-type="string">
            <text:p>tâchinu</text:p>
          </table:table-cell>
          <table:table-cell table:number-columns-repeated="5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</text:p>
          </table:table-cell>
          <table:table-cell office:value-type="string">
            <text:p>oks</text:p>
          </table:table-cell>
          <table:table-cell office:value-type="string">
            <text:p>vt-3</text:p>
          </table:table-cell>
          <table:table-cell office:value-type="string">
            <text:p>peel off</text:p>
          </table:table-cell>
          <table:table-cell office:value-type="string">
            <text:p>tâchnu</text:p>
          </table:table-cell>
          <table:table-cell table:number-columns-repeated="5"/>
        </table:table-row>
        <table:table-row table:style-name="ro1">
          <table:table-cell office:value-type="string">
            <text:p>yamma</text:p>
          </table:table-cell>
          <table:table-cell office:value-type="string">
            <text:p>y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pick (with one's finger)</text:p>
          </table:table-cell>
          <table:table-cell table:number-columns-repeated="6"/>
        </table:table-row>
        <table:table-row table:style-name="ro1">
          <table:table-cell office:value-type="string">
            <text:p>choma</text:p>
          </table:table-cell>
          <table:table-cell office:value-type="string">
            <text:p>cho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bow down before, salute</text:p>
          </table:table-cell>
          <table:table-cell office:value-type="string">
            <text:p>ɖhognu</text:p>
          </table:table-cell>
          <table:table-cell table:number-columns-repeated="5"/>
        </table:table-row>
        <table:table-row table:style-name="ro1">
          <table:table-cell office:value-type="string">
            <text:p>tho:ma</text:p>
          </table:table-cell>
          <table:table-cell office:value-type="string">
            <text:p>thoŋ</text:p>
          </table:table-cell>
          <table:table-cell office:value-type="string">
            <text:p>oŋ</text:p>
          </table:table-cell>
          <table:table-cell office:value-type="string">
            <text:p>vi-2</text:p>
          </table:table-cell>
          <table:table-cell office:value-type="string">
            <text:p>come up</text:p>
          </table:table-cell>
          <table:table-cell office:value-type="string">
            <text:p>mâthi âunu</text:p>
          </table:table-cell>
          <table:table-cell/>
          <table:table-cell table:style-name="ce3" office:value-type="string">
            <text:p>thaŋ</text:p>
          </table:table-cell>
          <table:table-cell table:style-name="ce5" office:value-type="string">
            <text:p>tʰaŋma (tʰaŋa)</text:p>
          </table:table-cell>
          <table:table-cell table:number-columns-repeated="2"/>
        </table:table-row>
        <table:table-row table:style-name="ro1">
          <table:table-cell office:value-type="string">
            <text:p>chu:ma</text:p>
          </table:table-cell>
          <table:table-cell office:value-type="string">
            <text:p>chuks</text:p>
          </table:table-cell>
          <table:table-cell office:value-type="string">
            <text:p>uks</text:p>
          </table:table-cell>
          <table:table-cell office:value-type="string">
            <text:p>vi-2</text:p>
          </table:table-cell>
          <table:table-cell office:value-type="string">
            <text:p>cough</text:p>
          </table:table-cell>
          <table:table-cell office:value-type="string">
            <text:p>khoknu</text:p>
          </table:table-cell>
          <table:table-cell/>
          <table:table-cell office:value-type="string">
            <text:p>cʰuŋma (cʰuŋsa)</text:p>
          </table:table-cell>
          <table:table-cell table:number-columns-repeated="3"/>
        </table:table-row>
        <table:table-row table:style-name="ro1">
          <table:table-cell office:value-type="string">
            <text:p>cho:ma</text:p>
          </table:table-cell>
          <table:table-cell office:value-type="string">
            <text:p>ch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eliver, pay</text:p>
          </table:table-cell>
          <table:table-cell office:value-type="string">
            <text:p>puryâunu, tirnu</text:p>
          </table:table-cell>
          <table:table-cell table:number-columns-repeated="5"/>
        </table:table-row>
        <table:table-row table:style-name="ro1">
          <table:table-cell office:value-type="string">
            <text:p>chuima</text:p>
          </table:table-cell>
          <table:table-cell office:value-type="string">
            <text:p>chun</text:p>
          </table:table-cell>
          <table:table-cell office:value-type="string">
            <text:p>un</text:p>
          </table:table-cell>
          <table:table-cell office:value-type="string">
            <text:p>vt-5</text:p>
          </table:table-cell>
          <table:table-cell office:value-type="string">
            <text:p>tie (a knot)</text:p>
          </table:table-cell>
          <table:table-cell table:number-columns-repeated="6"/>
        </table:table-row>
        <table:table-row table:style-name="ro1">
          <table:table-cell office:value-type="string">
            <text:p>go:ma</text:p>
          </table:table-cell>
          <table:table-cell office:value-type="string">
            <text:p>g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carry by hand</text:p>
          </table:table-cell>
          <table:table-cell office:value-type="string">
            <text:p>hât-mâ minu</text:p>
          </table:table-cell>
          <table:table-cell table:number-columns-repeated="5"/>
        </table:table-row>
        <table:table-row table:style-name="ro1">
          <table:table-cell office:value-type="string">
            <text:p>wema</text:p>
          </table:table-cell>
          <table:table-cell office:value-type="string">
            <text:p>wes</text:p>
          </table:table-cell>
          <table:table-cell office:value-type="string">
            <text:p>es</text:p>
          </table:table-cell>
          <table:table-cell office:value-type="string">
            <text:p>vt-2</text:p>
          </table:table-cell>
          <table:table-cell office:value-type="string">
            <text:p>strap on, gird on, put on</text:p>
          </table:table-cell>
          <table:table-cell office:value-type="string">
            <text:p>bhirnu</text:p>
          </table:table-cell>
          <table:table-cell table:number-columns-repeated="5"/>
        </table:table-row>
        <table:table-row table:style-name="ro1">
          <table:table-cell office:value-type="string">
            <text:p>gəma</text:p>
          </table:table-cell>
          <table:table-cell office:value-type="string">
            <text:p>gəs</text:p>
          </table:table-cell>
          <table:table-cell office:value-type="string">
            <text:p>əs</text:p>
          </table:table-cell>
          <table:table-cell office:value-type="string">
            <text:p>vt-2</text:p>
          </table:table-cell>
          <table:table-cell office:value-type="string">
            <text:p>damage, destroy</text:p>
          </table:table-cell>
          <table:table-cell office:value-type="string">
            <text:p>bigranu</text:p>
          </table:table-cell>
          <table:table-cell table:number-columns-repeated="5"/>
        </table:table-row>
        <table:table-row table:style-name="ro1">
          <table:table-cell office:value-type="string">
            <text:p>chemma</text:p>
          </table:table-cell>
          <table:table-cell office:value-type="string">
            <text:p>chem</text:p>
          </table:table-cell>
          <table:table-cell office:value-type="string">
            <text:p>em</text:p>
          </table:table-cell>
          <table:table-cell office:value-type="string">
            <text:p>vt-4</text:p>
          </table:table-cell>
          <table:table-cell office:value-type="string">
            <text:p>persuade</text:p>
          </table:table-cell>
          <table:table-cell office:value-type="string">
            <text:p>phakâunu</text:p>
          </table:table-cell>
          <table:table-cell table:number-columns-repeated="5"/>
        </table:table-row>
        <table:table-row table:style-name="ro1">
          <table:table-cell office:value-type="string">
            <text:p>gumma</text:p>
          </table:table-cell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reproach</text:p>
          </table:table-cell>
          <table:table-cell office:value-type="string">
            <text:p>dhamkâunu</text:p>
          </table:table-cell>
          <table:table-cell table:number-columns-repeated="5"/>
        </table:table-row>
        <table:table-row table:style-name="ro1">
          <table:table-cell office:value-type="string">
            <text:p>gurma</text:p>
          </table:table-cell>
          <table:table-cell office:value-type="string">
            <text:p>g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black</text:p>
          </table:table-cell>
          <table:table-cell office:value-type="string">
            <text:p>kâli hunu</text:p>
          </table:table-cell>
          <table:table-cell table:number-columns-repeated="5"/>
        </table:table-row>
        <table:table-row table:style-name="ro1">
          <table:table-cell office:value-type="string">
            <text:p>guima</text:p>
          </table:table-cell>
          <table:table-cell office:value-type="string">
            <text:p>g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collect, gather</text:p>
          </table:table-cell>
          <table:table-cell office:value-type="string">
            <text:p>baʈulnu</text:p>
          </table:table-cell>
          <table:table-cell table:number-columns-repeated="5"/>
        </table:table-row>
        <table:table-row table:style-name="ro1">
          <table:table-cell office:value-type="string">
            <text:p>guma</text:p>
          </table:table-cell>
          <table:table-cell office:value-type="string">
            <text:p>gus</text:p>
          </table:table-cell>
          <table:table-cell office:value-type="string">
            <text:p>us</text:p>
          </table:table-cell>
          <table:table-cell office:value-type="string">
            <text:p>vt-4</text:p>
          </table:table-cell>
          <table:table-cell office:value-type="string">
            <text:p>store up</text:p>
          </table:table-cell>
          <table:table-cell office:value-type="string">
            <text:p>thankyâunu</text:p>
          </table:table-cell>
          <table:table-cell table:number-columns-repeated="5"/>
        </table:table-row>
        <table:table-row table:style-name="ro1">
          <table:table-cell office:value-type="string">
            <text:p>kerma</text:p>
          </table:table-cell>
          <table:table-cell office:value-type="string">
            <text:p>ker</text:p>
          </table:table-cell>
          <table:table-cell office:value-type="string">
            <text:p>er</text:p>
          </table:table-cell>
          <table:table-cell office:value-type="string">
            <text:p>vt-1</text:p>
          </table:table-cell>
          <table:table-cell office:value-type="string">
            <text:p>hit, beat, thresh</text:p>
          </table:table-cell>
          <table:table-cell office:value-type="string">
            <text:p>kuʈnu</text:p>
          </table:table-cell>
          <table:table-cell table:number-columns-repeated="5"/>
        </table:table-row>
        <table:table-row table:style-name="ro1">
          <table:table-cell office:value-type="string">
            <text:p>mulma</text:p>
          </table:table-cell>
          <table:table-cell office:value-type="string">
            <text:p>mul</text:p>
          </table:table-cell>
          <table:table-cell office:value-type="string">
            <text:p>ul</text:p>
          </table:table-cell>
          <table:table-cell office:value-type="string">
            <text:p>vt-4</text:p>
          </table:table-cell>
          <table:table-cell office:value-type="string">
            <text:p>hide</text:p>
          </table:table-cell>
          <table:table-cell office:value-type="string">
            <text:p>lukâunu</text:p>
          </table:table-cell>
          <table:table-cell table:number-columns-repeated="5"/>
        </table:table-row>
        <table:table-row table:style-name="ro1">
          <table:table-cell office:value-type="string">
            <text:p>khima</text:p>
          </table:table-cell>
          <table:table-cell office:value-type="string">
            <text:p>kh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burn</text:p>
          </table:table-cell>
          <table:table-cell office:value-type="string">
            <text:p>ɖaɖhnu</text:p>
          </table:table-cell>
          <table:table-cell table:number-columns-repeated="5"/>
        </table:table-row>
        <table:table-row table:style-name="ro1">
          <table:table-cell office:value-type="string">
            <text:p>ŋalma</text:p>
          </table:table-cell>
          <table:table-cell office:value-type="string">
            <text:p>ŋal</text:p>
          </table:table-cell>
          <table:table-cell office:value-type="string">
            <text:p>al</text:p>
          </table:table-cell>
          <table:table-cell office:value-type="string">
            <text:p>vt-1</text:p>
          </table:table-cell>
          <table:table-cell office:value-type="string">
            <text:p>destroy</text:p>
          </table:table-cell>
          <table:table-cell office:value-type="string">
            <text:p>bigranu</text:p>
          </table:table-cell>
          <table:table-cell table:number-columns-repeated="5"/>
        </table:table-row>
        <table:table-row table:style-name="ro1">
          <table:table-cell office:value-type="string">
            <text:p>chimma</text:p>
          </table:table-cell>
          <table:table-cell office:value-type="string">
            <text:p>c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overthrow</text:p>
          </table:table-cell>
          <table:table-cell office:value-type="string">
            <text:p>ghopʈyâunu</text:p>
          </table:table-cell>
          <table:table-cell table:number-columns-repeated="5"/>
        </table:table-row>
        <table:table-row table:style-name="ro1">
          <table:table-cell office:value-type="string">
            <text:p>paima</text:p>
          </table:table-cell>
          <table:table-cell office:value-type="string">
            <text:p>p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leak, drip</text:p>
          </table:table-cell>
          <table:table-cell office:value-type="string">
            <text:p>cuhinu</text:p>
          </table:table-cell>
          <table:table-cell table:number-columns-repeated="5"/>
        </table:table-row>
        <table:table-row table:style-name="ro1">
          <table:table-cell office:value-type="string">
            <text:p>əma</text:p>
          </table:table-cell>
          <table:table-cell table:number-columns-repeated="2"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break through the first light of day</text:p>
          </table:table-cell>
          <table:table-cell table:number-columns-repeated="6"/>
        </table:table-row>
        <table:table-row table:style-name="ro1">
          <table:table-cell office:value-type="string">
            <text:p>guma</text:p>
          </table:table-cell>
          <table:table-cell office:value-type="string">
            <text:p>gum</text:p>
          </table:table-cell>
          <table:table-cell office:value-type="string">
            <text:p>um</text:p>
          </table:table-cell>
          <table:table-cell office:value-type="string">
            <text:p>vti-1</text:p>
          </table:table-cell>
          <table:table-cell office:value-type="string">
            <text:p>be hungry</text:p>
          </table:table-cell>
          <table:table-cell office:value-type="string">
            <text:p>bhok lâgnu</text:p>
          </table:table-cell>
          <table:table-cell table:number-columns-repeated="5"/>
        </table:table-row>
        <table:table-row table:style-name="ro1">
          <table:table-cell office:value-type="string">
            <text:p>yaima</text:p>
          </table:table-cell>
          <table:table-cell office:value-type="string">
            <text:p>y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finish</text:p>
          </table:table-cell>
          <table:table-cell table:number-columns-repeated="6"/>
        </table:table-row>
        <table:table-row table:style-name="ro1">
          <table:table-cell office:value-type="string">
            <text:p>mima</text:p>
          </table:table-cell>
          <table:table-cell office:value-type="string">
            <text:p>m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cause</text:p>
          </table:table-cell>
          <table:table-cell table:number-columns-repeated="6"/>
        </table:table-row>
        <table:table-row table:style-name="ro1">
          <table:table-cell office:value-type="string">
            <text:p>terma</text:p>
          </table:table-cell>
          <table:table-cell office:value-type="string">
            <text:p>ters</text:p>
          </table:table-cell>
          <table:table-cell office:value-type="string">
            <text:p>ers</text:p>
          </table:table-cell>
          <table:table-cell office:value-type="string">
            <text:p>vi-2</text:p>
          </table:table-cell>
          <table:table-cell office:value-type="string">
            <text:p>be turned</text:p>
          </table:table-cell>
          <table:table-cell table:number-columns-repeated="6"/>
        </table:table-row>
        <table:table-row table:style-name="ro1">
          <table:table-cell office:value-type="string">
            <text:p>nemma</text:p>
          </table:table-cell>
          <table:table-cell office:value-type="string">
            <text:p>n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cover</text:p>
          </table:table-cell>
          <table:table-cell office:value-type="string">
            <text:p>chopnu</text:p>
          </table:table-cell>
          <table:table-cell table:number-columns-repeated="5"/>
        </table:table-row>
        <table:table-row table:style-name="ro1">
          <table:table-cell office:value-type="string">
            <text:p>mi:ma</text:p>
          </table:table-cell>
          <table:table-cell office:value-type="string">
            <text:p>min</text:p>
          </table:table-cell>
          <table:table-cell office:value-type="string">
            <text:p>in</text:p>
          </table:table-cell>
          <table:table-cell office:value-type="string">
            <text:p>vti-2</text:p>
          </table:table-cell>
          <table:table-cell office:value-type="string">
            <text:p>think</text:p>
          </table:table-cell>
          <table:table-cell office:value-type="string">
            <text:p>socnu, smjhanu</text:p>
          </table:table-cell>
          <table:table-cell table:number-columns-repeated="4"/>
          <table:table-cell office:value-type="string">
            <text:p>yak. mit</text:p>
          </table:table-cell>
        </table:table-row>
        <table:table-row table:style-name="ro2">
          <table:table-cell office:value-type="string">
            <text:p>muima</text:p>
          </table:table-cell>
          <table:table-cell office:value-type="string">
            <text:p>m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blow</text:p>
          </table:table-cell>
          <table:table-cell office:value-type="string">
            <text:p>phuknu</text:p>
          </table:table-cell>
          <table:table-cell/>
          <table:table-cell table:style-name="ce1" office:value-type="string">
            <text:p>muːtt</text:p>
          </table:table-cell>
          <table:table-cell office:value-type="string">
            <text:p>mutt</text:p>
          </table:table-cell>
          <table:table-cell table:number-columns-repeated="2"/>
        </table:table-row>
        <table:table-row table:style-name="ro1">
          <table:table-cell office:value-type="string">
            <text:p>ŋaima</text:p>
          </table:table-cell>
          <table:table-cell office:value-type="string">
            <text:p>ŋat</text:p>
          </table:table-cell>
          <table:table-cell office:value-type="string">
            <text:p>at</text:p>
          </table:table-cell>
          <table:table-cell office:value-type="string">
            <text:p>vi-3</text:p>
          </table:table-cell>
          <table:table-cell office:value-type="string">
            <text:p>be tired</text:p>
          </table:table-cell>
          <table:table-cell office:value-type="string">
            <text:p>thâknu</text:p>
          </table:table-cell>
          <table:table-cell/>
          <table:table-cell office:value-type="string">
            <text:p>nas</text:p>
          </table:table-cell>
          <table:table-cell table:number-columns-repeated="3"/>
        </table:table-row>
        <table:table-row table:style-name="ro3">
          <table:table-cell office:value-type="string">
            <text:p>thəmma</text:p>
          </table:table-cell>
          <table:table-cell office:value-type="string">
            <text:p>thəm</text:p>
          </table:table-cell>
          <table:table-cell office:value-type="string">
            <text:p>əm</text:p>
          </table:table-cell>
          <table:table-cell office:value-type="string">
            <text:p>vi-1</text:p>
          </table:table-cell>
          <table:table-cell office:value-type="string">
            <text:p>dance (shaman)</text:p>
          </table:table-cell>
          <table:table-cell table:number-columns-repeated="3"/>
          <table:table-cell table:style-name="ce4" office:value-type="string">
            <text:p>t<text:span text:style-name="T3">ʰ</text:span>omma (<text:span text:style-name="T1">t</text:span><text:span text:style-name="T4">ʰ</text:span><text:span text:style-name="T1">oma</text:span><text:span text:style-name="T2">)</text:span></text:p>
          </table:table-cell>
          <table:table-cell table:number-columns-repeated="2"/>
        </table:table-row>
        <table:table-row table:style-name="ro1">
          <table:table-cell office:value-type="string">
            <text:p>ne:ma</text:p>
          </table:table-cell>
          <table:table-cell office:value-type="string">
            <text:p>nen</text:p>
          </table:table-cell>
          <table:table-cell office:value-type="string">
            <text:p>en</text:p>
          </table:table-cell>
          <table:table-cell office:value-type="string">
            <text:p>vi-2</text:p>
          </table:table-cell>
          <table:table-cell office:value-type="string">
            <text:p>talk</text:p>
          </table:table-cell>
          <table:table-cell office:value-type="string">
            <text:p>bolnu</text:p>
          </table:table-cell>
          <table:table-cell table:number-columns-repeated="5"/>
        </table:table-row>
        <table:table-row table:style-name="ro1">
          <table:table-cell office:value-type="string">
            <text:p>nəima</text:p>
          </table:table-cell>
          <table:table-cell office:value-type="string">
            <text:p>nət</text:p>
          </table:table-cell>
          <table:table-cell office:value-type="string">
            <text:p>ət</text:p>
          </table:table-cell>
          <table:table-cell office:value-type="string">
            <text:p>vt-5</text:p>
          </table:table-cell>
          <table:table-cell office:value-type="string">
            <text:p>like</text:p>
          </table:table-cell>
          <table:table-cell office:value-type="string">
            <text:p>man parâunu</text:p>
          </table:table-cell>
          <table:table-cell table:number-columns-repeated="5"/>
        </table:table-row>
        <table:table-row table:style-name="ro1">
          <table:table-cell office:value-type="string">
            <text:p>lima</text:p>
          </table:table-cell>
          <table:table-cell office:value-type="string">
            <text:p>l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rinse</text:p>
          </table:table-cell>
          <table:table-cell office:value-type="string">
            <text:p>pakhâlnu</text:p>
          </table:table-cell>
          <table:table-cell table:number-columns-repeated="5"/>
        </table:table-row>
        <table:table-row table:style-name="ro1">
          <table:table-cell office:value-type="string">
            <text:p>jo:ma</text:p>
          </table:table-cell>
          <table:table-cell office:value-type="string">
            <text:p>j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cross a river</text:p>
          </table:table-cell>
          <table:table-cell office:value-type="string">
            <text:p>khola târnu</text:p>
          </table:table-cell>
          <table:table-cell/>
          <table:table-cell office:value-type="string">
            <text:p>ca:k</text:p>
          </table:table-cell>
          <table:table-cell table:number-columns-repeated="3"/>
        </table:table-row>
        <table:table-row table:style-name="ro1">
          <table:table-cell office:value-type="string">
            <text:p>luima</text:p>
          </table:table-cell>
          <table:table-cell office:value-type="string">
            <text:p>lun</text:p>
          </table:table-cell>
          <table:table-cell office:value-type="string">
            <text:p>un</text:p>
          </table:table-cell>
          <table:table-cell office:value-type="string">
            <text:p>vt-5</text:p>
          </table:table-cell>
          <table:table-cell office:value-type="string">
            <text:p>copulate</text:p>
          </table:table-cell>
          <table:table-cell office:value-type="string">
            <text:p>ciknu</text:p>
          </table:table-cell>
          <table:table-cell table:number-columns-repeated="5"/>
        </table:table-row>
        <table:table-row table:style-name="ro1">
          <table:table-cell office:value-type="string">
            <text:p>lumma</text:p>
          </table:table-cell>
          <table:table-cell office:value-type="string">
            <text:p>lups</text:p>
          </table:table-cell>
          <table:table-cell office:value-type="string">
            <text:p>ups</text:p>
          </table:table-cell>
          <table:table-cell office:value-type="string">
            <text:p>vt-3</text:p>
          </table:table-cell>
          <table:table-cell office:value-type="string">
            <text:p>make a little warm</text:p>
          </table:table-cell>
          <table:table-cell table:number-columns-repeated="6"/>
        </table:table-row>
        <table:table-row table:style-name="ro1">
          <table:table-cell office:value-type="string">
            <text:p>limma</text:p>
          </table:table-cell>
          <table:table-cell office:value-type="string">
            <text:p>lip</text:p>
          </table:table-cell>
          <table:table-cell office:value-type="string">
            <text:p>ip</text:p>
          </table:table-cell>
          <table:table-cell office:value-type="string">
            <text:p>vi-2</text:p>
          </table:table-cell>
          <table:table-cell office:value-type="string">
            <text:p>set (sun)</text:p>
          </table:table-cell>
          <table:table-cell table:number-columns-repeated="6"/>
        </table:table-row>
        <table:table-row table:style-name="ro2">
          <table:table-cell office:value-type="string">
            <text:p>maima</text:p>
          </table:table-cell>
          <table:table-cell office:value-type="string">
            <text:p>mat</text:p>
          </table:table-cell>
          <table:table-cell office:value-type="string">
            <text:p>at</text:p>
          </table:table-cell>
          <table:table-cell office:value-type="string">
            <text:p>vt-5</text:p>
          </table:table-cell>
          <table:table-cell office:value-type="string">
            <text:p>forget</text:p>
          </table:table-cell>
          <table:table-cell office:value-type="string">
            <text:p>birsanu</text:p>
          </table:table-cell>
          <table:table-cell table:number-columns-repeated="2"/>
          <table:table-cell office:value-type="string">
            <text:p>manma</text:p>
          </table:table-cell>
          <table:table-cell table:style-name="ce1" office:value-type="string">
            <text:p>mat</text:p>
          </table:table-cell>
          <table:table-cell/>
        </table:table-row>
        <table:table-row table:style-name="ro1">
          <table:table-cell office:value-type="string">
            <text:p>məmma</text:p>
          </table:table-cell>
          <table:table-cell office:value-type="string">
            <text:p>m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wipe out</text:p>
          </table:table-cell>
          <table:table-cell office:value-type="string">
            <text:p>meʈnu</text:p>
          </table:table-cell>
          <table:table-cell table:number-columns-repeated="5"/>
        </table:table-row>
        <table:table-row table:style-name="ro1">
          <table:table-cell office:value-type="string">
            <text:p>limma</text:p>
          </table:table-cell>
          <table:table-cell office:value-type="string">
            <text:p>l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cross a ridge</text:p>
          </table:table-cell>
          <table:table-cell office:value-type="string">
            <text:p>ɖâmɖâ kâʈnu</text:p>
          </table:table-cell>
          <table:table-cell table:number-columns-repeated="5"/>
        </table:table-row>
        <table:table-row table:style-name="ro1">
          <table:table-cell office:value-type="string">
            <text:p>leima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vi-3</text:p>
          </table:table-cell>
          <table:table-cell office:value-type="string">
            <text:p>live, survive</text:p>
          </table:table-cell>
          <table:table-cell office:value-type="string">
            <text:p>bâmcnu</text:p>
          </table:table-cell>
          <table:table-cell table:number-columns-repeated="5"/>
        </table:table-row>
        <table:table-row table:style-name="ro1">
          <table:table-cell office:value-type="string">
            <text:p>bi:ma</text:p>
          </table:table-cell>
          <table:table-cell office:value-type="string">
            <text:p>bik</text:p>
          </table:table-cell>
          <table:table-cell office:value-type="string">
            <text:p>ik</text:p>
          </table:table-cell>
          <table:table-cell office:value-type="string">
            <text:p>vt-2</text:p>
          </table:table-cell>
          <table:table-cell office:value-type="string">
            <text:p>pick, pluck</text:p>
          </table:table-cell>
          <table:table-cell office:value-type="string">
            <text:p>ʈipnu</text:p>
          </table:table-cell>
          <table:table-cell table:number-columns-repeated="5"/>
        </table:table-row>
        <table:table-row table:style-name="ro1">
          <table:table-cell office:value-type="string">
            <text:p>do:ma</text:p>
          </table:table-cell>
          <table:table-cell office:value-type="string">
            <text:p>d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throw, spit</text:p>
          </table:table-cell>
          <table:table-cell table:number-columns-repeated="6"/>
        </table:table-row>
        <table:table-row table:style-name="ro1">
          <table:table-cell office:value-type="string">
            <text:p>pama</text:p>
          </table:table-cell>
          <table:table-cell office:value-type="string">
            <text:p>pas</text:p>
          </table:table-cell>
          <table:table-cell office:value-type="string">
            <text:p>as</text:p>
          </table:table-cell>
          <table:table-cell office:value-type="string">
            <text:p>vi-2</text:p>
          </table:table-cell>
          <table:table-cell office:value-type="string">
            <text:p>vomit</text:p>
          </table:table-cell>
          <table:table-cell office:value-type="string">
            <text:p>bântâ garnu</text:p>
          </table:table-cell>
          <table:table-cell/>
          <table:table-cell office:value-type="string">
            <text:p>pɛs</text:p>
          </table:table-cell>
          <table:table-cell table:number-columns-repeated="3"/>
        </table:table-row>
        <table:table-row table:style-name="ro1">
          <table:table-cell office:value-type="string">
            <text:p>pemma</text:p>
          </table:table-cell>
          <table:table-cell office:value-type="string">
            <text:p>pep</text:p>
          </table:table-cell>
          <table:table-cell office:value-type="string">
            <text:p>ep</text:p>
          </table:table-cell>
          <table:table-cell office:value-type="string">
            <text:p>vt-4</text:p>
          </table:table-cell>
          <table:table-cell office:value-type="string">
            <text:p>fill</text:p>
          </table:table-cell>
          <table:table-cell office:value-type="string">
            <text:p>bharnu</text:p>
          </table:table-cell>
          <table:table-cell table:number-columns-repeated="5"/>
        </table:table-row>
        <table:table-row table:style-name="ro1">
          <table:table-cell office:value-type="string">
            <text:p>pi:ma</text:p>
          </table:table-cell>
          <table:table-cell office:value-type="string">
            <text:p>pik</text:p>
          </table:table-cell>
          <table:table-cell office:value-type="string">
            <text:p>ik</text:p>
          </table:table-cell>
          <table:table-cell office:value-type="string">
            <text:p>vi-4</text:p>
          </table:table-cell>
          <table:table-cell office:value-type="string">
            <text:p>say</text:p>
          </table:table-cell>
          <table:table-cell office:value-type="string">
            <text:p>bhannu</text:p>
          </table:table-cell>
          <table:table-cell table:number-columns-repeated="5"/>
        </table:table-row>
        <table:table-row table:style-name="ro1">
          <table:table-cell office:value-type="string">
            <text:p>ro:ma</text:p>
          </table:table-cell>
          <table:table-cell office:value-type="string">
            <text:p>r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rive out (diseave, spirit)</text:p>
          </table:table-cell>
          <table:table-cell office:value-type="string">
            <text:p>orupakâr garnu</text:p>
          </table:table-cell>
          <table:table-cell table:number-columns-repeated="5"/>
        </table:table-row>
        <table:table-row table:style-name="ro1">
          <table:table-cell office:value-type="string">
            <text:p>pəma</text:p>
          </table:table-cell>
          <table:table-cell office:value-type="string">
            <text:p>po</text:p>
          </table:table-cell>
          <table:table-cell office:value-type="string">
            <text:p>o</text:p>
          </table:table-cell>
          <table:table-cell office:value-type="string">
            <text:p>vi-6</text:p>
          </table:table-cell>
          <table:table-cell office:value-type="string">
            <text:p>increase, grow</text:p>
          </table:table-cell>
          <table:table-cell office:value-type="string">
            <text:p>baɖhnu</text:p>
          </table:table-cell>
          <table:table-cell table:number-columns-repeated="5"/>
        </table:table-row>
        <table:table-row table:style-name="ro1">
          <table:table-cell office:value-type="string">
            <text:p>phima</text:p>
          </table:table-cell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server, ladle out (rice)</text:p>
          </table:table-cell>
          <table:table-cell office:value-type="string">
            <text:p>paskanu</text:p>
          </table:table-cell>
          <table:table-cell table:number-columns-repeated="5"/>
        </table:table-row>
        <table:table-row table:style-name="ro1">
          <table:table-cell office:value-type="string">
            <text:p>di:ma</text:p>
          </table:table-cell>
          <table:table-cell office:value-type="string">
            <text:p>diŋ</text:p>
          </table:table-cell>
          <table:table-cell office:value-type="string">
            <text:p>iŋ</text:p>
          </table:table-cell>
          <table:table-cell office:value-type="string">
            <text:p>vt-4</text:p>
          </table:table-cell>
          <table:table-cell office:value-type="string">
            <text:p>stop</text:p>
          </table:table-cell>
          <table:table-cell office:value-type="string">
            <text:p>roknu</text:p>
          </table:table-cell>
          <table:table-cell table:number-columns-repeated="5"/>
        </table:table-row>
        <table:table-row table:style-name="ro1">
          <table:table-cell office:value-type="string">
            <text:p>ŋəma</text:p>
          </table:table-cell>
          <table:table-cell office:value-type="string">
            <text:p>ŋəs</text:p>
          </table:table-cell>
          <table:table-cell office:value-type="string">
            <text:p>əs</text:p>
          </table:table-cell>
          <table:table-cell office:value-type="string">
            <text:p>vt-2</text:p>
          </table:table-cell>
          <table:table-cell office:value-type="string">
            <text:p>fry</text:p>
          </table:table-cell>
          <table:table-cell table:number-columns-repeated="2"/>
          <table:table-cell office:value-type="string">
            <text:p>nɔ</text:p>
          </table:table-cell>
          <table:table-cell office:value-type="string">
            <text:p>ŋos</text:p>
          </table:table-cell>
          <table:table-cell table:number-columns-repeated="2"/>
        </table:table-row>
        <table:table-row table:style-name="ro1">
          <table:table-cell office:value-type="string">
            <text:p>ŋima</text:p>
          </table:table-cell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ook</text:p>
          </table:table-cell>
          <table:table-cell office:value-type="string">
            <text:p>pakâunu</text:p>
          </table:table-cell>
          <table:table-cell table:number-columns-repeated="2"/>
          <table:table-cell office:value-type="string">
            <text:p>ŋɨma (ŋɨwa)</text:p>
          </table:table-cell>
          <table:table-cell table:number-columns-repeated="2"/>
        </table:table-row>
        <table:table-row table:style-name="ro2">
          <table:table-cell office:value-type="string">
            <text:p>ŋamma</text:p>
          </table:table-cell>
          <table:table-cell office:value-type="string">
            <text:p>ŋ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snatch away</text:p>
          </table:table-cell>
          <table:table-cell office:value-type="string">
            <text:p>khosnu</text:p>
          </table:table-cell>
          <table:table-cell/>
          <table:table-cell table:style-name="ce1" office:value-type="string">
            <text:p>napt</text:p>
          </table:table-cell>
          <table:table-cell office:value-type="string">
            <text:p>ŋapt</text:p>
          </table:table-cell>
          <table:table-cell table:number-columns-repeated="2"/>
        </table:table-row>
        <table:table-row table:style-name="ro1">
          <table:table-cell office:value-type="string">
            <text:p>ŋema</text:p>
          </table:table-cell>
          <table:table-cell office:value-type="string">
            <text:p>ŋ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seem</text:p>
          </table:table-cell>
          <table:table-cell office:value-type="string">
            <text:p>jasto lâgnu</text:p>
          </table:table-cell>
          <table:table-cell table:number-columns-repeated="5"/>
        </table:table-row>
        <table:table-row table:style-name="ro1">
          <table:table-cell office:value-type="string">
            <text:p>phəlma</text:p>
          </table:table-cell>
          <table:table-cell office:value-type="string">
            <text:p>phəl</text:p>
          </table:table-cell>
          <table:table-cell office:value-type="string">
            <text:p>əl</text:p>
          </table:table-cell>
          <table:table-cell office:value-type="string">
            <text:p>vi-1</text:p>
          </table:table-cell>
          <table:table-cell office:value-type="string">
            <text:p>walk, stroll</text:p>
          </table:table-cell>
          <table:table-cell office:value-type="string">
            <text:p>ghumnu, ɖulnu</text:p>
          </table:table-cell>
          <table:table-cell table:number-columns-repeated="5"/>
        </table:table-row>
        <table:table-row table:style-name="ro1">
          <table:table-cell office:value-type="string">
            <text:p>əlma</text:p>
          </table:table-cell>
          <table:table-cell table:number-columns-repeated="2" office:value-type="string">
            <text:p>əl</text:p>
          </table:table-cell>
          <table:table-cell office:value-type="string">
            <text:p>vt-4</text:p>
          </table:table-cell>
          <table:table-cell office:value-type="string">
            <text:p>rescue, set free</text:p>
          </table:table-cell>
          <table:table-cell office:value-type="string">
            <text:p>ukâsnu</text:p>
          </table:table-cell>
          <table:table-cell table:number-columns-repeated="5"/>
        </table:table-row>
        <table:table-row table:style-name="ro1">
          <table:table-cell office:value-type="string">
            <text:p>ŋo:ma</text:p>
          </table:table-cell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ask for</text:p>
          </table:table-cell>
          <table:table-cell office:value-type="string">
            <text:p>mâgnu</text:p>
          </table:table-cell>
          <table:table-cell/>
          <table:table-cell office:value-type="string">
            <text:p>na:kt</text:p>
          </table:table-cell>
          <table:table-cell table:number-columns-repeated="3"/>
        </table:table-row>
        <table:table-row table:style-name="ro1">
          <table:table-cell office:value-type="string">
            <text:p>koma</text:p>
          </table:table-cell>
          <table:table-cell office:value-type="string">
            <text:p>ko</text:p>
          </table:table-cell>
          <table:table-cell office:value-type="string">
            <text:p>o/a</text:p>
          </table:table-cell>
          <table:table-cell office:value-type="string">
            <text:p>vt-8</text:p>
          </table:table-cell>
          <table:table-cell office:value-type="string">
            <text:p>cross a river</text:p>
          </table:table-cell>
          <table:table-cell table:number-columns-repeated="6"/>
        </table:table-row>
        <table:table-row table:style-name="ro1">
          <table:table-cell office:value-type="string">
            <text:p>kharma</text:p>
          </table:table-cell>
          <table:table-cell office:value-type="string">
            <text:p>khar</text:p>
          </table:table-cell>
          <table:table-cell office:value-type="string">
            <text:p>ar</text:p>
          </table:table-cell>
          <table:table-cell office:value-type="string">
            <text:p>vt-1</text:p>
          </table:table-cell>
          <table:table-cell office:value-type="string">
            <text:p>tie</text:p>
          </table:table-cell>
          <table:table-cell office:value-type="string">
            <text:p>bâmdhnu</text:p>
          </table:table-cell>
          <table:table-cell table:number-columns-repeated="5"/>
        </table:table-row>
        <table:table-row table:style-name="ro1">
          <table:table-cell office:value-type="string">
            <text:p>thu:ma</text:p>
          </table:table-cell>
          <table:table-cell office:value-type="string">
            <text:p>thuks</text:p>
          </table:table-cell>
          <table:table-cell office:value-type="string">
            <text:p>uks</text:p>
          </table:table-cell>
          <table:table-cell office:value-type="string">
            <text:p>vi-2</text:p>
          </table:table-cell>
          <table:table-cell office:value-type="string">
            <text:p>be stabbed in the ground</text:p>
          </table:table-cell>
          <table:table-cell office:value-type="string">
            <text:p>gâɖinu</text:p>
          </table:table-cell>
          <table:table-cell table:number-columns-repeated="5"/>
        </table:table-row>
        <table:table-row table:style-name="ro1">
          <table:table-cell office:value-type="string">
            <text:p>khəmma</text:p>
          </table:table-cell>
          <table:table-cell office:value-type="string">
            <text:p>kh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pound</text:p>
          </table:table-cell>
          <table:table-cell office:value-type="string">
            <text:p>khuʈnu</text:p>
          </table:table-cell>
          <table:table-cell table:number-columns-repeated="5"/>
        </table:table-row>
        <table:table-row table:style-name="ro1">
          <table:table-cell office:value-type="string">
            <text:p>kheima</text:p>
          </table:table-cell>
          <table:table-cell office:value-type="string">
            <text:p>khet</text:p>
          </table:table-cell>
          <table:table-cell office:value-type="string">
            <text:p>et</text:p>
          </table:table-cell>
          <table:table-cell office:value-type="string">
            <text:p>vi-3</text:p>
          </table:table-cell>
          <table:table-cell office:value-type="string">
            <text:p>break, be broken, crack</text:p>
          </table:table-cell>
          <table:table-cell office:value-type="string">
            <text:p>phuʈnu</text:p>
          </table:table-cell>
          <table:table-cell table:number-columns-repeated="5"/>
        </table:table-row>
        <table:table-row table:style-name="ro1">
          <table:table-cell office:value-type="string">
            <text:p>kheima</text:p>
          </table:table-cell>
          <table:table-cell office:value-type="string">
            <text:p>khet</text:p>
          </table:table-cell>
          <table:table-cell office:value-type="string">
            <text:p>et</text:p>
          </table:table-cell>
          <table:table-cell office:value-type="string">
            <text:p>vt-5</text:p>
          </table:table-cell>
          <table:table-cell office:value-type="string">
            <text:p>break</text:p>
          </table:table-cell>
          <table:table-cell office:value-type="string">
            <text:p>phuʈâunu</text:p>
          </table:table-cell>
          <table:table-cell table:number-columns-repeated="5"/>
        </table:table-row>
        <table:table-row table:style-name="ro1">
          <table:table-cell office:value-type="string">
            <text:p>khimma</text:p>
          </table:table-cell>
          <table:table-cell office:value-type="string">
            <text:p>kh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tie a load</text:p>
          </table:table-cell>
          <table:table-cell office:value-type="string">
            <text:p>kasnu</text:p>
          </table:table-cell>
          <table:table-cell table:number-columns-repeated="5"/>
        </table:table-row>
        <table:table-row table:style-name="ro1">
          <table:table-cell office:value-type="string">
            <text:p>khuima</text:p>
          </table:table-cell>
          <table:table-cell office:value-type="string">
            <text:p>k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sharpen</text:p>
          </table:table-cell>
          <table:table-cell office:value-type="string">
            <text:p>udhyâunu</text:p>
          </table:table-cell>
          <table:table-cell table:number-columns-repeated="5"/>
        </table:table-row>
        <table:table-row table:style-name="ro1">
          <table:table-cell office:value-type="string">
            <text:p>khəmma</text:p>
          </table:table-cell>
          <table:table-cell office:value-type="string">
            <text:p>kh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fan the fire</text:p>
          </table:table-cell>
          <table:table-cell office:value-type="string">
            <text:p>phuknu</text:p>
          </table:table-cell>
          <table:table-cell table:number-columns-repeated="5"/>
        </table:table-row>
        <table:table-row table:style-name="ro1">
          <table:table-cell office:value-type="string">
            <text:p>khima</text:p>
          </table:table-cell>
          <table:table-cell office:value-type="string">
            <text:p>kh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comb</text:p>
          </table:table-cell>
          <table:table-cell office:value-type="string">
            <text:p>kapâl kornu</text:p>
          </table:table-cell>
          <table:table-cell table:number-columns-repeated="5"/>
        </table:table-row>
        <table:table-row table:style-name="ro1">
          <table:table-cell office:value-type="string">
            <text:p>burma</text:p>
          </table:table-cell>
          <table:table-cell office:value-type="string">
            <text:p>bur</text:p>
          </table:table-cell>
          <table:table-cell office:value-type="string">
            <text:p>ur</text:p>
          </table:table-cell>
          <table:table-cell office:value-type="string">
            <text:p>vt-1</text:p>
          </table:table-cell>
          <table:table-cell office:value-type="string">
            <text:p>sew, stitch</text:p>
          </table:table-cell>
          <table:table-cell office:value-type="string">
            <text:p>siunu</text:p>
          </table:table-cell>
          <table:table-cell table:number-columns-repeated="5"/>
        </table:table-row>
        <table:table-row table:style-name="ro1">
          <table:table-cell office:value-type="string">
            <text:p>ima</text:p>
          </table:table-cell>
          <table:table-cell table:number-columns-repeated="2"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teach, tell</text:p>
          </table:table-cell>
          <table:table-cell office:value-type="string">
            <text:p>sikâunu</text:p>
          </table:table-cell>
          <table:table-cell table:number-columns-repeated="5"/>
        </table:table-row>
        <table:table-row table:style-name="ro1">
          <table:table-cell office:value-type="string">
            <text:p>khaima</text:p>
          </table:table-cell>
          <table:table-cell office:value-type="string">
            <text:p>khatt</text:p>
          </table:table-cell>
          <table:table-cell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suit</text:p>
          </table:table-cell>
          <table:table-cell office:value-type="string">
            <text:p>suhâunu</text:p>
          </table:table-cell>
          <table:table-cell table:number-columns-repeated="5"/>
        </table:table-row>
        <table:table-row table:style-name="ro1">
          <table:table-cell office:value-type="string">
            <text:p>wəima</text:p>
          </table:table-cell>
          <table:table-cell office:value-type="string">
            <text:p>wən</text:p>
          </table:table-cell>
          <table:table-cell office:value-type="string">
            <text:p>ən</text:p>
          </table:table-cell>
          <table:table-cell office:value-type="string">
            <text:p>vt-4</text:p>
          </table:table-cell>
          <table:table-cell office:value-type="string">
            <text:p>untie, loosen</text:p>
          </table:table-cell>
          <table:table-cell office:value-type="string">
            <text:p>phukâunu</text:p>
          </table:table-cell>
          <table:table-cell table:number-columns-repeated="5"/>
        </table:table-row>
        <table:table-row table:style-name="ro1">
          <table:table-cell office:value-type="string">
            <text:p>kurma</text:p>
          </table:table-cell>
          <table:table-cell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set (sun)</text:p>
          </table:table-cell>
          <table:table-cell office:value-type="string">
            <text:p>ghâm ɖubnu</text:p>
          </table:table-cell>
          <table:table-cell table:number-columns-repeated="5"/>
        </table:table-row>
        <table:table-row table:style-name="ro1">
          <table:table-cell office:value-type="string">
            <text:p>khamma</text:p>
          </table:table-cell>
          <table:table-cell office:value-type="string">
            <text:p>k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put down, place</text:p>
          </table:table-cell>
          <table:table-cell office:value-type="string">
            <text:p>basâlnu</text:p>
          </table:table-cell>
          <table:table-cell table:number-columns-repeated="5"/>
        </table:table-row>
        <table:table-row table:style-name="ro1">
          <table:table-cell office:value-type="string">
            <text:p>tamma</text:p>
          </table:table-cell>
          <table:table-cell office:value-type="string">
            <text:p>tam</text:p>
          </table:table-cell>
          <table:table-cell office:value-type="string">
            <text:p>am</text:p>
          </table:table-cell>
          <table:table-cell office:value-type="string">
            <text:p>vi-1</text:p>
          </table:table-cell>
          <table:table-cell office:value-type="string">
            <text:p>drip</text:p>
          </table:table-cell>
          <table:table-cell office:value-type="string">
            <text:p>cuhinu</text:p>
          </table:table-cell>
          <table:table-cell table:number-columns-repeated="5"/>
        </table:table-row>
        <table:table-row table:style-name="ro1">
          <table:table-cell office:value-type="string">
            <text:p>ho:ma</text:p>
          </table:table-cell>
          <table:table-cell office:value-type="string">
            <text:p>hok</text:p>
          </table:table-cell>
          <table:table-cell office:value-type="string">
            <text:p>ok</text:p>
          </table:table-cell>
          <table:table-cell office:value-type="string">
            <text:p>vi-2</text:p>
          </table:table-cell>
          <table:table-cell office:value-type="string">
            <text:p>be warm, be cosy</text:p>
          </table:table-cell>
          <table:table-cell table:number-columns-repeated="6"/>
        </table:table-row>
        <table:table-row table:style-name="ro1">
          <table:table-cell office:value-type="string">
            <text:p>te:ma</text:p>
          </table:table-cell>
          <table:table-cell office:value-type="string">
            <text:p>tek</text:p>
          </table:table-cell>
          <table:table-cell office:value-type="string">
            <text:p>ek</text:p>
          </table:table-cell>
          <table:table-cell office:value-type="string">
            <text:p>vi-2</text:p>
          </table:table-cell>
          <table:table-cell office:value-type="string">
            <text:p>arrive</text:p>
          </table:table-cell>
          <table:table-cell office:value-type="string">
            <text:p>pugnu</text:p>
          </table:table-cell>
          <table:table-cell table:number-columns-repeated="5"/>
        </table:table-row>
        <table:table-row table:style-name="ro1">
          <table:table-cell office:value-type="string">
            <text:p>kho:ma</text:p>
          </table:table-cell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look at </text:p>
          </table:table-cell>
          <table:table-cell office:value-type="string">
            <text:p>dekhnu</text:p>
          </table:table-cell>
          <table:table-cell table:number-columns-repeated="5"/>
        </table:table-row>
        <table:table-row table:style-name="ro1">
          <table:table-cell office:value-type="string">
            <text:p>la:ma</text:p>
          </table:table-cell>
          <table:table-cell office:value-type="string">
            <text:p>la:ŋ</text:p>
          </table:table-cell>
          <table:table-cell office:value-type="string">
            <text:p>aŋ</text:p>
          </table:table-cell>
          <table:table-cell office:value-type="string">
            <text:p>vt-4</text:p>
          </table:table-cell>
          <table:table-cell office:value-type="string">
            <text:p>make glitter</text:p>
          </table:table-cell>
          <table:table-cell office:value-type="string">
            <text:p>ʈalkâunu</text:p>
          </table:table-cell>
          <table:table-cell table:number-columns-repeated="5"/>
        </table:table-row>
        <table:table-row table:style-name="ro1">
          <table:table-cell office:value-type="string">
            <text:p>laima</text:p>
          </table:table-cell>
          <table:table-cell office:value-type="string">
            <text:p>lan</text:p>
          </table:table-cell>
          <table:table-cell office:value-type="string">
            <text:p>an</text:p>
          </table:table-cell>
          <table:table-cell office:value-type="string">
            <text:p>vi-5</text:p>
          </table:table-cell>
          <table:table-cell office:value-type="string">
            <text:p>be enough</text:p>
          </table:table-cell>
          <table:table-cell office:value-type="string">
            <text:p>pugnu</text:p>
          </table:table-cell>
          <table:table-cell table:number-columns-repeated="5"/>
        </table:table-row>
        <table:table-row table:style-name="ro1">
          <table:table-cell office:value-type="string">
            <text:p>waima</text:p>
          </table:table-cell>
          <table:table-cell table:number-columns-repeated="2" office:value-type="string">
            <text:p>wan</text:p>
          </table:table-cell>
          <table:table-cell office:value-type="string">
            <text:p>vi-1</text:p>
          </table:table-cell>
          <table:table-cell office:value-type="string">
            <text:p>sink</text:p>
          </table:table-cell>
          <table:table-cell office:value-type="string">
            <text:p>bhâsinu, ɖubnu</text:p>
          </table:table-cell>
          <table:table-cell table:number-columns-repeated="5"/>
        </table:table-row>
        <table:table-row table:style-name="ro1">
          <table:table-cell office:value-type="string">
            <text:p>ləima</text:p>
          </table:table-cell>
          <table:table-cell office:value-type="string">
            <text:p>lət</text:p>
          </table:table-cell>
          <table:table-cell office:value-type="string">
            <text:p>ət</text:p>
          </table:table-cell>
          <table:table-cell office:value-type="string">
            <text:p>vi-5</text:p>
          </table:table-cell>
          <table:table-cell office:value-type="string">
            <text:p>descend, go out, fall down</text:p>
          </table:table-cell>
          <table:table-cell office:value-type="string">
            <text:p>jharnu, niskanu</text:p>
          </table:table-cell>
          <table:table-cell table:number-columns-repeated="5"/>
        </table:table-row>
        <table:table-row table:style-name="ro1">
          <table:table-cell office:value-type="string">
            <text:p>bulma</text:p>
          </table:table-cell>
          <table:table-cell office:value-type="string">
            <text:p>buls</text:p>
          </table:table-cell>
          <table:table-cell office:value-type="string">
            <text:p>uls</text:p>
          </table:table-cell>
          <table:table-cell office:value-type="string">
            <text:p>vi-2</text:p>
          </table:table-cell>
          <table:table-cell office:value-type="string">
            <text:p>run</text:p>
          </table:table-cell>
          <table:table-cell office:value-type="string">
            <text:p>dagurnu</text:p>
          </table:table-cell>
          <table:table-cell table:number-columns-repeated="5"/>
        </table:table-row>
        <table:table-row table:style-name="ro1">
          <table:table-cell office:value-type="string">
            <text:p>lema</text:p>
          </table:table-cell>
          <table:table-cell office:value-type="string">
            <text:p>l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know how to</text:p>
          </table:table-cell>
          <table:table-cell office:value-type="string">
            <text:p>jânnu</text:p>
          </table:table-cell>
          <table:table-cell table:number-columns-repeated="5"/>
        </table:table-row>
        <table:table-row table:style-name="ro3">
          <table:table-cell office:value-type="string">
            <text:p>thəmma</text:p>
          </table:table-cell>
          <table:table-cell office:value-type="string">
            <text:p>thəps</text:p>
          </table:table-cell>
          <table:table-cell office:value-type="string">
            <text:p>əps</text:p>
          </table:table-cell>
          <table:table-cell office:value-type="string">
            <text:p>vt-2</text:p>
          </table:table-cell>
          <table:table-cell office:value-type="string">
            <text:p>cause to dance</text:p>
          </table:table-cell>
          <table:table-cell table:number-columns-repeated="3"/>
          <table:table-cell table:style-name="ce4" office:value-type="string">
            <text:p>t<text:span text:style-name="T3">ʰ</text:span>omma (<text:span text:style-name="T1">t</text:span><text:span text:style-name="T4">ʰ</text:span><text:span text:style-name="T1">omsu</text:span><text:span text:style-name="T2">)</text:span></text:p>
          </table:table-cell>
          <table:table-cell table:number-columns-repeated="2"/>
        </table:table-row>
        <table:table-row table:style-name="ro1">
          <table:table-cell office:value-type="string">
            <text:p>khi:ma</text:p>
          </table:table-cell>
          <table:table-cell office:value-type="string">
            <text:p>khik</text:p>
          </table:table-cell>
          <table:table-cell office:value-type="string">
            <text:p>ik</text:p>
          </table:table-cell>
          <table:table-cell office:value-type="string">
            <text:p>vi-2</text:p>
          </table:table-cell>
          <table:table-cell office:value-type="string">
            <text:p>be bitter</text:p>
          </table:table-cell>
          <table:table-cell office:value-type="string">
            <text:p>tîto hunu</text:p>
          </table:table-cell>
          <table:table-cell/>
          <table:table-cell office:value-type="string">
            <text:p>khi:ks</text:p>
          </table:table-cell>
          <table:table-cell table:number-columns-repeated="3"/>
        </table:table-row>
        <table:table-row table:style-name="ro1">
          <table:table-cell office:value-type="string">
            <text:p>la:ma</text:p>
          </table:table-cell>
          <table:table-cell office:value-type="string">
            <text:p>la:ŋ</text:p>
          </table:table-cell>
          <table:table-cell office:value-type="string">
            <text:p>aŋ</text:p>
          </table:table-cell>
          <table:table-cell office:value-type="string">
            <text:p>vi-2</text:p>
          </table:table-cell>
          <table:table-cell office:value-type="string">
            <text:p>shine, glitter</text:p>
          </table:table-cell>
          <table:table-cell office:value-type="string">
            <text:p>ʈalkanu</text:p>
          </table:table-cell>
          <table:table-cell table:number-columns-repeated="5"/>
        </table:table-row>
        <table:table-row table:style-name="ro1">
          <table:table-cell office:value-type="string">
            <text:p>khuma</text:p>
          </table:table-cell>
          <table:table-cell office:value-type="string">
            <text:p>khus</text:p>
          </table:table-cell>
          <table:table-cell office:value-type="string">
            <text:p>us</text:p>
          </table:table-cell>
          <table:table-cell office:value-type="string">
            <text:p>vi-2</text:p>
          </table:table-cell>
          <table:table-cell office:value-type="string">
            <text:p>be a thief</text:p>
          </table:table-cell>
          <table:table-cell table:number-columns-repeated="2"/>
          <table:table-cell office:value-type="string">
            <text:p>khu:tt</text:p>
          </table:table-cell>
          <table:table-cell table:number-columns-repeated="3"/>
        </table:table-row>
        <table:table-row table:style-name="ro1">
          <table:table-cell office:value-type="string">
            <text:p>bumma</text:p>
          </table:table-cell>
          <table:table-cell office:value-type="string">
            <text:p>b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gather (clothes) together</text:p>
          </table:table-cell>
          <table:table-cell office:value-type="string">
            <text:p>mujâ pârnu</text:p>
          </table:table-cell>
          <table:table-cell table:number-columns-repeated="5"/>
        </table:table-row>
        <table:table-row table:style-name="ro1">
          <table:table-cell office:value-type="string">
            <text:p>puima</text:p>
          </table:table-cell>
          <table:table-cell office:value-type="string">
            <text:p>p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shave of</text:p>
          </table:table-cell>
          <table:table-cell office:value-type="string">
            <text:p>khulkyâunu</text:p>
          </table:table-cell>
          <table:table-cell table:number-columns-repeated="5"/>
        </table:table-row>
        <table:table-row table:style-name="ro1">
          <table:table-cell office:value-type="string">
            <text:p>khuima</text:p>
          </table:table-cell>
          <table:table-cell office:value-type="string">
            <text:p>k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singe the skin of a slaughtered pig</text:p>
          </table:table-cell>
          <table:table-cell table:number-columns-repeated="6"/>
        </table:table-row>
        <table:table-row table:style-name="ro1">
          <table:table-cell office:value-type="string">
            <text:p>khuima</text:p>
          </table:table-cell>
          <table:table-cell office:value-type="string">
            <text:p>khut</text:p>
          </table:table-cell>
          <table:table-cell office:value-type="string">
            <text:p>ut</text:p>
          </table:table-cell>
          <table:table-cell office:value-type="string">
            <text:p>vt-5</text:p>
          </table:table-cell>
          <table:table-cell office:value-type="string">
            <text:p>wipe</text:p>
          </table:table-cell>
          <table:table-cell office:value-type="string">
            <text:p>puchnu</text:p>
          </table:table-cell>
          <table:table-cell table:number-columns-repeated="5"/>
        </table:table-row>
        <table:table-row table:style-name="ro1">
          <table:table-cell office:value-type="string">
            <text:p>khumma</text:p>
          </table:table-cell>
          <table:table-cell office:value-type="string">
            <text:p>kh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cause to meet, join</text:p>
          </table:table-cell>
          <table:table-cell office:value-type="string">
            <text:p>milâunu, joɖnu</text:p>
          </table:table-cell>
          <table:table-cell table:number-columns-repeated="5"/>
        </table:table-row>
        <table:table-row table:style-name="ro1">
          <table:table-cell office:value-type="string">
            <text:p>mi:ma</text:p>
          </table:table-cell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vt-5</text:p>
          </table:table-cell>
          <table:table-cell office:value-type="string">
            <text:p>spurn, reject</text:p>
          </table:table-cell>
          <table:table-cell office:value-type="string">
            <text:p>latârnu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1.A1:Feuille1.AMJ6553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harisSIL" svg:font-family="CharisSIL"/>
    <style:font-face style:name="Gentium1" svg:font-family="Gentium"/>
    <style:font-face style:name="LMRoman10-Regular-Identity-H" svg:font-family="LMRoman10-Regular-Identity-H"/>
    <style:font-face style:name="F" svg:font-family="" style:font-family-generic="roman"/>
    <style:font-face style:name="Gentium-Italic1" svg:font-family="Gentium-Italic" style:font-family-generic="script"/>
    <style:font-face style:name="Gentium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30/05/2017</text:date>, <text:time>15:1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05-18T15:28:04.46</meta:creation-date>
    <dc:date>2017-05-30T15:15:45.80</dc:date>
    <meta:editing-duration>PT11H20M09S</meta:editing-duration>
    <meta:editing-cycles>103</meta:editing-cycles>
    <meta:generator>OpenOffice.org/3.0$Win32 OpenOffice.org_project/300m15$Build-9379</meta:generator>
    <meta:document-statistic meta:table-count="3" meta:cell-count="2772" meta:object-count="0"/>
    <meta:user-defined meta:name="Info 1"/>
    <meta:user-defined meta:name="Info 2"/>
    <meta:user-defined meta:name="Info 3"/>
    <meta:user-defined meta:name="Info 4"/>
  </office:meta>
</office:document-meta>
</file>